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282.61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42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30-37">
      <style:table-properties table:display="true" style:writing-mode="lr-tb"/>
    </style:style>
    <style:style style:name="ta2" style:family="table" style:master-page-name="PageStyle_5f_38-302">
      <style:table-properties table:display="true" style:writing-mode="lr-tb"/>
    </style:style>
    <style:style style:name="ta3" style:family="table" style:master-page-name="PageStyle_5f_303-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Source Code Pro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4" style:apply-style-name="ConditionalStyle_5f_4" style:base-cell-address="'30-37'.D3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H2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H2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H2"/>
    </style:style>
    <style:style style:name="ce1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H2"/>
    </style:style>
    <style:style style:name="ce1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4" style:apply-style-name="ConditionalStyle_5f_3" style:base-cell-address="'30-37'.V1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H2"/>
    </style:style>
    <style:style style:name="ce1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H2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H2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4" style:apply-style-name="ConditionalStyle_5f_4" style:base-cell-address="'38-302'.D3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4" style:apply-style-name="ConditionalStyle_5f_3" style:base-cell-address="'38-302'.AB1"/>
    </style:style>
    <style:style style:name="ce2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H2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4" style:apply-style-name="ConditionalStyle_5f_4" style:base-cell-address="'303-'.E3"/>
    </style:style>
    <style:style style:name="ce30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ce3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ce3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ce3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ce3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ce3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4" style:apply-style-name="ConditionalStyle_5f_3" style:base-cell-address="'303-'.Q1"/>
    </style:style>
    <style:style style:name="ce3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ce3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3-'.I2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0-3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number-columns-repeated="1001" table:default-cell-style-name="Default"/>
        <table:table-row table:style-name="ro1">
          <table:table-cell table:style-name="ce1">
            <office:annotation draw:style-name="gr1" draw:text-style-name="P2" svg:width="346.96pt" svg:height="42.75pt" svg:x="37.39pt" svg:y="23.24pt" draw:caption-point-x="-11.54pt" draw:caption-point-y="-22.96pt">
              <dc:date>2019-08-17T00:00:00</dc:date>
              <text:p text:style-name="P1">Featuring:</text:p>
              <text:p text:style-name="P1"><text:tab/>-The Atomic Ass</text:p>
            </office:annotation>
          </table:table-cell>
          <table:table-cell table:style-name="ce1"/>
          <table:table-cell table:style-name="ce6"/>
          <table:table-cell table:style-name="ce8" office:value-type="string" calcext:value-type="string" table:number-columns-spanned="5" table:number-rows-spanned="1">
            <text:p>Makes w/teh working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Shiny / Sounds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Controls/FUN</text:p>
          </table:table-cell>
          <table:covered-table-cell table:number-columns-repeated="4"/>
          <table:table-cell table:style-name="ce6"/>
          <table:table-cell table:style-name="ce15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p #</text:p>
          </table:table-cell>
          <table:table-cell table:style-name="ce4" office:value-type="string" calcext:value-type="string">
            <text:p>Game</text:p>
          </table:table-cell>
          <table:table-cell table:style-name="ce7"/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1.4" calcext:value-type="float">
            <text:p>1.4</text:p>
          </table:table-cell>
          <table:table-cell table:style-name="ce11" office:value-type="string" calcext:value-type="string">
            <text:p>1.T</text:p>
          </table:table-cell>
          <table:table-cell table:style-name="ce13"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2.4" calcext:value-type="float">
            <text:p>2.4</text:p>
          </table:table-cell>
          <table:table-cell table:style-name="ce11" office:value-type="string" calcext:value-type="string">
            <text:p>2.T</text:p>
          </table:table-cell>
          <table:table-cell table:style-name="ce13"/>
          <table:table-cell table:style-name="ce9" office:value-type="float" office:value="3.1" calcext:value-type="float">
            <text:p>3.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.4" calcext:value-type="float">
            <text:p>3.4</text:p>
          </table:table-cell>
          <table:table-cell table:style-name="ce11" office:value-type="string" calcext:value-type="string">
            <text:p>3.T</text:p>
          </table:table-cell>
          <table:table-cell table:style-name="ce13"/>
          <table:table-cell table:style-name="ce16" office:value-type="string" calcext:value-type="string">
            <text:p>F.T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0-pissing-on-piston/&quot;;&quot;30&quot;)" office:value-type="string" office:string-value="30" calcext:value-type="string">
            <text:p>30</text:p>
          </table:table-cell>
          <table:table-cell table:style-name="ce5" table:formula="of:=HYPERLINK(&quot;http://www.monsterminis.com/&quot;;&quot;Monster Minis Extreme Off-Road&quot;)" office:value-type="string" office:string-value="Monster Minis Extreme Off-Road" calcext:value-type="string">
            <text:p>Monster Minis Extreme Off-Road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3:.G3])/COUNTA([.D3:.G3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J3:.M3])/COUNTA([.J3:.M3]));0)" office:value-type="float" office:value="1" calcext:value-type="float">
            <text:p>1</text:p>
          </table:table-cell>
          <table:table-cell table:style-name="ce14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office:annotation draw:style-name="gr1" draw:text-style-name="P2" svg:width="85.8pt" svg:height="42.75pt" svg:x="663.19pt" svg:y="54.74pt" draw:caption-point-x="-11.54pt" draw:caption-point-y="-22.96pt">
              <dc:date>2019-08-17T00:00:00</dc:date>
              <text:p text:style-name="P1">1 with an Astrid?</text:p>
              <text:p text:style-name="P1"><text:tab/>-The Atomic Ass</text:p>
            </office:annotation>
            <text:p>2</text:p>
          </table:table-cell>
          <table:table-cell table:style-name="ce10"/>
          <table:table-cell table:style-name="ce12" table:formula="of:=IFERROR(ROUNDDOWN (SUM([.P3:.S3])/COUNTA([.P3:.S3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3];[.N3];[.T3])/COUNTA([.H3];[.N3];[.T3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0-pissing-on-piston/&quot;;&quot;30&quot;)" office:value-type="string" office:string-value="30" calcext:value-type="string">
            <text:p>30</text:p>
          </table:table-cell>
          <table:table-cell table:style-name="ce5" table:formula="of:=HYPERLINK(&quot;http://www.indiedb.com/games/the-apocalyptic-one-two/videos&quot;;&quot;The Apocalyptic One Two&quot;)" office:value-type="string" office:string-value="The Apocalyptic One Two" calcext:value-type="string">
            <text:p>The Apocalyptic One Two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4:.G4])/COUNTA([.D4:.G4]));0)" office:value-type="float" office:value="3" calcext:value-type="float">
            <text:p>3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4:.M4])/COUNTA([.J4:.M4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P4:.S4])/COUNTA([.P4:.S4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4];[.N4];[.T4])/COUNTA([.H4];[.N4];[.T4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1-spring-dysentery-of-doom/&quot;;&quot;31&quot;)" office:value-type="string" office:string-value="31" calcext:value-type="string">
            <text:p>31</text:p>
          </table:table-cell>
          <table:table-cell table:style-name="ce5" table:formula="of:=HYPERLINK(&quot;http://stabyourself.net/mari0/#download&quot;;&quot;Mari0&quot;)" office:value-type="string" office:string-value="Mari0" calcext:value-type="string">
            <text:p>Mari0</text:p>
          </table:table-cell>
          <table:table-cell table:style-name="ce7"/>
          <table:table-cell table:number-columns-repeated="3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5:.G5])/COUNTA([.D5:.G5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5:.M5])/COUNTA([.J5:.M5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5:.S5])/COUNTA([.P5:.S5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5];[.N5];[.T5])/COUNTA([.H5];[.N5];[.T5])))" office:value-type="string" office:string-value="" calcext:value-type="error">
            <text:p>Err:51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1-spring-dysentery-of-doom/&quot;;&quot;31&quot;)" office:value-type="string" office:string-value="31" calcext:value-type="string">
            <text:p>31</text:p>
          </table:table-cell>
          <table:table-cell table:style-name="ce5" table:formula="of:=HYPERLINK(&quot;https://linuxgamecast.com/2013/03/starshock-public-demo/&quot;;&quot;Starshock Public Demo&quot;)" office:value-type="string" office:string-value="Starshock Public Demo" calcext:value-type="string">
            <text:p>Starshock Public Demo</text:p>
          </table:table-cell>
          <table:table-cell table:style-name="ce7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6:.G6])/COUNTA([.D6:.G6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6:.M6])/COUNTA([.J6:.M6]));0)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6:.S6])/COUNTA([.P6:.S6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6];[.N6];[.T6])/COUNTA([.H6];[.N6];[.T6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1-spring-dysentery-of-doom/&quot;;&quot;31&quot;)" office:value-type="string" office:string-value="31" calcext:value-type="string">
            <text:p>31</text:p>
          </table:table-cell>
          <table:table-cell table:style-name="ce5" table:formula="of:=HYPERLINK(&quot;http://doom.chaosforge.org/&quot;;&quot;Doom: The Roguelike&quot;)" office:value-type="string" office:string-value="Doom: The Roguelike" calcext:value-type="string">
            <text:p>Doom: The Roguelike</text:p>
          </table:table-cell>
          <table:table-cell table:style-name="ce7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7:.G7])/COUNTA([.D7:.G7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7:.M7])/COUNTA([.J7:.M7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P7:.S7])/COUNTA([.P7:.S7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7];[.N7];[.T7])/COUNTA([.H7];[.N7];[.T7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2-the-humble-puzzle/&quot;;&quot;32&quot;)" office:value-type="string" office:string-value="32" calcext:value-type="string">
            <text:p>32</text:p>
          </table:table-cell>
          <table:table-cell table:style-name="ce5" table:formula="of:=HYPERLINK(&quot;http://www.tinyandbig.com/&quot;;&quot;Tiny &amp; Big: Grandpa's Leftovers&quot;)" office:value-type="string" office:string-value="Tiny &amp; Big: Grandpa's Leftovers" calcext:value-type="string">
            <text:p>Tiny &amp; Big: Grandpa's Leftovers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8:.G8])/COUNTA([.D8:.G8]));0)" office:value-type="float" office:value="3" calcext:value-type="float">
            <text:p>3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8:.M8])/COUNTA([.J8:.M8]));0)" office:value-type="float" office:value="2" calcext:value-type="float">
            <text:p>2</text:p>
          </table:table-cell>
          <table:table-cell table:style-name="ce14"/>
          <table:table-cell table:number-columns-repeated="3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8:.S8])/COUNTA([.P8:.S8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8];[.N8];[.T8])/COUNTA([.H8];[.N8];[.T8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2-the-humble-puzzle/&quot;;&quot;32&quot;)" office:value-type="string" office:string-value="32" calcext:value-type="string">
            <text:p>32</text:p>
          </table:table-cell>
          <table:table-cell table:style-name="ce5" table:formula="of:=HYPERLINK(&quot;http://thecavegame.com/&quot;;&quot;The Cave&quot;)" office:value-type="string" office:string-value="The Cave" calcext:value-type="string">
            <text:p>The Cave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9:.G9])/COUNTA([.D9:.G9]));0)" office:value-type="float" office:value="3" calcext:value-type="float">
            <text:p>3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9:.M9])/COUNTA([.J9:.M9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P9:.S9])/COUNTA([.P9:.S9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9];[.N9];[.T9])/COUNTA([.H9];[.N9];[.T9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3-steamy-alien-haunting/&quot;;&quot;33&quot;)" office:value-type="string" office:string-value="33" calcext:value-type="string">
            <text:p>33</text:p>
          </table:table-cell>
          <table:table-cell table:style-name="ce5" table:formula="of:=HYPERLINK(&quot;http://www.indiedb.com/games/haunt&quot;;&quot;Haunt&quot;)" office:value-type="string" office:string-value="Haunt" calcext:value-type="string">
            <text:p>Haunt</text:p>
          </table:table-cell>
          <table:table-cell table:style-name="ce7"/>
          <table:table-cell table:style-name="ce10" office:value-type="float" office:value="1" calcext:value-type="float">
            <office:annotation draw:style-name="gr1" draw:text-style-name="P2" svg:width="85.8pt" svg:height="42.75pt" svg:x="362.89pt" svg:y="165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0:.G10])/COUNTA([.D10:.G10]));0)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10:.M10])/COUNTA([.J10:.M10]));0)" office:value-type="float" office:value="1" calcext:value-type="float">
            <text:p>1</text:p>
          </table:table-cell>
          <table:table-cell table:style-name="ce14"/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10:.S10])/COUNTA([.P10:.S10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0];[.N10];[.T10])/COUNTA([.H10];[.N10];[.T10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4-gnulovin/&quot;;&quot;34&quot;)" office:value-type="string" office:string-value="34" calcext:value-type="string">
            <text:p>34</text:p>
          </table:table-cell>
          <table:table-cell table:style-name="ce5" table:formula="of:=HYPERLINK(&quot;http://www.hashbanggames.com/#!gravi/c255i&quot;;&quot;Gravi Alpha&quot;)" office:value-type="string" office:string-value="Gravi Alpha" calcext:value-type="string">
            <text:p>Gravi Alpha</text:p>
          </table:table-cell>
          <table:table-cell table:style-name="ce7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1:.G11])/COUNTA([.D11:.G11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11:.M11])/COUNTA([.J11:.M11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11:.S11])/COUNTA([.P11:.S11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1];[.N11];[.T11])/COUNTA([.H11];[.N11];[.T11])))" office:value-type="string" office:string-value="" calcext:value-type="error">
            <office:annotation draw:style-name="gr1" draw:text-style-name="P2" svg:width="261.89pt" svg:height="42.75pt" svg:x="749pt" svg:y="180.74pt" draw:caption-point-x="-11.54pt" draw:caption-point-y="-22.96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5-humble-week-of-nope/&quot;;&quot;35&quot;)" office:value-type="string" office:string-value="35" calcext:value-type="string">
            <text:p>35</text:p>
          </table:table-cell>
          <table:table-cell table:style-name="ce5" table:formula="of:=HYPERLINK(&quot;http://www.indiedb.com/games/sonic-the-hedgehog-3d&quot;;&quot;Sonic 3D&quot;)" office:value-type="string" office:string-value="Sonic 3D" calcext:value-type="string">
            <text:p>Sonic 3D</text:p>
          </table:table-cell>
          <table:table-cell table:style-name="ce7"/>
          <table:table-cell table:number-columns-repeated="3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2:.G12])/COUNTA([.D12:.G12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12:.M12])/COUNTA([.J12:.M12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12:.S12])/COUNTA([.P12:.S12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2];[.N12];[.T12])/COUNTA([.H12];[.N12];[.T12])))" office:value-type="string" office:string-value="" calcext:value-type="error">
            <office:annotation draw:style-name="gr1" draw:text-style-name="P2" svg:width="261.89pt" svg:height="42.75pt" svg:x="749pt" svg:y="196.5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6-left-4-dead-2-on-my-linux/&quot;;&quot;36&quot;)" office:value-type="string" office:string-value="36" calcext:value-type="string">
            <text:p>36</text:p>
          </table:table-cell>
          <table:table-cell table:style-name="ce5" table:formula="of:=HYPERLINK(&quot;http://cubemen2.com/&quot;;&quot;Cubemen 2&quot;)" office:value-type="string" office:string-value="Cubemen 2" calcext:value-type="string">
            <text:p>Cubemen 2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13:.G13])/COUNTA([.D13:.G13]));0)" office:value-type="float" office:value="3" calcext:value-type="float">
            <text:p>3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13:.M13])/COUNTA([.J13:.M13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13:.S13])/COUNTA([.P13:.S13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3];[.N13];[.T13])/COUNTA([.H13];[.N13];[.T13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5/linuxgamecast-weekly-ep37-valve-time/&quot;;&quot;37&quot;)" office:value-type="string" office:string-value="37" calcext:value-type="string">
            <text:p>37</text:p>
          </table:table-cell>
          <table:table-cell table:style-name="ce5" table:formula="of:=HYPERLINK(&quot;https://www.frogatto.com/&quot;;&quot;Frogatto&quot;)" office:value-type="string" office:string-value="Frogatto" calcext:value-type="string">
            <text:p>Frogatto</text:p>
          </table:table-cell>
          <table:table-cell table:style-name="ce7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4:.G14])/COUNTA([.D14:.G14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14:.M14])/COUNTA([.J14:.M14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14:.S14])/COUNTA([.P14:.S14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4];[.N14];[.T14])/COUNTA([.H14];[.N14];[.T14])))" office:value-type="string" office:string-value="" calcext:value-type="error">
            <office:annotation draw:style-name="gr1" draw:text-style-name="P2" svg:width="261.89pt" svg:height="42.75pt" svg:x="749pt" svg:y="227.99pt" draw:caption-point-x="-11.54pt" draw:caption-point-y="-22.96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18"/>
          <table:table-cell table:number-columns-repeated="100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30-37'.I2:'30-37'.I14 '30-37'.O2:'30-37'.O14 '30-37'.U2:'30-37'.U14 '30-37'.W2:'30-37'.W14 '30-37'.H2:'30-37'.H14 '30-37'.N2:'30-37'.N14 '30-37'.T2:'30-37'.T14 '30-37'.V2:'30-37'.V14">
            <calcext:condition calcext:apply-style-name="ConditionalStyle_1" calcext:value="=2" calcext:base-cell-address="'30-37'.H2"/>
          </calcext:conditional-format>
          <calcext:conditional-format calcext:target-range-address="'30-37'.H2:'30-37'.H14 '30-37'.N2:'30-37'.N14 '30-37'.T2:'30-37'.T14">
            <calcext:condition calcext:apply-style-name="ConditionalStyle_2" calcext:value="formula-is(LEN(TRIM([.H2]))&gt;0)" calcext:base-cell-address="'30-37'.H2"/>
          </calcext:conditional-format>
          <calcext:conditional-format calcext:target-range-address="'30-37'.V1:'30-37'.V14">
            <calcext:condition calcext:apply-style-name="ConditionalStyle_3" calcext:value="=4" calcext:base-cell-address="'30-37'.V1"/>
          </calcext:conditional-format>
          <calcext:conditional-format calcext:target-range-address="'30-37'.D3:'30-37'.V14">
            <calcext:condition calcext:apply-style-name="ConditionalStyle_4" calcext:value="&gt;4" calcext:base-cell-address="'30-37'.D3"/>
          </calcext:conditional-format>
        </calcext:conditional-formats>
      </table:table>
      <table:table table:name="38-30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column table:style-name="co4" table:number-columns-repeated="995" table:default-cell-style-name="Default"/>
        <table:table-row table:style-name="ro1">
          <table:table-cell table:style-name="ce1" table:number-columns-repeated="2"/>
          <table:table-cell table:style-name="ce6"/>
          <table:table-cell table:style-name="ce8" office:value-type="string" calcext:value-type="string" table:number-columns-spanned="5" table:number-rows-spanned="1">
            <text:p>Makes w/teh working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Shiny / Sounds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Controls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FUN</text:p>
          </table:table-cell>
          <table:covered-table-cell table:number-columns-repeated="4"/>
          <table:table-cell table:style-name="ce6"/>
          <table:table-cell table:style-name="ce25"/>
          <table:table-cell table:style-name="ce6"/>
          <table:table-cell table:number-columns-repeated="995"/>
        </table:table-row>
        <table:table-row table:style-name="ro1">
          <table:table-cell table:style-name="ce2" office:value-type="string" calcext:value-type="string">
            <office:annotation draw:style-name="gr2" draw:text-style-name="P2" svg:width="346.96pt" svg:height="152.99pt" svg:x="37.39pt" svg:y="39pt" draw:caption-point-x="-11.54pt" draw:caption-point-y="-22.99pt">
              <dc:date>2019-08-17T00:00:00</dc:date>
              <text:p text:style-name="P1">Hosts are given numbers for simplicity. <text:s/>Venn is 1, Jordan is normally 2, and Pedro is normally 3. <text:s/>4th is for any guest, and where noted 2 and 3 are guests.</text:p>
              <text:p text:style-name="P1"><text:tab/>-The Atomic Ass</text:p>
              <text:p text:style-name="P1">1 = Makes with the Working</text:p>
              <text:p text:style-name="P1">2 = Shiny / Sounds</text:p>
              <text:p text:style-name="P1">3 = Controls</text:p>
              <text:p text:style-name="P1">4 = FUN</text:p>
              <text:p text:style-name="P1"><text:tab/>-The Atomic Ass</text:p>
              <text:p text:style-name="P1">Early episodes (30-37) have the Controls/FUN sections combined, so FUN is not calculated.</text:p>
              <text:p text:style-name="P1"><text:tab/>-The Atomic Ass</text:p>
            </office:annotation>
            <text:p>Ep #</text:p>
          </table:table-cell>
          <table:table-cell table:style-name="ce4" office:value-type="string" calcext:value-type="string">
            <text:p>Game</text:p>
          </table:table-cell>
          <table:table-cell table:style-name="ce7"/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1.4" calcext:value-type="float">
            <text:p>1.4</text:p>
          </table:table-cell>
          <table:table-cell table:style-name="ce20" office:value-type="string" calcext:value-type="string">
            <text:p>1.T</text:p>
          </table:table-cell>
          <table:table-cell table:style-name="ce22"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2.4" calcext:value-type="float">
            <text:p>2.4</text:p>
          </table:table-cell>
          <table:table-cell table:style-name="ce20" office:value-type="string" calcext:value-type="string">
            <text:p>2.T</text:p>
          </table:table-cell>
          <table:table-cell table:style-name="ce22"/>
          <table:table-cell table:style-name="ce9" office:value-type="float" office:value="3.1" calcext:value-type="float">
            <text:p>3.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.4" calcext:value-type="float">
            <text:p>3.4</text:p>
          </table:table-cell>
          <table:table-cell table:style-name="ce20" office:value-type="string" calcext:value-type="string">
            <text:p>3.T</text:p>
          </table:table-cell>
          <table:table-cell table:style-name="ce22"/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4.4" calcext:value-type="float">
            <text:p>4.4</text:p>
          </table:table-cell>
          <table:table-cell table:style-name="ce24" office:value-type="string" calcext:value-type="string">
            <text:p>4.T</text:p>
          </table:table-cell>
          <table:table-cell table:style-name="ce22"/>
          <table:table-cell table:style-name="ce26" office:value-type="string" calcext:value-type="string">
            <text:p>F.T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5/linuxgamecast-weekly-ep38-the-year-of-linux-gaming/&quot;;&quot;38&quot;)" office:value-type="string" office:string-value="38" calcext:value-type="string">
            <text:p>38</text:p>
          </table:table-cell>
          <table:table-cell table:style-name="ce5" table:formula="of:=HYPERLINK(&quot;http://store.steampowered.com/app/225260/&quot;;&quot;Brütal Legend&quot;)" office:value-type="string" office:string-value="Brütal Legend" calcext:value-type="string">
            <text:p>Brütal Legend</text:p>
          </table:table-cell>
          <table:table-cell table:style-name="ce7"/>
          <table:table-cell table:style-name="ce19" office:value-type="float" office:value="3" calcext:value-type="float">
            <office:annotation draw:style-name="gr1" draw:text-style-name="P2" svg:width="85.8pt" svg:height="42.75pt" svg:x="362.89pt" svg:y="54.74pt" draw:caption-point-x="-11.54pt" draw:caption-point-y="-22.96pt">
              <dc:date>2019-08-17T00:00:00</dc:date>
              <text:p text:style-name="P1">Asterisk</text:p>
              <text:p text:style-name="P1"><text:tab/>-The Atomic Ass</text:p>
            </office:annotation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:.G3])/COUNTA([.D3:.G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3:.M3])/COUNTA([.J3:.M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office:annotation draw:style-name="gr1" draw:text-style-name="P2" svg:width="85.8pt" svg:height="42.75pt" svg:x="663.19pt" svg:y="54.74pt" draw:caption-point-x="-11.54pt" draw:caption-point-y="-22.96pt">
              <dc:date>2019-08-17T00:00:00</dc:date>
              <text:p text:style-name="P1">1 with an Astrid?</text:p>
              <text:p text:style-name="P1"><text:tab/>-The Atomic Ass</text:p>
            </office:annotation>
            <text:p>1</text:p>
          </table:table-cell>
          <table:table-cell table:style-name="ce19"/>
          <table:table-cell table:style-name="ce21" table:formula="of:=IFERROR(ROUNDDOWN (SUM([.P3:.S3])/COUNTA([.P3:.S3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:.Y3])/COUNTA([.V3:.Y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];[.N3];[.T3];[.Z3])/COUNTA([.H3];[.N3];[.T3];[.Z3])))" office:value-type="string" office:string-value="" calcext:value-type="error">
            <office:annotation draw:style-name="gr1" draw:text-style-name="P2" svg:width="261.89pt" svg:height="42.75pt" svg:x="877.69pt" svg:y="54.74pt" draw:caption-point-x="-11.54pt" draw:caption-point-y="-22.96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5/linuxgamecast-weekly-ep39-smoking-the-steam-pipe/&quot;;&quot;39&quot;)" office:value-type="string" office:string-value="39" calcext:value-type="string">
            <text:p>39</text:p>
          </table:table-cell>
          <table:table-cell table:style-name="ce5" table:formula="of:=HYPERLINK(&quot;http://hairytalesgame.com/&quot;;&quot;Hairy Tales&quot;)" office:value-type="string" office:string-value="Hairy Tales" calcext:value-type="string">
            <text:p>Hairy Tale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:.G4])/COUNTA([.D4:.G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4:.M4])/COUNTA([.J4:.M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4:.S4])/COUNTA([.P4:.S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4:.Y4])/COUNTA([.V4:.Y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];[.N4];[.T4];[.Z4])/COUNTA([.H4];[.N4];[.T4];[.Z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5/linuxgamecast-weekly-ep40-shell-sading/&quot;;&quot;40&quot;)" office:value-type="string" office:string-value="40" calcext:value-type="string">
            <text:p>40</text:p>
          </table:table-cell>
          <table:table-cell table:style-name="ce5" table:formula="of:=HYPERLINK(&quot;http://www.mcdroidgame.com/&quot;;&quot;McDROID Beta 13&quot;)" office:value-type="string" office:string-value="McDROID Beta 13" calcext:value-type="string">
            <text:p>McDROID Beta 13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:.G5])/COUNTA([.D5:.G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:.M5])/COUNTA([.J5:.M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5:.S5])/COUNTA([.P5:.S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5:.Y5])/COUNTA([.V5:.Y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5];[.N5];[.T5];[.Z5])/COUNTA([.H5];[.N5];[.T5];[.Z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1-is-greenlight-bullsht/&quot;;&quot;41&quot;)" office:value-type="string" office:string-value="41" calcext:value-type="string">
            <text:p>41</text:p>
          </table:table-cell>
          <table:table-cell table:style-name="ce5" table:formula="of:=HYPERLINK(&quot;http://www.awesomenauts.com/&quot;;&quot;Awesomenauts&quot;)" office:value-type="string" office:string-value="Awesomenauts" calcext:value-type="string">
            <text:p>Awesomenaut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6:.G6])/COUNTA([.D6:.G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:.M6])/COUNTA([.J6:.M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6:.S6])/COUNTA([.P6:.S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6:.Y6])/COUNTA([.V6:.Y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6];[.N6];[.T6];[.Z6])/COUNTA([.H6];[.N6];[.T6];[.Z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2-yous-trollin/&quot;;&quot;42&quot;)" office:value-type="string" office:string-value="42" calcext:value-type="string">
            <text:p>42</text:p>
          </table:table-cell>
          <table:table-cell table:style-name="ce5" table:formula="of:=HYPERLINK(&quot;http://www.anodynegame.com/&quot;;&quot;Anodyne&quot;)" office:value-type="string" office:string-value="Anodyne" calcext:value-type="string">
            <text:p>Anodyn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7:.G7])/COUNTA([.D7:.G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:.M7])/COUNTA([.J7:.M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7:.S7])/COUNTA([.P7:.S7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:.Y7])/COUNTA([.V7:.Y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7];[.N7];[.T7];[.Z7])/COUNTA([.H7];[.N7];[.T7];[.Z7])))" office:value-type="string" office:string-value="" calcext:value-type="error">
            <office:annotation draw:style-name="gr1" draw:text-style-name="P2" svg:width="261.89pt" svg:height="42.75pt" svg:x="877.69pt" svg:y="117.75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3-bonus-soda/&quot;;&quot;43&quot;)" office:value-type="string" office:string-value="43" calcext:value-type="string">
            <text:p>43</text:p>
          </table:table-cell>
          <table:table-cell table:style-name="ce5" table:formula="of:=HYPERLINK(&quot;http://www.grimrock.net/&quot;;&quot;Legend of Grimrock&quot;)" office:value-type="string" office:string-value="Legend of Grimrock" calcext:value-type="string">
            <text:p>Legend of Grimrock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:.G8])/COUNTA([.D8:.G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:.M8])/COUNTA([.J8:.M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8:.S8])/COUNTA([.P8:.S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8:.Y8])/COUNTA([.V8:.Y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8];[.N8];[.T8];[.Z8])/COUNTA([.H8];[.N8];[.T8];[.Z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4-steamy-64-bit-salvation/&quot;;&quot;44&quot;)" office:value-type="string" office:string-value="44" calcext:value-type="string">
            <text:p>44</text:p>
          </table:table-cell>
          <table:table-cell table:style-name="ce5" table:formula="of:=HYPERLINK(&quot;http://www.salvationprophecy.com/&quot;;&quot;Salvation Prophecy&quot;)" office:value-type="string" office:string-value="Salvation Prophecy" calcext:value-type="string">
            <text:p>Salvation Prophec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:.G9])/COUNTA([.D9:.G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9:.M9])/COUNTA([.J9:.M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9:.S9])/COUNTA([.P9:.S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:.Y9])/COUNTA([.V9:.Y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];[.N9];[.T9];[.Z9])/COUNTA([.H9];[.N9];[.T9];[.Z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5-source-driven-secrecy/&quot;;&quot;45&quot;)" office:value-type="string" office:string-value="45" calcext:value-type="string">
            <text:p>45</text:p>
          </table:table-cell>
          <table:table-cell table:style-name="ce5" table:formula="of:=HYPERLINK(&quot;http://store.steampowered.com/app/45100/Secret_of_the_Magic_Crystals/&quot;;&quot;Secret of the Magic Crystals&quot;)" office:value-type="string" office:string-value="Secret of the Magic Crystals" calcext:value-type="string">
            <text:p>Secret of the Magic Crystal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:.G10])/COUNTA([.D10:.G1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0:.M10])/COUNTA([.J10:.M1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:.S10])/COUNTA([.P10:.S1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0:.Y10])/COUNTA([.V10:.Y10]));0)" office:value-type="float" office:value="4" calcext:value-type="float">
            <text:p>4</text:p>
          </table:table-cell>
          <table:table-cell table:style-name="ce23"/>
          <table:table-cell table:style-name="ce27" table:formula="of:=IFERROR(ROUNDDOWN (SUM([.H10];[.N10];[.T10];[.Z10])/COUNTA([.H10];[.N10];[.T10];[.Z1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6-left-4-dead-2-beta-beta-buler/&quot;;&quot;46&quot;)" office:value-type="string" office:string-value="46" calcext:value-type="string">
            <text:p>46</text:p>
          </table:table-cell>
          <table:table-cell table:style-name="ce5" table:formula="of:=HYPERLINK(&quot;http://www.ftlgame.com/&quot;;&quot;FTL&quot;)" office:value-type="string" office:string-value="FTL" calcext:value-type="string">
            <text:p>FTL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:.G11])/COUNTA([.D11:.G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:.M11])/COUNTA([.J11:.M11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1:.S11])/COUNTA([.P11:.S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:.Y11])/COUNTA([.V11:.Y1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];[.N11];[.T11];[.Z11])/COUNTA([.H11];[.N11];[.T11];[.Z11])))" office:value-type="string" office:string-value="" calcext:value-type="error">
            <office:annotation draw:style-name="gr1" draw:text-style-name="P2" svg:width="261.89pt" svg:height="42.75pt" svg:x="877.69pt" svg:y="180.74pt" draw:caption-point-x="-11.54pt" draw:caption-point-y="-22.96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7-impromptu-second-chances/&quot;;&quot;47&quot;)" office:value-type="string" office:string-value="47" calcext:value-type="string">
            <text:p>47</text:p>
          </table:table-cell>
          <table:table-cell table:style-name="ce5" table:formula="of:=HYPERLINK(&quot;http://www.smudgedcat.com/gateways.htm&quot;;&quot;Gateways&quot;)" office:value-type="string" office:string-value="Gateways" calcext:value-type="string">
            <text:p>Gateway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:.G12])/COUNTA([.D12:.G1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2:.M12])/COUNTA([.J12:.M12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2:.S12])/COUNTA([.P12:.S1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2:.Y12])/COUNTA([.V12:.Y1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];[.N12];[.T12];[.Z12])/COUNTA([.H12];[.N12];[.T12];[.Z1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8-death-vibes/&quot;;&quot;48&quot;)" office:value-type="string" office:string-value="48" calcext:value-type="string">
            <text:p>48</text:p>
          </table:table-cell>
          <table:table-cell table:style-name="ce5" table:formula="of:=HYPERLINK(&quot;https://espionagenoirproductions.wordpress.com/&quot;;&quot;Private Infiltrator&quot;)" office:value-type="string" office:string-value="Private Infiltrator" calcext:value-type="string">
            <text:p>Private Infiltrato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3:.G13])/COUNTA([.D13:.G1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:.M13])/COUNTA([.J13:.M1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3:.S13])/COUNTA([.P13:.S1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3:.Y13])/COUNTA([.V13:.Y1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];[.N13];[.T13];[.Z13])/COUNTA([.H13];[.N13];[.T13];[.Z1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9-summer-glau-linux/&quot;;&quot;49&quot;)" office:value-type="string" office:string-value="49" calcext:value-type="string">
            <text:p>49</text:p>
          </table:table-cell>
          <table:table-cell table:style-name="ce5" table:formula="of:=HYPERLINK(&quot;http://www.stackingvideogame.com/&quot;;&quot;Stacking&quot;)" office:value-type="string" office:string-value="Stacking" calcext:value-type="string">
            <text:p>Stacking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:.G14])/COUNTA([.D14:.G1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:.M14])/COUNTA([.J14:.M1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:.S14])/COUNTA([.P14:.S14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4:.Y14])/COUNTA([.V14:.Y1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];[.N14];[.T14];[.Z14])/COUNTA([.H14];[.N14];[.T14];[.Z1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0-clusterfuky/&quot;;&quot;50&quot;)" office:value-type="string" office:string-value="50" calcext:value-type="string">
            <text:p>50</text:p>
          </table:table-cell>
          <table:table-cell table:style-name="ce5" table:formula="of:=HYPERLINK(&quot;http://diemore.teleglitch.com/&quot;;&quot;Teleglitch: Die More Edition&quot;)" office:value-type="string" office:string-value="Teleglitch: Die More Edition" calcext:value-type="string">
            <text:p>Teleglitch: Die More Edi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:.G15])/COUNTA([.D15:.G1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5:.M15])/COUNTA([.J15:.M1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5:.S15])/COUNTA([.P15:.S1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:.Y15])/COUNTA([.V15:.Y1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];[.N15];[.T15];[.Z15])/COUNTA([.H15];[.N15];[.T15];[.Z1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1-danger-zone/&quot;;&quot;51&quot;)" office:value-type="string" office:string-value="51" calcext:value-type="string">
            <text:p>51</text:p>
          </table:table-cell>
          <table:table-cell table:style-name="ce5" table:formula="of:=HYPERLINK(&quot;http://www.helfdanescurse.com/&quot;;&quot;The Curse of Nordic Cove&quot;)" office:value-type="string" office:string-value="The Curse of Nordic Cove" calcext:value-type="string">
            <text:p>The Curse of Nordic Cov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6:.G16])/COUNTA([.D16:.G1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:.M16])/COUNTA([.J16:.M1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6:.S16])/COUNTA([.P16:.S1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:.Y16])/COUNTA([.V16:.Y1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];[.N16];[.T16];[.Z16])/COUNTA([.H16];[.N16];[.T16];[.Z1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2-cooked-on-phoronix/&quot;;&quot;52&quot;)" office:value-type="string" office:string-value="52" calcext:value-type="string">
            <text:p>52</text:p>
          </table:table-cell>
          <table:table-cell table:style-name="ce5" table:formula="of:=HYPERLINK(&quot;http://strikesuitzero.com/&quot;;&quot;Strike Suit Zero&quot;)" office:value-type="string" office:string-value="Strike Suit Zero" calcext:value-type="string">
            <text:p>Strike Suit Zer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:.G17])/COUNTA([.D17:.G1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:.M17])/COUNTA([.J17:.M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:.S17])/COUNTA([.P17:.S17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7:.Y17])/COUNTA([.V17:.Y1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];[.N17];[.T17];[.Z17])/COUNTA([.H17];[.N17];[.T17];[.Z1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3-angry-gets-sht-done/&quot;;&quot;53&quot;)" office:value-type="string" office:string-value="53" calcext:value-type="string">
            <text:p>53</text:p>
          </table:table-cell>
          <table:table-cell table:style-name="ce5" table:formula="of:=HYPERLINK(&quot;http://www.big-robot.com/&quot;;&quot;Sir, You Are Being Hunted&quot;)" office:value-type="string" office:string-value="Sir, You Are Being Hunted" calcext:value-type="string">
            <text:p>Sir, You Are Being Hunted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:.G18])/COUNTA([.D18:.G1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:.M18])/COUNTA([.J18:.M1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:.S18])/COUNTA([.P18:.S1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:.Y18])/COUNTA([.V18:.Y1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];[.N18];[.T18];[.Z18])/COUNTA([.H18];[.N18];[.T18];[.Z18])))" office:value-type="string" office:string-value="" calcext:value-type="error">
            <office:annotation draw:style-name="gr1" draw:text-style-name="P2" svg:width="261.89pt" svg:height="42.75pt" svg:x="877.69pt" svg:y="291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4-scooby-doo-simulator/&quot;;&quot;54&quot;)" office:value-type="string" office:string-value="54" calcext:value-type="string">
            <text:p>54</text:p>
          </table:table-cell>
          <table:table-cell table:style-name="ce5" table:formula="of:=HYPERLINK(&quot;http://thefullbrightcompany.com/&quot;;&quot;Gone Home&quot;)" office:value-type="string" office:string-value="Gone Home" calcext:value-type="string">
            <text:p>Gone Home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:.G19])/COUNTA([.D19:.G1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:.M19])/COUNTA([.J19:.M1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:.S19])/COUNTA([.P19:.S1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9:.Y19])/COUNTA([.V19:.Y1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];[.N19];[.T19];[.Z19])/COUNTA([.H19];[.N19];[.T19];[.Z1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5-hi-nsa/&quot;;&quot;55&quot;)" office:value-type="string" office:string-value="55" calcext:value-type="string">
            <text:p>55</text:p>
          </table:table-cell>
          <table:table-cell table:style-name="ce5" table:formula="of:=HYPERLINK(&quot;http://aamfp.com/&quot;;&quot;Amnesia: A Machine for Pigs&quot;)" office:value-type="string" office:string-value="Amnesia: A Machine for Pigs" calcext:value-type="string">
            <text:p>Amnesia: A Machine for Pig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:.G20])/COUNTA([.D20:.G2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0:.M20])/COUNTA([.J20:.M2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:.S20])/COUNTA([.P20:.S2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:.Y20])/COUNTA([.V20:.Y2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0];[.N20];[.T20];[.Z20])/COUNTA([.H20];[.N20];[.T20];[.Z2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6-kill-lazers-and-death-holes/&quot;;&quot;56&quot;)" office:value-type="string" office:string-value="56" calcext:value-type="string">
            <text:p>56</text:p>
          </table:table-cell>
          <table:table-cell table:style-name="ce5" table:formula="of:=HYPERLINK(&quot;http://www.markoftheninja.com/&quot;;&quot;Mark of the Ninja&quot;)" office:value-type="string" office:string-value="Mark of the Ninja" calcext:value-type="string">
            <text:p>Mark of the Ninja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:.G21])/COUNTA([.D21:.G21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1:.M21])/COUNTA([.J21:.M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1:.S21])/COUNTA([.P21:.S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:.Y21])/COUNTA([.V21:.Y2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];[.N21];[.T21];[.Z21])/COUNTA([.H21];[.N21];[.T21];[.Z2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7-glados/&quot;;&quot;57&quot;)" office:value-type="string" office:string-value="57" calcext:value-type="string">
            <text:p>57</text:p>
          </table:table-cell>
          <table:table-cell table:style-name="ce5" table:formula="of:=HYPERLINK(&quot;http://www.assaultandroidcactus.com/&quot;;&quot;Assault Android Cactus&quot;)" office:value-type="string" office:string-value="Assault Android Cactus" calcext:value-type="string">
            <text:p>Assault Android Cactu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:.G22])/COUNTA([.D22:.G2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:.M22])/COUNTA([.J22:.M2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:.S22])/COUNTA([.P22:.S2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2:.Y22])/COUNTA([.V22:.Y2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2];[.N22];[.T22];[.Z22])/COUNTA([.H22];[.N22];[.T22];[.Z2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8-areola-controla/&quot;;&quot;58&quot;)" office:value-type="string" office:string-value="58" calcext:value-type="string">
            <text:p>58</text:p>
          </table:table-cell>
          <table:table-cell table:style-name="ce5" table:formula="of:=HYPERLINK(&quot;http://www.robotloveskitty.com/LoD/&quot;;&quot;Legend of Dungeon&quot;)" office:value-type="string" office:string-value="Legend of Dungeon" calcext:value-type="string">
            <text:p>Legend of Dunge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:.G23])/COUNTA([.D23:.G2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:.M23])/COUNTA([.J23:.M2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:.S23])/COUNTA([.P23:.S2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:.Y23])/COUNTA([.V23:.Y2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3];[.N23];[.T23];[.Z23])/COUNTA([.H23];[.N23];[.T23];[.Z2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0/linuxgamecast-weekly-ep59-%E2%99%AAi-cant-green-gabe%E2%99%AA/&quot;;&quot;59&quot;)" office:value-type="string" office:string-value="59" calcext:value-type="string">
            <text:p>59</text:p>
          </table:table-cell>
          <table:table-cell table:style-name="ce5" table:formula="of:=HYPERLINK(&quot;http://www.aethereusgame.com/&quot;;&quot;Legends of Aethereus&quot;)" office:value-type="string" office:string-value="Legends of Aethereus" calcext:value-type="string">
            <text:p>Legends of Aethereus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4:.G24])/COUNTA([.D24:.G24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4:.M24])/COUNTA([.J24:.M24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4:.S24])/COUNTA([.P24:.S2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:.Y24])/COUNTA([.V24:.Y2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];[.N24];[.T24];[.Z24])/COUNTA([.H24];[.N24];[.T24];[.Z2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0/linuxgamecast-weekly-ep60-linux-stigma/&quot;;&quot;60&quot;)" office:value-type="string" office:string-value="60" calcext:value-type="string">
            <text:p>60</text:p>
          </table:table-cell>
          <table:table-cell table:style-name="ce5" table:formula="of:=HYPERLINK(&quot;http://www.ice-pick.com/illusions4_eng.htm&quot;;&quot;Knock-knock&quot;)" office:value-type="string" office:string-value="Knock-knock" calcext:value-type="string">
            <text:p>Knock-knock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:.G25])/COUNTA([.D25:.G2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:.M25])/COUNTA([.J25:.M2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:.S25])/COUNTA([.P25:.S2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:.Y25])/COUNTA([.V25:.Y2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];[.N25];[.T25];[.Z25])/COUNTA([.H25];[.N25];[.T25];[.Z2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0/linuxgamecast-weekly-ep62-leave-francisco-alone/&quot;;&quot;62&quot;)" office:value-type="string" office:string-value="62" calcext:value-type="string">
            <text:p>62</text:p>
          </table:table-cell>
          <table:table-cell table:style-name="ce5" table:formula="of:=HYPERLINK(&quot;http://www.painkillergame.com/&quot;;&quot;Painkiller: Hell and Damnation&quot;)" office:value-type="string" office:string-value="Painkiller: Hell and Damnation" calcext:value-type="string">
            <office:annotation draw:style-name="gr1" draw:text-style-name="P2" svg:width="85.78pt" svg:height="42.75pt" svg:x="320pt" svg:y="417pt" draw:caption-point-x="-11.54pt" draw:caption-point-y="-22.99pt">
              <dc:date>2019-08-17T00:00:00</dc:date>
              <text:p text:style-name="P1">No Pedro! <text:s/>:(</text:p>
              <text:p text:style-name="P1"><text:tab/>-The Atomic Ass</text:p>
            </office:annotation>
            <text:p>Painkiller: Hell and Damnation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21" table:formula="of:=IFERROR(ROUNDDOWN (SUM([.D26:.G26])/COUNTA([.D26:.G2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21" table:formula="of:=IFERROR(ROUNDDOWN (SUM([.J26:.M26])/COUNTA([.J26:.M2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number-columns-repeated="2"/>
          <table:table-cell table:style-name="ce21" table:formula="of:=IFERROR(ROUNDDOWN (SUM([.P26:.S26])/COUNTA([.P26:.S2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1" table:formula="of:=IFERROR(ROUNDDOWN (SUM([.V26:.Y26])/COUNTA([.V26:.Y2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6];[.N26];[.T26];[.Z26])/COUNTA([.H26];[.N26];[.T26];[.Z2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3-thats-cray-cray/&quot;;&quot;63&quot;)" office:value-type="string" office:string-value="63" calcext:value-type="string">
            <text:p>63</text:p>
          </table:table-cell>
          <table:table-cell table:style-name="ce5" table:formula="of:=HYPERLINK(&quot;http://arcengames.com/w/&quot;;&quot;Bionic Dues&quot;)" office:value-type="string" office:string-value="Bionic Dues" calcext:value-type="string">
            <text:p>Bionic Due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7:.G27])/COUNTA([.D27:.G27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7:.M27])/COUNTA([.J27:.M2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7:.S27])/COUNTA([.P27:.S2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7:.Y27])/COUNTA([.V27:.Y2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7];[.N27];[.T27];[.Z27])/COUNTA([.H27];[.N27];[.T27];[.Z2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4-american-scum-dollar/&quot;;&quot;64&quot;)" office:value-type="string" office:string-value="64" calcext:value-type="string">
            <text:p>64</text:p>
          </table:table-cell>
          <table:table-cell table:style-name="ce5" table:formula="of:=HYPERLINK(&quot;http://enterthemetro.com/&quot;;&quot;Metro: Last Light&quot;)" office:value-type="string" office:string-value="Metro: Last Light" calcext:value-type="string">
            <text:p>Metro: Last Ligh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8:.G28])/COUNTA([.D28:.G2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8:.M28])/COUNTA([.J28:.M2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8:.S28])/COUNTA([.P28:.S2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8:.Y28])/COUNTA([.V28:.Y2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8];[.N28];[.T28];[.Z28])/COUNTA([.H28];[.N28];[.T28];[.Z28])))" office:value-type="string" office:string-value="" calcext:value-type="error">
            <office:annotation draw:style-name="gr1" draw:text-style-name="P2" svg:width="261.89pt" svg:height="42.75pt" svg:x="877.69pt" svg:y="448.5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5-nvidia-faps/&quot;;&quot;65&quot;)" office:value-type="string" office:string-value="65" calcext:value-type="string">
            <text:p>65</text:p>
          </table:table-cell>
          <table:table-cell table:style-name="ce5" table:formula="of:=HYPERLINK(&quot;http://forcedthegame.com/&quot;;&quot;FORCED&quot;)" office:value-type="string" office:string-value="FORCED" calcext:value-type="string">
            <text:p>FORCED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9:.G29])/COUNTA([.D29:.G2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9:.M29])/COUNTA([.J29:.M2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9:.S29])/COUNTA([.P29:.S2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9:.Y29])/COUNTA([.V29:.Y2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9];[.N29];[.T29];[.Z29])/COUNTA([.H29];[.N29];[.T29];[.Z2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6-right-is-left/&quot;;&quot;66&quot;)" office:value-type="string" office:string-value="66" calcext:value-type="string">
            <text:p>66</text:p>
          </table:table-cell>
          <table:table-cell table:style-name="ce5" table:formula="of:=HYPERLINK(&quot;http://www.nucleardawnthegame.com/&quot;;&quot;Nuclear Dawn (beta)&quot;)" office:value-type="string" office:string-value="Nuclear Dawn (beta)" calcext:value-type="string">
            <office:annotation draw:style-name="gr3" draw:text-style-name="P2" svg:width="85.78pt" svg:height="61.68pt" svg:x="320pt" svg:y="478.4pt" draw:caption-point-x="-11.54pt" draw:caption-point-y="-21.37pt">
              <dc:date>2019-08-17T00:00:00</dc:date>
              <text:p text:style-name="P1">Featuring:</text:p>
              <text:p text:style-name="P1">David Truesdale as Pedro</text:p>
              <text:p text:style-name="P1"><text:tab/>-The Atomic Ass</text:p>
            </office:annotation>
            <text:p>Nuclear Dawn (beta)</text:p>
          </table:table-cell>
          <table:table-cell table:style-name="ce7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30:.G30])/COUNTA([.D30:.G30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0:.M30])/COUNTA([.J30:.M3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30:.S30])/COUNTA([.P30:.S30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0:.Y30])/COUNTA([.V30:.Y3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0];[.N30];[.T30];[.Z30])/COUNTA([.H30];[.N30];[.T30];[.Z3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67-the-horseening/&quot;;&quot;67&quot;)" office:value-type="string" office:string-value="67" calcext:value-type="string">
            <text:p>67</text:p>
          </table:table-cell>
          <table:table-cell table:style-name="ce5" table:formula="of:=HYPERLINK(&quot;http://roguelegacy.com/&quot;;&quot;Rogue Legacy&quot;)" office:value-type="string" office:string-value="Rogue Legacy" calcext:value-type="string">
            <text:p>Rogue Legac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1:.G31])/COUNTA([.D31:.G3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1:.M31])/COUNTA([.J31:.M3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31:.S31])/COUNTA([.P31:.S3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31:.Y31])/COUNTA([.V31:.Y3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31];[.N31];[.T31];[.Z31])/COUNTA([.H31];[.N31];[.T31];[.Z3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68-the-clusterfuk-begins/&quot;;&quot;68&quot;)" office:value-type="string" office:string-value="68" calcext:value-type="string">
            <text:p>68</text:p>
          </table:table-cell>
          <table:table-cell table:style-name="ce5" table:formula="of:=HYPERLINK(&quot;http://space-bullet.com/&quot;;&quot;Signal Ops&quot;)" office:value-type="string" office:string-value="Signal Ops" calcext:value-type="string">
            <text:p>Signal Op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32:.G32])/COUNTA([.D32:.G3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32:.M32])/COUNTA([.J32:.M3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32:.S32])/COUNTA([.P32:.S32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2:.Y32])/COUNTA([.V32:.Y3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2];[.N32];[.T32];[.Z32])/COUNTA([.H32];[.N32];[.T32];[.Z3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69-xenusexual/&quot;;&quot;69&quot;)" office:value-type="string" office:string-value="69" calcext:value-type="string">
            <text:p>69</text:p>
          </table:table-cell>
          <table:table-cell table:style-name="ce5" table:formula="of:=HYPERLINK(&quot;http://playstarbound.com/&quot;;&quot;Starbound&quot;)" office:value-type="string" office:string-value="Starbound" calcext:value-type="string">
            <text:p>Starboun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3:.G33])/COUNTA([.D33:.G3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3:.M33])/COUNTA([.J33:.M3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33:.S33])/COUNTA([.P33:.S3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3:.Y33])/COUNTA([.V33:.Y3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3];[.N33];[.T33];[.Z33])/COUNTA([.H33];[.N33];[.T33];[.Z3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70-hippitus-hoppitus-motherfuker/&quot;;&quot;70&quot;)" office:value-type="string" office:string-value="70" calcext:value-type="string">
            <text:p>70</text:p>
          </table:table-cell>
          <table:table-cell table:style-name="ce5" table:formula="of:=HYPERLINK(&quot;http://www.dejobaan.com/awesome/&quot;;&quot;AaaaaAAaaaAAAaaAAAAaAAAAA!!! for the Awesome&quot;)" office:value-type="string" office:string-value="AaaaaAAaaaAAAaaAAAAaAAAAA!!! for the Awesome" calcext:value-type="string">
            <text:p>AaaaaAAaaaAAAaaAAAAaAAAAA!!! for the Awesome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34:.G34])/COUNTA([.D34:.G3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34:.M34])/COUNTA([.J34:.M3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34:.S34])/COUNTA([.P34:.S3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4:.Y34])/COUNTA([.V34:.Y3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34];[.N34];[.T34];[.Z34])/COUNTA([.H34];[.N34];[.T34];[.Z3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71-2014-crazy-arse-predictions/&quot;;&quot;71&quot;)" office:value-type="string" office:string-value="71" calcext:value-type="string">
            <text:p>71</text:p>
          </table:table-cell>
          <table:table-cell table:style-name="ce5" table:formula="of:=HYPERLINK(&quot;http://www.noogy.com/main.html&quot;;&quot;Dust: An Elysian Tail&quot;)" office:value-type="string" office:string-value="Dust: An Elysian Tail" calcext:value-type="string">
            <text:p>Dust: An Elysian Tai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5:.G35])/COUNTA([.D35:.G3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5:.M35])/COUNTA([.J35:.M3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35:.S35])/COUNTA([.P35:.S3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office:annotation draw:style-name="gr1" draw:text-style-name="P2" svg:width="85.8pt" svg:height="42.75pt" svg:x="749pt" svg:y="558.74pt" draw:caption-point-x="-11.54pt" draw:caption-point-y="-22.96pt">
              <dc:date>2019-08-17T00:00:00</dc:date>
              <text:p text:style-name="P1">Asteroid</text:p>
              <text:p text:style-name="P1"><text:tab/>-The Atomic Ass</text:p>
            </office:annotation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35:.Y35])/COUNTA([.V35:.Y3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35];[.N35];[.T35];[.Z35])/COUNTA([.H35];[.N35];[.T35];[.Z3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2-dotzis/&quot;;&quot;72&quot;)" office:value-type="string" office:string-value="72" calcext:value-type="string">
            <text:p>72</text:p>
          </table:table-cell>
          <table:table-cell table:style-name="ce5" table:formula="of:=HYPERLINK(&quot;http://deadfall-game.com/en/dfnews/&quot;;&quot;Deadfall Adventures&quot;)" office:value-type="string" office:string-value="Deadfall Adventures" calcext:value-type="string">
            <text:p>Deadfall Adventures</text:p>
          </table:table-cell>
          <table:table-cell table:style-name="ce7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36:.G36])/COUNTA([.D36:.G3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36:.M36])/COUNTA([.J36:.M3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36:.S36])/COUNTA([.P36:.S3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6:.Y36])/COUNTA([.V36:.Y3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6];[.N36];[.T36];[.Z36])/COUNTA([.H36];[.N36];[.T36];[.Z3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3-12-steamy-monkeys/&quot;;&quot;73&quot;)" office:value-type="string" office:string-value="73" calcext:value-type="string">
            <text:p>73</text:p>
          </table:table-cell>
          <table:table-cell table:style-name="ce5" table:formula="of:=HYPERLINK(&quot;http://www.weareminority.com/papo-yo/&quot;;&quot;Papo &amp; Yo&quot;)" office:value-type="string" office:string-value="Papo &amp; Yo" calcext:value-type="string">
            <text:p>Papo &amp; Y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7:.G37])/COUNTA([.D37:.G3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7:.M37])/COUNTA([.J37:.M3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37:.S37])/COUNTA([.P37:.S3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37:.Y37])/COUNTA([.V37:.Y3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37];[.N37];[.T37];[.Z37])/COUNTA([.H37];[.N37];[.T37];[.Z3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4-ice-cream-momship/&quot;;&quot;74&quot;)" office:value-type="string" office:string-value="74" calcext:value-type="string">
            <text:p>74</text:p>
          </table:table-cell>
          <table:table-cell table:style-name="ce5" table:formula="of:=HYPERLINK(&quot;http://www.brokenagegame.com/&quot;;&quot;Broken Age&quot;)" office:value-type="string" office:string-value="Broken Age" calcext:value-type="string">
            <text:p>Broken Ag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8:.G38])/COUNTA([.D38:.G38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38:.M38])/COUNTA([.J38:.M3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38:.S38])/COUNTA([.P38:.S3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38:.Y38])/COUNTA([.V38:.Y3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38];[.N38];[.T38];[.Z38])/COUNTA([.H38];[.N38];[.T38];[.Z3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5-solar-fuks/&quot;;&quot;75&quot;)" office:value-type="string" office:string-value="75" calcext:value-type="string">
            <text:p>75</text:p>
          </table:table-cell>
          <table:table-cell table:style-name="ce5" table:formula="of:=HYPERLINK(&quot;http://nottherobots.com/&quot;;&quot;Not the Robots&quot;)" office:value-type="string" office:string-value="Not the Robots" calcext:value-type="string">
            <text:p>Not the Robot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9:.G39])/COUNTA([.D39:.G3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9:.M39])/COUNTA([.J39:.M3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39:.S39])/COUNTA([.P39:.S3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9:.Y39])/COUNTA([.V39:.Y3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9];[.N39];[.T39];[.Z39])/COUNTA([.H39];[.N39];[.T39];[.Z3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6-bad-jordan-bad/&quot;;&quot;76&quot;)" office:value-type="string" office:string-value="76" calcext:value-type="string">
            <text:p>76</text:p>
          </table:table-cell>
          <table:table-cell table:style-name="ce5" table:formula="of:=HYPERLINK(&quot;http://www.octodadgame.com/octodad/dadliest-catch/&quot;;&quot;Octodad – Dadliest Catch&quot;)" office:value-type="string" office:string-value="Octodad – Dadliest Catch" calcext:value-type="string">
            <text:p>Octodad – Dadliest Catch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0:.G40])/COUNTA([.D40:.G4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40:.M40])/COUNTA([.J40:.M4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40:.S40])/COUNTA([.P40:.S40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0:.Y40])/COUNTA([.V40:.Y4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0];[.N40];[.T40];[.Z40])/COUNTA([.H40];[.N40];[.T40];[.Z40])))" office:value-type="string" office:string-value="" calcext:value-type="error">
            <office:annotation draw:style-name="gr4" draw:text-style-name="P2" svg:width="261.89pt" svg:height="42.72pt" svg:x="877.69pt" svg:y="637.51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7-putin-on-the-ritz/&quot;;&quot;77&quot;)" office:value-type="string" office:string-value="77" calcext:value-type="string">
            <text:p>77</text:p>
          </table:table-cell>
          <table:table-cell table:style-name="ce5" table:formula="of:=HYPERLINK(&quot;http://www.mightyrabbitstudios.com/?page_id=48&quot;;&quot;Saturday Morning RPG&quot;)" office:value-type="string" office:string-value="Saturday Morning RPG" calcext:value-type="string">
            <text:p>Saturday Morning RPG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1:.G41])/COUNTA([.D41:.G4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41:.M41])/COUNTA([.J41:.M41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41:.S41])/COUNTA([.P41:.S4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1:.Y41])/COUNTA([.V41:.Y4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1];[.N41];[.T41];[.Z41])/COUNTA([.H41];[.N41];[.T41];[.Z4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8-a-linux-crysis/&quot;;&quot;78&quot;)" office:value-type="string" office:string-value="78" calcext:value-type="string">
            <text:p>78</text:p>
          </table:table-cell>
          <table:table-cell table:style-name="ce5" table:formula="of:=HYPERLINK(&quot;http://www.milkstonestudios.com/games/little-racers-street/&quot;;&quot;Little Racers STREET&quot;)" office:value-type="string" office:string-value="Little Racers STREET" calcext:value-type="string">
            <text:p>Little Racers STREET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2:.G42])/COUNTA([.D42:.G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42:.M42])/COUNTA([.J42:.M4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2:.S42])/COUNTA([.P42:.S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office:annotation draw:style-name="gr1" draw:text-style-name="P2" svg:width="85.8pt" svg:height="42.75pt" svg:x="770.43pt" svg:y="669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2:.Y42])/COUNTA([.V42:.Y4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2];[.N42];[.T42];[.Z42])/COUNTA([.H42];[.N42];[.T42];[.Z4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9-there-is-no-mexi-try/&quot;;&quot;79&quot;)" office:value-type="string" office:string-value="79" calcext:value-type="string">
            <text:p>79</text:p>
          </table:table-cell>
          <table:table-cell table:style-name="ce5" table:formula="of:=HYPERLINK(&quot;http://guacamelee.com/&quot;;&quot;Guacamelee Gold Edition&quot;)" office:value-type="string" office:string-value="Guacamelee Gold Edition" calcext:value-type="string">
            <text:p>Guacamelee Gold Edi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3:.G43])/COUNTA([.D43:.G4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43:.M43])/COUNTA([.J43:.M4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3:.S43])/COUNTA([.P43:.S43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3:.Y43])/COUNTA([.V43:.Y4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43];[.N43];[.T43];[.Z43])/COUNTA([.H43];[.N43];[.T43];[.Z4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0-zomg-confirmed11/&quot;;&quot;80&quot;)" office:value-type="string" office:string-value="80" calcext:value-type="string">
            <text:p>80</text:p>
          </table:table-cell>
          <table:table-cell table:style-name="ce5" table:formula="of:=HYPERLINK(&quot;http://www.thinkwithportals.com/&quot;;&quot;Portal 2&quot;)" office:value-type="string" office:string-value="Portal 2" calcext:value-type="string">
            <text:p>Portal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4:.G44])/COUNTA([.D44:.G4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44:.M44])/COUNTA([.J44:.M4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4:.S44])/COUNTA([.P44:.S4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4:.Y44])/COUNTA([.V44:.Y44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44];[.N44];[.T44];[.Z44])/COUNTA([.H44];[.N44];[.T44];[.Z4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1-five-heretic-purchases/&quot;;&quot;81&quot;)" office:value-type="string" office:string-value="81" calcext:value-type="string">
            <text:p>81</text:p>
          </table:table-cell>
          <table:table-cell table:style-name="ce5" table:formula="of:=HYPERLINK(&quot;http://www.artifexmundi.com/page/piraci/&quot;;&quot;Nightmares from the Deep: The Cursed Heart&quot;)" office:value-type="string" office:string-value="Nightmares from the Deep: The Cursed Heart" calcext:value-type="string">
            <text:p>Nightmares from the Deep: The Cursed Hear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5:.G45])/COUNTA([.D45:.G4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45:.M45])/COUNTA([.J45:.M4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5:.S45])/COUNTA([.P45:.S4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45:.Y45])/COUNTA([.V45:.Y4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5];[.N45];[.T45];[.Z45])/COUNTA([.H45];[.N45];[.T45];[.Z4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2-tripping-the-rift/&quot;;&quot;82&quot;)" office:value-type="string" office:string-value="82" calcext:value-type="string">
            <text:p>82</text:p>
          </table:table-cell>
          <table:table-cell table:style-name="ce5" table:formula="of:=HYPERLINK(&quot;http://www.radiangames.com/&quot;;&quot;The Powerpuff Girls: Defenders of Townsville&quot;)" office:value-type="string" office:string-value="The Powerpuff Girls: Defenders of Townsville" calcext:value-type="string">
            <text:p>The Powerpuff Girls: Defenders of Townsvill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46:.G46])/COUNTA([.D46:.G4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46:.M46])/COUNTA([.J46:.M46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46:.S46])/COUNTA([.P46:.S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6:.Y46])/COUNTA([.V46:.Y4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6];[.N46];[.T46];[.Z46])/COUNTA([.H46];[.N46];[.T46];[.Z4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3-good-old-nope/&quot;;&quot;83&quot;)" office:value-type="string" office:string-value="83" calcext:value-type="string">
            <text:p>83</text:p>
          </table:table-cell>
          <table:table-cell table:style-name="ce5" table:formula="of:=HYPERLINK(&quot;http://www.interq.or.jp/saturn/takuhama/dhc.html&quot;;&quot;GIGANTIC ARMY&quot;)" office:value-type="string" office:string-value="GIGANTIC ARMY" calcext:value-type="string">
            <text:p>GIGANTIC ARM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7:.G47])/COUNTA([.D47:.G4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47:.M47])/COUNTA([.J47:.M4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47:.S47])/COUNTA([.P47:.S47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7:.Y47])/COUNTA([.V47:.Y4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7];[.N47];[.T47];[.Z47])/COUNTA([.H47];[.N47];[.T47];[.Z4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4-float-your-goat/&quot;;&quot;84&quot;)" office:value-type="string" office:string-value="84" calcext:value-type="string">
            <text:p>84</text:p>
          </table:table-cell>
          <table:table-cell table:style-name="ce5" table:formula="of:=HYPERLINK(&quot;http://www.escapegoat2.com/&quot;;&quot;Escape Goat 2&quot;)" office:value-type="string" office:string-value="Escape Goat 2" calcext:value-type="string">
            <text:p>Escape Goat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8:.G48])/COUNTA([.D48:.G4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48:.M48])/COUNTA([.J48:.M4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48:.S48])/COUNTA([.P48:.S4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48:.Y48])/COUNTA([.V48:.Y4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8];[.N48];[.T48];[.Z48])/COUNTA([.H48];[.N48];[.T48];[.Z4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5-chorus-of-wieners/&quot;;&quot;85&quot;)" office:value-type="string" office:string-value="85" calcext:value-type="string">
            <text:p>85</text:p>
          </table:table-cell>
          <table:table-cell table:style-name="ce5" table:formula="of:=HYPERLINK(&quot;http://harebrained-schemes.com/shadowrun/&quot;;&quot;Shadowrun Returns: Dragonfall&quot;)" office:value-type="string" office:string-value="Shadowrun Returns: Dragonfall" calcext:value-type="string">
            <text:p>Shadowrun Returns: Dragonfal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9:.G49])/COUNTA([.D49:.G4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49:.M49])/COUNTA([.J49:.M4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49:.S49])/COUNTA([.P49:.S4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9:.Y49])/COUNTA([.V49:.Y4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9];[.N49];[.T49];[.Z49])/COUNTA([.H49];[.N49];[.T49];[.Z4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6-dewitched/&quot;;&quot;86&quot;)" office:value-type="string" office:string-value="86" calcext:value-type="string">
            <text:p>86</text:p>
          </table:table-cell>
          <table:table-cell table:style-name="ce5" table:formula="of:=HYPERLINK(&quot;http://spategame.com/&quot;;&quot;Spate&quot;)" office:value-type="string" office:string-value="Spate" calcext:value-type="string">
            <text:p>Spate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0:.G50])/COUNTA([.D50:.G5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0:.M50])/COUNTA([.J50:.M5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50:.S50])/COUNTA([.P50:.S5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0:.Y50])/COUNTA([.V50:.Y5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0];[.N50];[.T50];[.Z50])/COUNTA([.H50];[.N50];[.T50];[.Z5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7-november-nipples/&quot;;&quot;87&quot;)" office:value-type="string" office:string-value="87" calcext:value-type="string">
            <text:p>87</text:p>
          </table:table-cell>
          <table:table-cell table:style-name="ce5" table:formula="of:=HYPERLINK(&quot;http://foulplaygame.com/&quot;;&quot;Foul Play&quot;)" office:value-type="string" office:string-value="Foul Play" calcext:value-type="string">
            <text:p>Foul Pla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51:.G51])/COUNTA([.D51:.G5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1:.M51])/COUNTA([.J51:.M5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51:.S51])/COUNTA([.P51:.S5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51:.Y51])/COUNTA([.V51:.Y5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51];[.N51];[.T51];[.Z51])/COUNTA([.H51];[.N51];[.T51];[.Z5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8-male-hating/&quot;;&quot;88&quot;)" office:value-type="string" office:string-value="88" calcext:value-type="string">
            <text:p>88</text:p>
          </table:table-cell>
          <table:table-cell table:style-name="ce5" table:formula="of:=HYPERLINK(&quot;http://www.arcengames.com/w/index.php/tlf-features&quot;;&quot;The Last Federation&quot;)" office:value-type="string" office:string-value="The Last Federation" calcext:value-type="string">
            <text:p>The Last Federa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2:.G52])/COUNTA([.D52:.G5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2:.M52])/COUNTA([.J52:.M5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52:.S52])/COUNTA([.P52:.S5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52:.Y52])/COUNTA([.V52:.Y5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2];[.N52];[.T52];[.Z52])/COUNTA([.H52];[.N52];[.T52];[.Z5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89-unity-tastic/&quot;;&quot;89&quot;)" office:value-type="string" office:string-value="89" calcext:value-type="string">
            <text:p>89</text:p>
          </table:table-cell>
          <table:table-cell table:style-name="ce5" table:formula="of:=HYPERLINK(&quot;http://rocketbirds.com/&quot;;&quot;Rocketbirds: Hardboiled Chicken&quot;)" office:value-type="string" office:string-value="Rocketbirds: Hardboiled Chicken" calcext:value-type="string">
            <text:p>Rocketbirds: Hardboiled Chicken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3:.G53])/COUNTA([.D53:.G5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3:.M53])/COUNTA([.J53:.M5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53:.S53])/COUNTA([.P53:.S5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53:.Y53])/COUNTA([.V53:.Y5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53];[.N53];[.T53];[.Z53])/COUNTA([.H53];[.N53];[.T53];[.Z5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90-m-m-m-m-monster-port/&quot;;&quot;90&quot;)" office:value-type="string" office:string-value="90" calcext:value-type="string">
            <text:p>90</text:p>
          </table:table-cell>
          <table:table-cell table:style-name="ce5" table:formula="of:=HYPERLINK(&quot;http://univang.com/&quot;;&quot;Vangers&quot;)" office:value-type="string" office:string-value="Vangers" calcext:value-type="string">
            <text:p>Vang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4:.G54])/COUNTA([.D54:.G5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4:.M54])/COUNTA([.J54:.M5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54:.S54])/COUNTA([.P54:.S5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54:.Y54])/COUNTA([.V54:.Y5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4];[.N54];[.T54];[.Z54])/COUNTA([.H54];[.N54];[.T54];[.Z5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91-procedural-drinking/&quot;;&quot;91&quot;)" office:value-type="string" office:string-value="91" calcext:value-type="string">
            <text:p>91</text:p>
          </table:table-cell>
          <table:table-cell table:style-name="ce5" table:formula="of:=HYPERLINK(&quot;http://hapagames.com/game.html&quot;;&quot;Ascendant&quot;)" office:value-type="string" office:string-value="Ascendant" calcext:value-type="string">
            <text:p>Ascendant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55:.G55])/COUNTA([.D55:.G5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5:.M55])/COUNTA([.J55:.M5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55:.S55])/COUNTA([.P55:.S55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5:.Y55])/COUNTA([.V55:.Y5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5];[.N55];[.T55];[.Z55])/COUNTA([.H55];[.N55];[.T55];[.Z55])))" office:value-type="string" office:string-value="" calcext:value-type="error">
            <office:annotation draw:style-name="gr1" draw:text-style-name="P2" svg:width="261.89pt" svg:height="42.75pt" svg:x="877.69pt" svg:y="873.75pt" draw:caption-point-x="-11.54pt" draw:caption-point-y="-22.99pt">
              <dc:date>2019-08-17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92-its-a-wrap/&quot;;&quot;92&quot;)" office:value-type="string" office:string-value="92" calcext:value-type="string">
            <text:p>92</text:p>
          </table:table-cell>
          <table:table-cell table:style-name="ce5" table:formula="of:=HYPERLINK(&quot;http://thewitcher.com/&quot;;&quot;The Witcher 2: Assassin of Kings&quot;)" office:value-type="string" office:string-value="The Witcher 2: Assassin of Kings" calcext:value-type="string">
            <office:annotation draw:style-name="gr5" draw:text-style-name="P2" svg:width="85.78pt" svg:height="72.88pt" svg:x="320pt" svg:y="882.31pt" draw:caption-point-x="-11.54pt" draw:caption-point-y="-15.79pt">
              <dc:date>2019-08-17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The Witcher 2: Assassin of Kings</text:p>
          </table:table-cell>
          <table:table-cell table:style-name="ce7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56:.G56])/COUNTA([.D56:.G5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56:.M56])/COUNTA([.J56:.M5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56:.S56])/COUNTA([.P56:.S5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6:.Y56])/COUNTA([.V56:.Y5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6];[.N56];[.T56];[.Z56])/COUNTA([.H56];[.N56];[.T56];[.Z5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3-steamy-refund/&quot;;&quot;93&quot;)" office:value-type="string" office:string-value="93" calcext:value-type="string">
            <text:p>93</text:p>
          </table:table-cell>
          <table:table-cell table:style-name="ce5" table:formula="of:=HYPERLINK(&quot;http://www.milkstonestudios.com/games/white-noise-online/&quot;;&quot;White Noise Online&quot;)" office:value-type="string" office:string-value="White Noise Online" calcext:value-type="string">
            <text:p>White Noise Onlin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7:.G57])/COUNTA([.D57:.G5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7:.M57])/COUNTA([.J57:.M5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57:.S57])/COUNTA([.P57:.S5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7:.Y57])/COUNTA([.V57:.Y5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7];[.N57];[.T57];[.Z57])/COUNTA([.H57];[.N57];[.T57];[.Z5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4-wne-shi/&quot;;&quot;94&quot;)" office:value-type="string" office:string-value="94" calcext:value-type="string">
            <text:p>94</text:p>
          </table:table-cell>
          <table:table-cell table:style-name="ce5" table:formula="of:=HYPERLINK(&quot;http://www.overthemoongames.com/&quot;;&quot;The Fall&quot;)" office:value-type="string" office:string-value="The Fall" calcext:value-type="string">
            <text:p>The Fall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58:.G58])/COUNTA([.D58:.G5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8:.M58])/COUNTA([.J58:.M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58:.S58])/COUNTA([.P58:.S58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58:.Y58])/COUNTA([.V58:.Y5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8];[.N58];[.T58];[.Z58])/COUNTA([.H58];[.N58];[.T58];[.Z5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5-unicorn-racist/&quot;;&quot;95&quot;)" office:value-type="string" office:string-value="95" calcext:value-type="string">
            <text:p>95</text:p>
          </table:table-cell>
          <table:table-cell table:style-name="ce5" table:formula="of:=HYPERLINK(&quot;http://www.artery-studios.com/&quot;;&quot;Secret of the Magic Crystals: The Race&quot;)" office:value-type="string" office:string-value="Secret of the Magic Crystals: The Race" calcext:value-type="string">
            <text:p>Secret of the Magic Crystals: The Rac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9:.G59])/COUNTA([.D59:.G5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59:.M59])/COUNTA([.J59:.M5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59:.S59])/COUNTA([.P59:.S5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9:.Y59])/COUNTA([.V59:.Y5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9];[.N59];[.T59];[.Z59])/COUNTA([.H59];[.N59];[.T59];[.Z59])))" office:value-type="string" office:string-value="" calcext:value-type="error">
            <office:annotation draw:style-name="gr1" draw:text-style-name="P2" svg:width="261.89pt" svg:height="42.75pt" svg:x="877.69pt" svg:y="936.74pt" draw:caption-point-x="-11.54pt" draw:caption-point-y="-22.96pt">
              <dc:date>2019-08-17T00:00:00</dc:date>
              <text:p text:style-name="P1">Rainbow Unicorn Farts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6-linux-for-the-linux-goat/&quot;;&quot;96&quot;)" office:value-type="string" office:string-value="96" calcext:value-type="string">
            <text:p>96</text:p>
          </table:table-cell>
          <table:table-cell table:style-name="ce5" table:formula="of:=HYPERLINK(&quot;http://monochromagame.com/&quot;;&quot;Monochroma&quot;)" office:value-type="string" office:string-value="Monochroma" calcext:value-type="string">
            <text:p>Monochroma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0:.G60])/COUNTA([.D60:.G6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60:.M60])/COUNTA([.J60:.M6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0:.S60])/COUNTA([.P60:.S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0:.Y60])/COUNTA([.V60:.Y6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0];[.N60];[.T60];[.Z60])/COUNTA([.H60];[.N60];[.T60];[.Z6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7-crytek-crysis/&quot;;&quot;97&quot;)" office:value-type="string" office:string-value="97" calcext:value-type="string">
            <text:p>97</text:p>
          </table:table-cell>
          <table:table-cell table:style-name="ce5" table:formula="of:=HYPERLINK(&quot;http://www.goat-simulator.com/&quot;;&quot;Goat Simulator&quot;)" office:value-type="string" office:string-value="Goat Simulator" calcext:value-type="string">
            <text:p>Goat Simulato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61:.G61])/COUNTA([.D61:.G6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1:.M61])/COUNTA([.J61:.M6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61:.S61])/COUNTA([.P61:.S6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1:.Y61])/COUNTA([.V61:.Y6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61];[.N61];[.T61];[.Z61])/COUNTA([.H61];[.N61];[.T61];[.Z6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98-uncomfortably-happy/&quot;;&quot;98&quot;)" office:value-type="string" office:string-value="98" calcext:value-type="string">
            <text:p>98</text:p>
          </table:table-cell>
          <table:table-cell table:style-name="ce5" table:formula="of:=HYPERLINK(&quot;http://www.dejobaan.com/drunken/&quot;;&quot;Drunken Robot Pornography&quot;)" office:value-type="string" office:string-value="Drunken Robot Pornography" calcext:value-type="string">
            <text:p>Drunken Robot Pornograph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62:.G62])/COUNTA([.D62:.G6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2:.M62])/COUNTA([.J62:.M6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62:.S62])/COUNTA([.P62:.S6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2:.Y62])/COUNTA([.V62:.Y6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2];[.N62];[.T62];[.Z62])/COUNTA([.H62];[.N62];[.T62];[.Z6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99-darksiders-on-my-linux/&quot;;&quot;99&quot;)" office:value-type="string" office:string-value="99" calcext:value-type="string">
            <text:p>99</text:p>
          </table:table-cell>
          <table:table-cell table:style-name="ce5" table:formula="of:=HYPERLINK(&quot;http://www.threedeadzed.com/&quot;;&quot;Three Dead Zed&quot;)" office:value-type="string" office:string-value="Three Dead Zed" calcext:value-type="string">
            <office:annotation draw:style-name="gr5" draw:text-style-name="P2" svg:width="85.78pt" svg:height="72.88pt" svg:x="320pt" svg:y="992.55pt" draw:caption-point-x="-11.54pt" draw:caption-point-y="-15.79pt">
              <dc:date>2019-08-17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Three Dead Zed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63:.G63])/COUNTA([.D63:.G6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3:.M63])/COUNTA([.J63:.M6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3:.S63])/COUNTA([.P63:.S6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3:.Y63])/COUNTA([.V63:.Y6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3];[.N63];[.T63];[.Z63])/COUNTA([.H63];[.N63];[.T63];[.Z6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100-namcai-bando/&quot;;&quot;100&quot;)" office:value-type="string" office:string-value="100" calcext:value-type="string">
            <text:p>100</text:p>
          </table:table-cell>
          <table:table-cell table:style-name="ce5" table:formula="of:=HYPERLINK(&quot;http://www.reallyslick.com/retrobooster/&quot;;&quot;Retrobooster&quot;)" office:value-type="string" office:string-value="Retrobooster" calcext:value-type="string">
            <text:p>Retrobooste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4:.G64])/COUNTA([.D64:.G6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64:.M64])/COUNTA([.J64:.M6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64:.S64])/COUNTA([.P64:.S6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office:annotation draw:style-name="gr4" draw:text-style-name="P2" svg:width="85.8pt" svg:height="42.72pt" svg:x="749pt" svg:y="1015.51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4:.Y64])/COUNTA([.V64:.Y6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4];[.N64];[.T64];[.Z64])/COUNTA([.H64];[.N64];[.T64];[.Z6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101-penus-controlla/&quot;;&quot;101&quot;)" office:value-type="string" office:string-value="101" calcext:value-type="string">
            <text:p>101</text:p>
          </table:table-cell>
          <table:table-cell table:style-name="ce5" table:formula="of:=HYPERLINK(&quot;http://nightlightinteractive.com/whisperingwillows/&quot;;&quot;Whispering Willows&quot;)" office:value-type="string" office:string-value="Whispering Willows" calcext:value-type="string">
            <text:p>Whispering Willow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5:.G65])/COUNTA([.D65:.G6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5:.M65])/COUNTA([.J65:.M6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65:.S65])/COUNTA([.P65:.S6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5:.Y65])/COUNTA([.V65:.Y6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5];[.N65];[.T65];[.Z65])/COUNTA([.H65];[.N65];[.T65];[.Z6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2-surprise-nickleback/&quot;;&quot;102&quot;)" office:value-type="string" office:string-value="102" calcext:value-type="string">
            <text:p>102</text:p>
          </table:table-cell>
          <table:table-cell table:style-name="ce5" table:formula="of:=HYPERLINK(&quot;https://www.gog.com/game/flatout_2&quot;;&quot;Flatout 2&quot;)" office:value-type="string" office:string-value="Flatout 2" calcext:value-type="string">
            <text:p>Flatout 2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66:.G66])/COUNTA([.D66:.G6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6:.M66])/COUNTA([.J66:.M6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6:.S66])/COUNTA([.P66:.S66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6:.Y66])/COUNTA([.V66:.Y6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6];[.N66];[.T66];[.Z66])/COUNTA([.H66];[.N66];[.T66];[.Z6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3-double-complete-larabel/&quot;;&quot;103&quot;)" office:value-type="string" office:string-value="103" calcext:value-type="string">
            <text:p>103</text:p>
          </table:table-cell>
          <table:table-cell table:style-name="ce5" table:formula="of:=HYPERLINK(&quot;http://www.battleblocktheater.com/&quot;;&quot;BattleBlock Theater®&quot;)" office:value-type="string" office:string-value="BattleBlock Theater®" calcext:value-type="string">
            <text:p>BattleBlock Theater®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7:.G67])/COUNTA([.D67:.G6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67:.M67])/COUNTA([.J67:.M6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67:.S67])/COUNTA([.P67:.S6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67:.Y67])/COUNTA([.V67:.Y6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67];[.N67];[.T67];[.Z67])/COUNTA([.H67];[.N67];[.T67];[.Z6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4-demonic-carrot/&quot;;&quot;104&quot;)" office:value-type="string" office:string-value="104" calcext:value-type="string">
            <text:p>104</text:p>
          </table:table-cell>
          <table:table-cell table:style-name="ce5" table:formula="of:=HYPERLINK(&quot;http://jujubee.pl/?portfolio=flashout-2&quot;;&quot;Flashout 2&quot;)" office:value-type="string" office:string-value="Flashout 2" calcext:value-type="string">
            <text:p>Flashout 2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8:.G68])/COUNTA([.D68:.G6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68:.M68])/COUNTA([.J68:.M68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8:.S68])/COUNTA([.P68:.S68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8:.Y68])/COUNTA([.V68:.Y6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8];[.N68];[.T68];[.Z68])/COUNTA([.H68];[.N68];[.T68];[.Z6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5-magical-linux-faeries/&quot;;&quot;105&quot;)" office:value-type="string" office:string-value="105" calcext:value-type="string">
            <text:p>105</text:p>
          </table:table-cell>
          <table:table-cell table:style-name="ce5" table:formula="of:=HYPERLINK(&quot;http://www.blindingdark.com/&quot;;&quot;Blinding Dark&quot;)" office:value-type="string" office:string-value="Blinding Dark" calcext:value-type="string">
            <text:p>Blinding Dark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69:.G69])/COUNTA([.D69:.G6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69:.M69])/COUNTA([.J69:.M69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69:.S69])/COUNTA([.P69:.S69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9:.Y69])/COUNTA([.V69:.Y6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9];[.N69];[.T69];[.Z69])/COUNTA([.H69];[.N69];[.T69];[.Z6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6-gonads-and-strife/&quot;;&quot;106&quot;)" office:value-type="string" office:string-value="106" calcext:value-type="string">
            <text:p>106</text:p>
          </table:table-cell>
          <table:table-cell table:style-name="ce5" table:formula="of:=HYPERLINK(&quot;http://dreadout.com/&quot;;&quot;Dread Out&quot;)" office:value-type="string" office:string-value="Dread Out" calcext:value-type="string">
            <text:p>Dread Out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70:.G70])/COUNTA([.D70:.G70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0:.M70])/COUNTA([.J70:.M7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70:.S70])/COUNTA([.P70:.S7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70:.Y70])/COUNTA([.V70:.Y7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70];[.N70];[.T70];[.Z70])/COUNTA([.H70];[.N70];[.T70];[.Z7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07-erect-nickles/&quot;;&quot;107&quot;)" office:value-type="string" office:string-value="107" calcext:value-type="string">
            <text:p>107</text:p>
          </table:table-cell>
          <table:table-cell table:style-name="ce5" table:formula="of:=HYPERLINK(&quot;http://thebridgeisblackandwhite.com/&quot;;&quot;The Bridge&quot;)" office:value-type="string" office:string-value="The Bridge" calcext:value-type="string">
            <text:p>The Bridg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1:.G71])/COUNTA([.D71:.G71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1:.M71])/COUNTA([.J71:.M71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71:.S71])/COUNTA([.P71:.S7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1:.Y71])/COUNTA([.V71:.Y7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71];[.N71];[.T71];[.Z71])/COUNTA([.H71];[.N71];[.T71];[.Z7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08-skull-fuked/&quot;;&quot;108&quot;)" office:value-type="string" office:string-value="108" calcext:value-type="string">
            <text:p>108</text:p>
          </table:table-cell>
          <table:table-cell table:style-name="ce5" table:formula="of:=HYPERLINK(&quot;http://www.hacknslashthegame.com/&quot;;&quot;Hack 'n' Slash&quot;)" office:value-type="string" office:string-value="Hack 'n' Slash" calcext:value-type="string">
            <text:p>Hack 'n' Slash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2:.G72])/COUNTA([.D72:.G7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2:.M72])/COUNTA([.J72:.M7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2:.S72])/COUNTA([.P72:.S7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2:.Y72])/COUNTA([.V72:.Y7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2];[.N72];[.T72];[.Z72])/COUNTA([.H72];[.N72];[.T72];[.Z7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09-meat-bicycle/&quot;;&quot;109&quot;)" office:value-type="string" office:string-value="109" calcext:value-type="string">
            <text:p>109</text:p>
          </table:table-cell>
          <table:table-cell table:style-name="ce5" table:formula="of:=HYPERLINK(&quot;http://www.anotherworld.fr/anotherworld_uk/&quot;;&quot;Another World&quot;)" office:value-type="string" office:string-value="Another World" calcext:value-type="string">
            <text:p>Another Worl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3:.G73])/COUNTA([.D73:.G7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3:.M73])/COUNTA([.J73:.M7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3:.S73])/COUNTA([.P73:.S7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3:.Y73])/COUNTA([.V73:.Y7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73];[.N73];[.T73];[.Z73])/COUNTA([.H73];[.N73];[.T73];[.Z7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10-counter-strike-gone-home/&quot;;&quot;110&quot;)" office:value-type="string" office:string-value="110" calcext:value-type="string">
            <text:p>110</text:p>
          </table:table-cell>
          <table:table-cell table:style-name="ce5" table:formula="of:=HYPERLINK(&quot;https://wasteland.inxile-entertainment.com/&quot;;&quot;WasteLand 2&quot;)" office:value-type="string" office:string-value="WasteLand 2" calcext:value-type="string">
            <text:p>WasteLand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4:.G74])/COUNTA([.D74:.G7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4:.M74])/COUNTA([.J74:.M7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4:.S74])/COUNTA([.P74:.S7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4:.Y74])/COUNTA([.V74:.Y7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4];[.N74];[.T74];[.Z74])/COUNTA([.H74];[.N74];[.T74];[.Z7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1-raging-clue/&quot;;&quot;111&quot;)" office:value-type="string" office:string-value="111" calcext:value-type="string">
            <text:p>111</text:p>
          </table:table-cell>
          <table:table-cell table:style-name="ce5" table:formula="of:=HYPERLINK(&quot;http://www.aspyr.com/games/borderlands-2&quot;;&quot;Borderlands 2&quot;)" office:value-type="string" office:string-value="Borderlands 2" calcext:value-type="string">
            <text:p>Borderlands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5:.G75])/COUNTA([.D75:.G7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75:.M75])/COUNTA([.J75:.M7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75:.S75])/COUNTA([.P75:.S7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5:.Y75])/COUNTA([.V75:.Y7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75];[.N75];[.T75];[.Z75])/COUNTA([.H75];[.N75];[.T75];[.Z7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2-show-me-ze-stinky/&quot;;&quot;112&quot;)" office:value-type="string" office:string-value="112" calcext:value-type="string">
            <text:p>112</text:p>
          </table:table-cell>
          <table:table-cell table:style-name="ce5" table:formula="of:=HYPERLINK(&quot;http://yachtclubgames.com/shovel-knight/&quot;;&quot;Shovel Knight&quot;)" office:value-type="string" office:string-value="Shovel Knight" calcext:value-type="string">
            <text:p>Shovel Knigh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6:.G76])/COUNTA([.D76:.G76]));0)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6:.M76])/COUNTA([.J76:.M7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6:.S76])/COUNTA([.P76:.S76]));0)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6:.Y76])/COUNTA([.V76:.Y7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6];[.N76];[.T76];[.Z76])/COUNTA([.H76];[.N76];[.T76];[.Z7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3-super-double-penetration/&quot;;&quot;113&quot;)" office:value-type="string" office:string-value="113" calcext:value-type="string">
            <text:p>113</text:p>
          </table:table-cell>
          <table:table-cell table:style-name="ce5" table:formula="of:=HYPERLINK(&quot;http://borderlandsthegame.com/index.php/game/borderlands-the-presequel&quot;;&quot;Borderlands: The Pre-Sequel&quot;)" office:value-type="string" office:string-value="Borderlands: The Pre-Sequel" calcext:value-type="string">
            <office:annotation draw:style-name="gr5" draw:text-style-name="P2" svg:width="85.78pt" svg:height="72.88pt" svg:x="320pt" svg:y="1213.06pt" draw:caption-point-x="-11.54pt" draw:caption-point-y="-15.79pt">
              <dc:date>2019-08-17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Borderlands: The Pre-Sequel</text:p>
          </table:table-cell>
          <table:table-cell table:style-name="ce7"/>
          <table:table-cell table:style-name="ce19" office:value-type="float" office:value="2" calcext:value-type="float">
            <office:annotation draw:style-name="gr1" draw:text-style-name="P2" svg:width="85.8pt" svg:height="42.75pt" svg:x="362.89pt" svg:y="1220.26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7:.G77])/COUNTA([.D77:.G77]));0)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7:.M77])/COUNTA([.J77:.M7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7:.S77])/COUNTA([.P77:.S7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office:annotation draw:style-name="gr1" draw:text-style-name="P2" svg:width="85.8pt" svg:height="42.75pt" svg:x="749pt" svg:y="1220.26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7:.Y77])/COUNTA([.V77:.Y7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7];[.N77];[.T77];[.Z77])/COUNTA([.H77];[.N77];[.T77];[.Z77])))" office:value-type="string" office:string-value="" calcext:value-type="error">
            <office:annotation draw:style-name="gr1" draw:text-style-name="P2" svg:width="261.89pt" svg:height="42.75pt" svg:x="877.69pt" svg:y="1220.26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4-better-nuck-lext-time/&quot;;&quot;114&quot;)" office:value-type="string" office:string-value="114" calcext:value-type="string">
            <text:p>114</text:p>
          </table:table-cell>
          <table:table-cell table:style-name="ce5" table:formula="of:=HYPERLINK(&quot;http://www.samuraipunk.com/screencheat.html&quot;;&quot;ScreenCheat&quot;)" office:value-type="string" office:string-value="ScreenCheat" calcext:value-type="string">
            <text:p>ScreenChea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8:.G78])/COUNTA([.D78:.G7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8:.M78])/COUNTA([.J78:.M7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78:.S78])/COUNTA([.P78:.S7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78:.Y78])/COUNTA([.V78:.Y7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8];[.N78];[.T78];[.Z78])/COUNTA([.H78];[.N78];[.T78];[.Z7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115-lovecraftian-dimensions-of-flab/&quot;;&quot;115&quot;)" office:value-type="string" office:string-value="115" calcext:value-type="string">
            <text:p>115</text:p>
          </table:table-cell>
          <table:table-cell table:style-name="ce5" table:formula="of:=HYPERLINK(&quot;http://store.steampowered.com/app/308420/&quot;;&quot;Ziggurat&quot;)" office:value-type="string" office:string-value="Ziggurat" calcext:value-type="string">
            <text:p>Ziggura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79:.G79])/COUNTA([.D79:.G7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9:.M79])/COUNTA([.J79:.M7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9:.S79])/COUNTA([.P79:.S79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9:.Y79])/COUNTA([.V79:.Y7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9];[.N79];[.T79];[.Z79])/COUNTA([.H79];[.N79];[.T79];[.Z7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116-back-blackground/&quot;;&quot;116&quot;)" office:value-type="string" office:string-value="116" calcext:value-type="string">
            <text:p>116</text:p>
          </table:table-cell>
          <table:table-cell table:style-name="ce5" table:formula="of:=HYPERLINK(&quot;http://store.steampowered.com/app/91310/&quot;;&quot;Dead Island&quot;)" office:value-type="string" office:string-value="Dead Island" calcext:value-type="string">
            <text:p>Dead Island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80:.G80])/COUNTA([.D80:.G8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80:.M80])/COUNTA([.J80:.M8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80:.S80])/COUNTA([.P80:.S8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80:.Y80])/COUNTA([.V80:.Y8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0];[.N80];[.T80];[.Z80])/COUNTA([.H80];[.N80];[.T80];[.Z8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-117-hellen-killer/&quot;;&quot;117&quot;)" office:value-type="string" office:string-value="117" calcext:value-type="string">
            <text:p>117</text:p>
          </table:table-cell>
          <table:table-cell table:style-name="ce5" table:formula="of:=HYPERLINK(&quot;http://store.steampowered.com/app/246090/&quot;;&quot;Spacebase&quot;)" office:value-type="string" office:string-value="Spacebase" calcext:value-type="string">
            <text:p>Spacebas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81:.G81])/COUNTA([.D81:.G8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21" table:formula="of:=IFERROR(ROUNDDOWN (SUM([.J81:.M81])/COUNTA([.J81:.M81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P81:.S81])/COUNTA([.P81:.S8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1" table:formula="of:=IFERROR(ROUNDDOWN (SUM([.V81:.Y81])/COUNTA([.V81:.Y8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1];[.N81];[.T81];[.Z81])/COUNTA([.H81];[.N81];[.T81];[.Z8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-118-the-incredible-shrinking-cwang/&quot;;&quot;118&quot;)" office:value-type="string" office:string-value="118" calcext:value-type="string">
            <text:p>118</text:p>
          </table:table-cell>
          <table:table-cell table:style-name="ce5" table:formula="of:=HYPERLINK(&quot;http://www.goat-simulator.com/&quot;;&quot;Goat MMO&quot;)" office:value-type="string" office:string-value="Goat MMO" calcext:value-type="string">
            <office:annotation draw:style-name="gr1" draw:text-style-name="P2" svg:width="85.78pt" svg:height="61.68pt" svg:x="320pt" svg:y="1289.54pt" draw:caption-point-x="-11.54pt" draw:caption-point-y="-13.52pt">
              <dc:date>2019-08-17T00:00:00</dc:date>
              <text:p text:style-name="P1">Guest: Sandy Martin (Ultimegus)</text:p>
              <text:p text:style-name="P1"><text:tab/>-The Atomic Ass</text:p>
            </office:annotation>
            <text:p>Goat MMO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1" table:formula="of:=IFERROR(ROUNDDOWN (SUM([.D82:.G82])/COUNTA([.D82:.G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21" table:formula="of:=IFERROR(ROUNDDOWN (SUM([.J82:.M82])/COUNTA([.J82:.M82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P82:.S82])/COUNTA([.P82:.S82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V82:.Y82])/COUNTA([.V82:.Y8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82];[.N82];[.T82];[.Z82])/COUNTA([.H82];[.N82];[.T82];[.Z8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-119-alright-alright-alright/&quot;;&quot;119&quot;)" office:value-type="string" office:string-value="119" calcext:value-type="string">
            <text:p>119</text:p>
          </table:table-cell>
          <table:table-cell table:style-name="ce5" table:formula="of:=HYPERLINK(&quot;http://www.11bitstudios.com/games/16/this-war-of-mine&quot;;&quot;This War of Mine&quot;)" office:value-type="string" office:string-value="This War of Mine" calcext:value-type="string">
            <text:p>This War of Min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3:.G83])/COUNTA([.D83:.G83]));0)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3:.M83])/COUNTA([.J83:.M8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83:.S83])/COUNTA([.P83:.S8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83:.Y83])/COUNTA([.V83:.Y8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3];[.N83];[.T83];[.Z83])/COUNTA([.H83];[.N83];[.T83];[.Z8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-120-a-french-limitation/&quot;;&quot;120&quot;)" office:value-type="string" office:string-value="120" calcext:value-type="string">
            <text:p>120</text:p>
          </table:table-cell>
          <table:table-cell table:style-name="ce5" table:formula="of:=HYPERLINK(&quot;http://www.deadcore-game.com/&quot;;&quot;Dead Core&quot;)" office:value-type="string" office:string-value="Dead Core" calcext:value-type="string">
            <text:p>Dead Core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84:.G84])/COUNTA([.D84:.G8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84:.M84])/COUNTA([.J84:.M8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84:.S84])/COUNTA([.P84:.S8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84:.Y84])/COUNTA([.V84:.Y8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4];[.N84];[.T84];[.Z84])/COUNTA([.H84];[.N84];[.T84];[.Z84])))" office:value-type="string" office:string-value="" calcext:value-type="error">
            <text:p>Err:5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121-ride-the-pidgins/&quot;;&quot;121&quot;)" office:value-type="string" office:string-value="121" calcext:value-type="string">
            <text:p>121</text:p>
          </table:table-cell>
          <table:table-cell table:style-name="ce5" table:formula="of:=HYPERLINK(&quot;http://store.steampowered.com/app/286690/&quot;;&quot;Metro 2033 Redux&quot;)" office:value-type="string" office:string-value="Metro 2033 Redux" calcext:value-type="string">
            <text:p>Metro 2033 Redux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85:.G85])/COUNTA([.D85:.G8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5:.M85])/COUNTA([.J85:.M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85:.S85])/COUNTA([.P85:.S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85:.Y85])/COUNTA([.V85:.Y8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85];[.N85];[.T85];[.Z85])/COUNTA([.H85];[.N85];[.T85];[.Z8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122-plagemarizo/&quot;;&quot;122&quot;)" office:value-type="string" office:string-value="122" calcext:value-type="string">
            <text:p>122</text:p>
          </table:table-cell>
          <table:table-cell table:style-name="ce5" table:formula="of:=HYPERLINK(&quot;https://www.feralinteractive.com/en/mac-games/empire/steam&quot;;&quot;Empire: Total War&quot;)" office:value-type="string" office:string-value="Empire: Total War" calcext:value-type="string">
            <text:p>Empire: Total War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6:.G86])/COUNTA([.D86:.G8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86:.M86])/COUNTA([.J86:.M8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86:.S86])/COUNTA([.P86:.S8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86:.Y86])/COUNTA([.V86:.Y8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6];[.N86];[.T86];[.Z86])/COUNTA([.H86];[.N86];[.T86];[.Z8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123-misty-vulga/&quot;;&quot;123&quot;)" office:value-type="string" office:string-value="123" calcext:value-type="string">
            <text:p>123</text:p>
          </table:table-cell>
          <table:table-cell table:style-name="ce5" table:formula="of:=HYPERLINK(&quot;http://store.steampowered.com/app/310790/&quot;;&quot;Geometry Wars™ 3: Dimensions&quot;)" office:value-type="string" office:string-value="Geometry Wars™ 3: Dimensions" calcext:value-type="string">
            <text:p>Geometry Wars™ 3: Dimension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87:.G87])/COUNTA([.D87:.G8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7:.M87])/COUNTA([.J87:.M8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87:.S87])/COUNTA([.P87:.S8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87:.Y87])/COUNTA([.V87:.Y8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87];[.N87];[.T87];[.Z87])/COUNTA([.H87];[.N87];[.T87];[.Z8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4-twisted-sisters/&quot;;&quot;124&quot;)" office:value-type="string" office:string-value="124" calcext:value-type="string">
            <text:p>124</text:p>
          </table:table-cell>
          <table:table-cell table:style-name="ce5" table:formula="of:=HYPERLINK(&quot;http://blazerush.com/?lang=en&quot;;&quot;Blaze Rush&quot;)" office:value-type="string" office:string-value="Blaze Rush" calcext:value-type="string">
            <office:annotation draw:style-name="gr4" draw:text-style-name="P2" svg:width="85.78pt" svg:height="61.68pt" svg:x="320pt" svg:y="1384.04pt" draw:caption-point-x="-11.54pt" draw:caption-point-y="-13.52pt">
              <dc:date>2019-08-17T00:00:00</dc:date>
              <text:p text:style-name="P1">Guest: Sandy Martin (Ultimegus)</text:p>
              <text:p text:style-name="P1"><text:tab/>-The Atomic Ass</text:p>
            </office:annotation>
            <text:p>Blaze Rush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88:.G88])/COUNTA([.D88:.G8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1" table:formula="of:=IFERROR(ROUNDDOWN (SUM([.J88:.M88])/COUNTA([.J88:.M8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P88:.S88])/COUNTA([.P88:.S88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9" office:value-type="float" office:value="2" calcext:value-type="float">
            <office:annotation draw:style-name="gr4" draw:text-style-name="P2" svg:width="85.8pt" svg:height="42.72pt" svg:x="749pt" svg:y="1393.51pt" draw:caption-point-x="-11.54pt" draw:caption-point-y="-22.99pt">
              <dc:date>2019-08-17T00:00:00</dc:date>
              <text:p text:style-name="P1">Proto-Astrid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88:.Y88])/COUNTA([.V88:.Y88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88];[.N88];[.T88];[.Z88])/COUNTA([.H88];[.N88];[.T88];[.Z88])))" office:value-type="string" office:string-value="" calcext:value-type="error">
            <office:annotation draw:style-name="gr4" draw:text-style-name="P2" svg:width="261.89pt" svg:height="42.72pt" svg:x="877.69pt" svg:y="1393.51pt" draw:caption-point-x="-11.54pt" draw:caption-point-y="-22.99pt">
              <dc:date>2019-08-17T00:00:00</dc:date>
              <text:p text:style-name="P1">Also Proto 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5-sterms-of-service/&quot;;&quot;125&quot;)" office:value-type="string" office:string-value="125" calcext:value-type="string">
            <text:p>125</text:p>
          </table:table-cell>
          <table:table-cell table:style-name="ce5" table:formula="of:=HYPERLINK(&quot;http://store.steampowered.com/app/334300/Fake_Colours/&quot;;&quot;Fake Colours&quot;)" office:value-type="string" office:string-value="Fake Colours" calcext:value-type="string">
            <text:p>Fake Colou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9:.G89])/COUNTA([.D89:.G8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89:.M89])/COUNTA([.J89:.M8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89:.S89])/COUNTA([.P89:.S89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89:.Y89])/COUNTA([.V89:.Y8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9];[.N89];[.T89];[.Z89])/COUNTA([.H89];[.N89];[.T89];[.Z8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6-hypno-busey/&quot;;&quot;126&quot;)" office:value-type="string" office:string-value="126" calcext:value-type="string">
            <text:p>126</text:p>
          </table:table-cell>
          <table:table-cell table:style-name="ce5" table:formula="of:=HYPERLINK(&quot;http://www.croteam.com/talosprinciple/&quot;;&quot;The Talos Principle&quot;)" office:value-type="string" office:string-value="The Talos Principle" calcext:value-type="string">
            <text:p>The Talos Principl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0:.G90])/COUNTA([.D90:.G9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90:.M90])/COUNTA([.J90:.M9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90:.S90])/COUNTA([.P90:.S9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90:.Y90])/COUNTA([.V90:.Y9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90];[.N90];[.T90];[.Z90])/COUNTA([.H90];[.N90];[.T90];[.Z9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7-970-memento/&quot;;&quot;127&quot;)" office:value-type="string" office:string-value="127" calcext:value-type="string">
            <text:p>127</text:p>
          </table:table-cell>
          <table:table-cell table:style-name="ce5" table:formula="of:=HYPERLINK(&quot;http://store.steampowered.com/app/343120/&quot;;&quot;Motorbike&quot;)" office:value-type="string" office:string-value="Motorbike" calcext:value-type="string">
            <text:p>Motorbike</text:p>
          </table:table-cell>
          <table:table-cell table:style-name="ce7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91:.G91])/COUNTA([.D91:.G91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1:.M91])/COUNTA([.J91:.M9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91:.S91])/COUNTA([.P91:.S91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1:.Y91])/COUNTA([.V91:.Y9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91];[.N91];[.T91];[.Z91])/COUNTA([.H91];[.N91];[.T91];[.Z9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28-r-i-p-steambox/&quot;;&quot;128&quot;)" office:value-type="string" office:string-value="128" calcext:value-type="string">
            <text:p>128</text:p>
          </table:table-cell>
          <table:table-cell table:style-name="ce5" table:formula="of:=HYPERLINK(&quot;http://store.steampowered.com/app/316790/&quot;;&quot;Grim Fandango Remastered&quot;)" office:value-type="string" office:string-value="Grim Fandango Remastered" calcext:value-type="string">
            <text:p>Grim Fandango Remastered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92:.G92])/COUNTA([.D92:.G9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2:.M92])/COUNTA([.J92:.M92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92:.S92])/COUNTA([.P92:.S9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2:.Y92])/COUNTA([.V92:.Y9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2];[.N92];[.T92];[.Z92])/COUNTA([.H92];[.N92];[.T92];[.Z9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29-better-call-sol/&quot;;&quot;129&quot;)" office:value-type="string" office:string-value="129" calcext:value-type="string">
            <text:p>129</text:p>
          </table:table-cell>
          <table:table-cell table:style-name="ce5" table:formula="of:=HYPERLINK(&quot;http://store.steampowered.com/app/312840/&quot;;&quot;Fahrenheit: Indigo Prophecy Remastered&quot;)" office:value-type="string" office:string-value="Fahrenheit: Indigo Prophecy Remastered" calcext:value-type="string">
            <office:annotation draw:style-name="gr1" draw:text-style-name="P2" svg:width="85.78pt" svg:height="61.68pt" svg:x="320pt" svg:y="1462.79pt" draw:caption-point-x="-11.54pt" draw:caption-point-y="-13.52pt">
              <dc:date>2019-08-17T00:00:00</dc:date>
              <text:p text:style-name="P1">Guest: Sandy Martin (Ultimegus)</text:p>
              <text:p text:style-name="P1"><text:tab/>-The Atomic Ass</text:p>
            </office:annotation>
            <text:p>Fahrenheit: Indigo Prophecy Remastere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93:.G93])/COUNTA([.D93:.G93]));0)" office:value-type="float" office:value="3" calcext:value-type="float">
            <text:p>3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J93:.M93])/COUNTA([.J93:.M9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93:.S93])/COUNTA([.P93:.S93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1" calcext:value-type="float">
            <text:p>1</text:p>
          </table:table-cell>
          <table:table-cell table:style-name="ce21" table:formula="of:=IFERROR(ROUNDDOWN (SUM([.V93:.Y93])/COUNTA([.V93:.Y9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93];[.N93];[.T93];[.Z93])/COUNTA([.H93];[.N93];[.T93];[.Z9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30-remastered-edition/&quot;;&quot;130&quot;)" office:value-type="string" office:string-value="130" calcext:value-type="string">
            <text:p>130</text:p>
          </table:table-cell>
          <table:table-cell table:style-name="ce5" table:formula="of:=HYPERLINK(&quot;http://store.steampowered.com/app/259830/&quot;;&quot;Wooden Sen'SeY&quot;)" office:value-type="string" office:string-value="Wooden Sen'SeY" calcext:value-type="string">
            <text:p>Wooden Sen'Se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4:.G94])/COUNTA([.D94:.G9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4:.M94])/COUNTA([.J94:.M9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94:.S94])/COUNTA([.P94:.S9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94:.Y94])/COUNTA([.V94:.Y9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4];[.N94];[.T94];[.Z94])/COUNTA([.H94];[.N94];[.T94];[.Z9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31-shadow-of-mordor-on-my-linux/&quot;;&quot;131&quot;)" office:value-type="string" office:string-value="131" calcext:value-type="string">
            <text:p>131</text:p>
          </table:table-cell>
          <table:table-cell table:style-name="ce5" table:formula="of:=HYPERLINK(&quot;http://defiantdev.com/handoffate.php&quot;;&quot;Hands of Fate&quot;)" office:value-type="string" office:string-value="Hands of Fate" calcext:value-type="string">
            <office:annotation draw:style-name="gr1" draw:text-style-name="P2" svg:width="85.78pt" svg:height="61.68pt" svg:x="320pt" svg:y="1494.28pt" draw:caption-point-x="-11.54pt" draw:caption-point-y="-13.52pt">
              <dc:date>2019-08-17T00:00:00</dc:date>
              <text:p text:style-name="P1">Guest: Sandy Martin (Ultimegus)</text:p>
              <text:p text:style-name="P1"><text:tab/>-The Atomic Ass</text:p>
            </office:annotation>
            <text:p>Hands of Fat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95:.G95])/COUNTA([.D95:.G9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1" table:formula="of:=IFERROR(ROUNDDOWN (SUM([.J95:.M95])/COUNTA([.J95:.M9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95:.S95])/COUNTA([.P95:.S9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95:.Y95])/COUNTA([.V95:.Y9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5];[.N95];[.T95];[.Z95])/COUNTA([.H95];[.N95];[.T95];[.Z9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2-steamy-vr/&quot;;&quot;132&quot;)" office:value-type="string" office:string-value="132" calcext:value-type="string">
            <text:p>132</text:p>
          </table:table-cell>
          <table:table-cell table:style-name="ce5" table:formula="of:=HYPERLINK(&quot;http://www.oddworld.com/buy-games/&quot;;&quot;Oddworld: New 'n' Tasty&quot;)" office:value-type="string" office:string-value="Oddworld: New 'n' Tasty" calcext:value-type="string">
            <office:annotation draw:style-name="gr5" draw:text-style-name="P2" svg:width="85.78pt" svg:height="72.88pt" svg:x="320pt" svg:y="1512.31pt" draw:caption-point-x="-11.54pt" draw:caption-point-y="-15.79pt">
              <dc:date>2019-08-17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Oddworld: New 'n' Tasty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96:.G96])/COUNTA([.D96:.G9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96:.M96])/COUNTA([.J96:.M9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96:.S96])/COUNTA([.P96:.S96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96:.Y96])/COUNTA([.V96:.Y9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6];[.N96];[.T96];[.Z96])/COUNTA([.H96];[.N96];[.T96];[.Z9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3-epic-kneecap/&quot;;&quot;133&quot;)" office:value-type="string" office:string-value="133" calcext:value-type="string">
            <text:p>133</text:p>
          </table:table-cell>
          <table:table-cell table:style-name="ce5" table:formula="of:=HYPERLINK(&quot;http://www.torchlight2game.com/&quot;;&quot;Torchlight II&quot;)" office:value-type="string" office:string-value="Torchlight II" calcext:value-type="string">
            <text:p>Torchlight II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7:.G97])/COUNTA([.D97:.G97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97:.M97])/COUNTA([.J97:.M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97:.S97])/COUNTA([.P97:.S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97:.Y97])/COUNTA([.V97:.Y9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97];[.N97];[.T97];[.Z97])/COUNTA([.H97];[.N97];[.T97];[.Z9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4-racism-insurance/&quot;;&quot;134&quot;)" office:value-type="string" office:string-value="134" calcext:value-type="string">
            <text:p>134</text:p>
          </table:table-cell>
          <table:table-cell table:style-name="ce5" table:formula="of:=HYPERLINK(&quot;http://www.leikir-studio.com/isbarah&quot;;&quot;Isbarah&quot;)" office:value-type="string" office:string-value="Isbarah" calcext:value-type="string">
            <text:p>Isbarah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8:.G98])/COUNTA([.D98:.G9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8:.M98])/COUNTA([.J98:.M9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98:.S98])/COUNTA([.P98:.S98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98:.Y98])/COUNTA([.V98:.Y9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98];[.N98];[.T98];[.Z98])/COUNTA([.H98];[.N98];[.T98];[.Z9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5-bioflop-infinite/&quot;;&quot;135&quot;)" office:value-type="string" office:string-value="135" calcext:value-type="string">
            <text:p>135</text:p>
          </table:table-cell>
          <table:table-cell table:style-name="ce5" table:formula="of:=HYPERLINK(&quot;http://store.steampowered.com/app/305050&quot;;&quot;Outland&quot;)" office:value-type="string" office:string-value="Outland" calcext:value-type="string">
            <text:p>Outlan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9:.G99])/COUNTA([.D99:.G9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9:.M99])/COUNTA([.J99:.M9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99:.S99])/COUNTA([.P99:.S9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9:.Y99])/COUNTA([.V99:.Y9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9];[.N99];[.T99];[.Z99])/COUNTA([.H99];[.N99];[.T99];[.Z9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6-evil-later-date/&quot;;&quot;136&quot;)" office:value-type="string" office:string-value="136" calcext:value-type="string">
            <text:p>136</text:p>
          </table:table-cell>
          <table:table-cell table:style-name="ce5" table:formula="of:=HYPERLINK(&quot;https://eternity.obsidian.net/&quot;;&quot;Pillars of Eternity&quot;)" office:value-type="string" office:string-value="Pillars of Eternity" calcext:value-type="string">
            <text:p>Pillars of Eternit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0:.G100])/COUNTA([.D100:.G100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0:.M100])/COUNTA([.J100:.M10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0:.S100])/COUNTA([.P100:.S10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00:.Y100])/COUNTA([.V100:.Y10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00];[.N100];[.T100];[.Z100])/COUNTA([.H100];[.N100];[.T100];[.Z10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37-christal-blue/&quot;;&quot;137&quot;)" office:value-type="string" office:string-value="137" calcext:value-type="string">
            <text:p>137</text:p>
          </table:table-cell>
          <table:table-cell table:style-name="ce5" table:formula="of:=HYPERLINK(&quot;http://store.steampowered.com/app/264000&quot;;&quot;Son of Nor&quot;)" office:value-type="string" office:string-value="Son of Nor" calcext:value-type="string">
            <office:annotation draw:style-name="gr1" draw:text-style-name="P2" svg:width="85.78pt" svg:height="61.68pt" svg:x="320pt" svg:y="1588.79pt" draw:caption-point-x="-11.54pt" draw:caption-point-y="-13.52pt">
              <dc:date>2019-08-17T00:00:00</dc:date>
              <text:p text:style-name="P1">Guest: Sandy Martin (Ultimegus)</text:p>
              <text:p text:style-name="P1"><text:tab/>-The Atomic Ass</text:p>
            </office:annotation>
            <text:p>Son of Nor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IFERROR(ROUNDDOWN (SUM([.D101:.G101])/COUNTA([.D101:.G101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J101:.M101])/COUNTA([.J101:.M10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IFERROR(ROUNDDOWN (SUM([.P101:.S101])/COUNTA([.P101:.S101]));0)" office:value-type="float" office:value="1" calcext:value-type="float">
            <text:p>1</text:p>
          </table:table-cell>
          <table:table-cell table:style-name="ce23"/>
          <table:table-cell table:number-columns-repeated="4" table:style-name="ce19" office:value-type="float" office:value="1" calcext:value-type="float">
            <text:p>1</text:p>
          </table:table-cell>
          <table:table-cell table:style-name="ce21" table:formula="of:=IFERROR(ROUNDDOWN (SUM([.V101:.Y101])/COUNTA([.V101:.Y10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1];[.N101];[.T101];[.Z101])/COUNTA([.H101];[.N101];[.T101];[.Z10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38-hartley-interesting/&quot;;&quot;138&quot;)" office:value-type="string" office:string-value="138" calcext:value-type="string">
            <text:p>138</text:p>
          </table:table-cell>
          <table:table-cell table:style-name="ce5" table:formula="of:=HYPERLINK(&quot;http://www.shadowwarrior.com/&quot;;&quot;Shadow Warrior&quot;)" office:value-type="string" office:string-value="Shadow Warrior" calcext:value-type="string">
            <office:annotation draw:style-name="gr1" draw:text-style-name="P2" svg:width="85.78pt" svg:height="50.49pt" svg:x="320pt" svg:y="1610.14pt" draw:caption-point-x="-11.54pt" draw:caption-point-y="-19.11pt">
              <dc:date>2019-08-17T00:00:00</dc:date>
              <text:p text:style-name="P1">Guest: Matt Hartley</text:p>
              <text:p text:style-name="P1"><text:tab/>-The Atomic Ass</text:p>
            </office:annotation>
            <text:p>Shadow Warrior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102:.G102])/COUNTA([.D102:.G102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J102:.M102])/COUNTA([.J102:.M10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102:.S102])/COUNTA([.P102:.S10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V102:.Y102])/COUNTA([.V102:.Y102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02];[.N102];[.T102];[.Z102])/COUNTA([.H102];[.N102];[.T102];[.Z10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39-steam-drinks-your-milkshake/&quot;;&quot;139&quot;)" office:value-type="string" office:string-value="139" calcext:value-type="string">
            <text:p>139</text:p>
          </table:table-cell>
          <table:table-cell table:style-name="ce5" table:formula="of:=HYPERLINK(&quot;http://store.steampowered.com/app/354930/&quot;;&quot;Slinki&quot;)" office:value-type="string" office:string-value="Slinki" calcext:value-type="string">
            <text:p>Slinki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03:.G103])/COUNTA([.D103:.G10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3:.M103])/COUNTA([.J103:.M10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03:.S103])/COUNTA([.P103:.S10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3:.Y103])/COUNTA([.V103:.Y10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3];[.N103];[.T103];[.Z103])/COUNTA([.H103];[.N103];[.T103];[.Z10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40-crotch-sliding/&quot;;&quot;140&quot;)" office:value-type="string" office:string-value="140" calcext:value-type="string">
            <text:p>140</text:p>
          </table:table-cell>
          <table:table-cell table:style-name="ce5" table:formula="of:=HYPERLINK(&quot;http://supertuxkart.sourceforge.net/&quot;;&quot;SuperTuxKart 0.9&quot;)" office:value-type="string" office:string-value="SuperTuxKart 0.9" calcext:value-type="string">
            <text:p>SuperTuxKart 0.9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4:.G104])/COUNTA([.D104:.G10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4:.M104])/COUNTA([.J104:.M10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4:.S104])/COUNTA([.P104:.S10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4:.Y104])/COUNTA([.V104:.Y10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4];[.N104];[.T104];[.Z104])/COUNTA([.H104];[.N104];[.T104];[.Z10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1-low-orbit-ban-cannon/&quot;;&quot;141&quot;)" office:value-type="string" office:string-value="141" calcext:value-type="string">
            <text:p>141</text:p>
          </table:table-cell>
          <table:table-cell table:style-name="ce5" table:formula="of:=HYPERLINK(&quot;http://store.steampowered.com/app/355050&quot;;&quot;Sky Force Anniversary&quot;)" office:value-type="string" office:string-value="Sky Force Anniversary" calcext:value-type="string">
            <text:p>Sky Force Anniversary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5:.G105])/COUNTA([.D105:.G10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5:.M105])/COUNTA([.J105:.M10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05:.S105])/COUNTA([.P105:.S10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5:.Y105])/COUNTA([.V105:.Y10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5];[.N105];[.T105];[.Z105])/COUNTA([.H105];[.N105];[.T105];[.Z10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2-brick-simulator/&quot;;&quot;142&quot;)" office:value-type="string" office:string-value="142" calcext:value-type="string">
            <text:p>142</text:p>
          </table:table-cell>
          <table:table-cell table:style-name="ce5" table:formula="of:=HYPERLINK(&quot;http://store.steampowered.com/app/344450/&quot;;&quot;Goat Simulator: Goat Z&quot;)" office:value-type="string" office:string-value="Goat Simulator: Goat Z" calcext:value-type="string">
            <text:p>Goat Simulator: Goat Z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06:.G106])/COUNTA([.D106:.G10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6:.M106])/COUNTA([.J106:.M10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6:.S106])/COUNTA([.P106:.S10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6:.Y106])/COUNTA([.V106:.Y10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06];[.N106];[.T106];[.Z106])/COUNTA([.H106];[.N106];[.T106];[.Z10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3-heat-lotion/&quot;;&quot;143&quot;)" office:value-type="string" office:string-value="143" calcext:value-type="string">
            <text:p>143</text:p>
          </table:table-cell>
          <table:table-cell table:style-name="ce5" table:formula="of:=HYPERLINK(&quot;http://actionhenk.com/&quot;;&quot;Action Henk&quot;)" office:value-type="string" office:string-value="Action Henk" calcext:value-type="string">
            <text:p>Action Henk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7:.G107])/COUNTA([.D107:.G10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7:.M107])/COUNTA([.J107:.M10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07:.S107])/COUNTA([.P107:.S10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07:.Y107])/COUNTA([.V107:.Y10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07];[.N107];[.T107];[.Z107])/COUNTA([.H107];[.N107];[.T107];[.Z10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4-deura/&quot;;&quot;144&quot;)" office:value-type="string" office:string-value="144" calcext:value-type="string">
            <text:p>144</text:p>
          </table:table-cell>
          <table:table-cell table:style-name="ce5" table:formula="of:=HYPERLINK(&quot;http://www.dex-rpg.com/index_en.php&quot;;&quot;Dex&quot;)" office:value-type="string" office:string-value="Dex" calcext:value-type="string">
            <text:p>Dex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8:.G108])/COUNTA([.D108:.G10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8:.M108])/COUNTA([.J108:.M10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08:.S108])/COUNTA([.P108:.S108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8:.Y108])/COUNTA([.V108:.Y10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8];[.N108];[.T108];[.Z108])/COUNTA([.H108];[.N108];[.T108];[.Z10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5-ranch/&quot;;&quot;145&quot;)" office:value-type="string" office:string-value="145" calcext:value-type="string">
            <text:p>145</text:p>
          </table:table-cell>
          <table:table-cell table:style-name="ce5" table:formula="of:=HYPERLINK(&quot;http://store.steampowered.com/app/315680&quot;;&quot;Spellcrafter&quot;)" office:value-type="string" office:string-value="Spellcrafter" calcext:value-type="string">
            <text:p>Spellcrafte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9:.G109])/COUNTA([.D109:.G10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9:.M109])/COUNTA([.J109:.M109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09:.S109])/COUNTA([.P109:.S109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9:.Y109])/COUNTA([.V109:.Y10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9];[.N109];[.T109];[.Z109])/COUNTA([.H109];[.N109];[.T109];[.Z10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6-backrumpsy/&quot;;&quot;146&quot;)" office:value-type="string" office:string-value="146" calcext:value-type="string">
            <text:p>146</text:p>
          </table:table-cell>
          <table:table-cell table:style-name="ce5" table:formula="of:=HYPERLINK(&quot;http://store.steampowered.com/app/263060&quot;;&quot;Blockstorm&quot;)" office:value-type="string" office:string-value="Blockstorm" calcext:value-type="string">
            <office:annotation draw:style-name="gr1" draw:text-style-name="P2" svg:width="85.78pt" svg:height="61.68pt" svg:x="320pt" svg:y="1730.52pt" draw:caption-point-x="-11.54pt" draw:caption-point-y="-13.49pt">
              <dc:date>2019-08-17T00:00:00</dc:date>
              <text:p text:style-name="P1">Guest: Sandy Martin (Ultimegus)</text:p>
              <text:p text:style-name="P1"><text:tab/>-The Atomic Ass</text:p>
            </office:annotation>
            <text:p>Blockstorm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110:.G110])/COUNTA([.D110:.G11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J110:.M110])/COUNTA([.J110:.M11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110:.S110])/COUNTA([.P110:.S11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V110:.Y110])/COUNTA([.V110:.Y11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0];[.N110];[.T110];[.Z110])/COUNTA([.H110];[.N110];[.T110];[.Z11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7-seig-smile/&quot;;&quot;147&quot;)" office:value-type="string" office:string-value="147" calcext:value-type="string">
            <text:p>147</text:p>
          </table:table-cell>
          <table:table-cell table:style-name="ce5" table:formula="of:=HYPERLINK(&quot;http://www.massivechalice.com/&quot;;&quot;Massive Chalice&quot;)" office:value-type="string" office:string-value="Massive Chalice" calcext:value-type="string">
            <text:p>Massive Chalic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1:.G111])/COUNTA([.D111:.G111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1:.M111])/COUNTA([.J111:.M11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1:.S111])/COUNTA([.P111:.S1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1:.Y111])/COUNTA([.V111:.Y11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1];[.N111];[.T111];[.Z111])/COUNTA([.H111];[.N111];[.T111];[.Z11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8-fury-x/&quot;;&quot;148&quot;)" office:value-type="string" office:string-value="148" calcext:value-type="string">
            <text:p>148</text:p>
          </table:table-cell>
          <table:table-cell table:style-name="ce5" table:formula="of:=HYPERLINK(&quot;http://store.steampowered.com/app/248310&quot;;&quot;Freedom Planet&quot;)" office:value-type="string" office:string-value="Freedom Planet" calcext:value-type="string">
            <text:p>Freedom Plane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2:.G112])/COUNTA([.D112:.G11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12:.M112])/COUNTA([.J112:.M11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12:.S112])/COUNTA([.P112:.S112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12:.Y112])/COUNTA([.V112:.Y11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2];[.N112];[.T112];[.Z112])/COUNTA([.H112];[.N112];[.T112];[.Z112])))" office:value-type="string" office:string-value="" calcext:value-type="error">
            <text:p>Err:51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9-le-wine/&quot;;&quot;149&quot;)" office:value-type="string" office:string-value="149" calcext:value-type="string">
            <text:p>149</text:p>
          </table:table-cell>
          <table:table-cell table:style-name="ce5" table:formula="of:=HYPERLINK(&quot;http://store.steampowered.com/app/352170/&quot;;&quot;MadOut&quot;)" office:value-type="string" office:string-value="MadOut" calcext:value-type="string">
            <office:annotation draw:style-name="gr3" draw:text-style-name="P2" svg:width="85.78pt" svg:height="84.08pt" svg:x="320pt" svg:y="1774.46pt" draw:caption-point-x="-11.54pt" draw:caption-point-y="-10.18pt">
              <dc:date>2019-08-17T00:00:00</dc:date>
              <text:p text:style-name="P1">Featuring:</text:p>
              <text:p text:style-name="P1">Mathieu Comandon (Stryder) as Pedro</text:p>
              <text:p text:style-name="P1"><text:tab/>-The Atomic Ass</text:p>
            </office:annotation>
            <text:p>MadOu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3:.G113])/COUNTA([.D113:.G11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3:.M113])/COUNTA([.J113:.M11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3:.S113])/COUNTA([.P113:.S11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3:.Y113])/COUNTA([.V113:.Y11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3];[.N113];[.T113];[.Z113])/COUNTA([.H113];[.N113];[.T113];[.Z11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0-training-bullets/&quot;;&quot;150&quot;)" office:value-type="string" office:string-value="150" calcext:value-type="string">
            <text:p>150</text:p>
          </table:table-cell>
          <table:table-cell table:style-name="ce5" table:formula="of:=HYPERLINK(&quot;http://store.steampowered.com/app/324790/&quot;;&quot;LEGO Minifigures Online&quot;)" office:value-type="string" office:string-value="LEGO Minifigures Online" calcext:value-type="string">
            <text:p>LEGO Minifigures Online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14:.G114])/COUNTA([.D114:.G11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4:.M114])/COUNTA([.J114:.M11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4:.S114])/COUNTA([.P114:.S11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14:.Y114])/COUNTA([.V114:.Y11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4];[.N114];[.T114];[.Z114])/COUNTA([.H114];[.N114];[.T114];[.Z114])))" office:value-type="string" office:string-value="" calcext:value-type="error">
            <text:p>Err:5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1-reliably-reliable/&quot;;&quot;151&quot;)" office:value-type="string" office:string-value="151" calcext:value-type="string">
            <text:p>151</text:p>
          </table:table-cell>
          <table:table-cell table:style-name="ce5" table:formula="of:=HYPERLINK(&quot;http://store.steampowered.com/app/320540/Coffin_Dodgers/&quot;;&quot;Coffin Dodgers&quot;)" office:value-type="string" office:string-value="Coffin Dodgers" calcext:value-type="string">
            <text:p>Coffin Dodg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5:.G115])/COUNTA([.D115:.G11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5:.M115])/COUNTA([.J115:.M11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15:.S115])/COUNTA([.P115:.S11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85.8pt" svg:height="42.75pt" svg:x="749pt" svg:y="1818.74pt" draw:caption-point-x="-11.54pt" draw:caption-point-y="-22.96pt">
              <dc:date>2019-08-17T00:00:00</dc:date>
              <text:p text:style-name="P1">Astrid?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5:.Y115])/COUNTA([.V115:.Y11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5];[.N115];[.T115];[.Z115])/COUNTA([.H115];[.N115];[.T115];[.Z11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2-moon-language/&quot;;&quot;152&quot;)" office:value-type="string" office:string-value="152" calcext:value-type="string">
            <text:p>152</text:p>
          </table:table-cell>
          <table:table-cell table:style-name="ce5" table:formula="of:=HYPERLINK(&quot;http://store.steampowered.com/app/223470/&quot;;&quot;Postal 2&quot;)" office:value-type="string" office:string-value="Postal 2" calcext:value-type="string">
            <text:p>Postal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16:.G116])/COUNTA([.D116:.G11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6:.M116])/COUNTA([.J116:.M11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6:.S116])/COUNTA([.P116:.S11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16:.Y116])/COUNTA([.V116:.Y11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6];[.N116];[.T116];[.Z116])/COUNTA([.H116];[.N116];[.T116];[.Z11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3-gauntlet-because-fk-linux-edition/&quot;;&quot;153&quot;)" office:value-type="string" office:string-value="153" calcext:value-type="string">
            <text:p>153</text:p>
          </table:table-cell>
          <table:table-cell table:style-name="ce5" table:formula="of:=HYPERLINK(&quot;http://www.magiccirclegame.com/&quot;;&quot;The Magic Circle&quot;)" office:value-type="string" office:string-value="The Magic Circle" calcext:value-type="string">
            <text:p>The Magic Circl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17:.G117])/COUNTA([.D117:.G1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7:.M117])/COUNTA([.J117:.M1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7:.S117])/COUNTA([.P117:.S11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17:.Y117])/COUNTA([.V117:.Y11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7];[.N117];[.T117];[.Z117])/COUNTA([.H117];[.N117];[.T117];[.Z11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4-shadow-of-hordor/&quot;;&quot;154&quot;)" office:value-type="string" office:string-value="154" calcext:value-type="string">
            <text:p>154</text:p>
          </table:table-cell>
          <table:table-cell table:style-name="ce5" table:formula="of:=HYPERLINK(&quot;http://store.steampowered.com/app/345180&quot;;&quot;Victor Vran&quot;)" office:value-type="string" office:string-value="Victor Vran" calcext:value-type="string">
            <office:annotation draw:style-name="gr1" draw:text-style-name="P2" svg:width="85.78pt" svg:height="61.68pt" svg:x="320pt" svg:y="1856.52pt" draw:caption-point-x="-11.54pt" draw:caption-point-y="-13.49pt">
              <dc:date>2019-08-17T00:00:00</dc:date>
              <text:p text:style-name="P1">Guest: Mike Teehan (__eMpTy__)</text:p>
              <text:p text:style-name="P1"><text:tab/>-The Atomic Ass</text:p>
            </office:annotation>
            <text:p>Victor Vran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118:.G118])/COUNTA([.D118:.G118]));0)" office:value-type="float" office:value="4" calcext:value-type="float">
            <text:p>4</text:p>
          </table:table-cell>
          <table:table-cell table:style-name="ce23"/>
          <table:table-cell table:number-columns-repeated="4" table:style-name="ce19" office:value-type="float" office:value="3" calcext:value-type="float">
            <text:p>3</text:p>
          </table:table-cell>
          <table:table-cell table:style-name="ce21" table:formula="of:=IFERROR(ROUNDDOWN (SUM([.J118:.M118])/COUNTA([.J118:.M118]));0)" office:value-type="float" office:value="3" calcext:value-type="float">
            <text:p>3</text:p>
          </table:table-cell>
          <table:table-cell table:style-name="ce23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P118:.S118])/COUNTA([.P118:.S11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V118:.Y118])/COUNTA([.V118:.Y11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8];[.N118];[.T118];[.Z118])/COUNTA([.H118];[.N118];[.T118];[.Z11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5-george-r-r-tolkien/&quot;;&quot;155&quot;)" office:value-type="string" office:string-value="155" calcext:value-type="string">
            <text:p>155</text:p>
          </table:table-cell>
          <table:table-cell table:style-name="ce5" table:formula="of:=HYPERLINK(&quot;https://www.feralinteractive.com/en/mac-games/shadowofmordor/&quot;;&quot;Middle Earth: Shadow of Mordor&quot;)" office:value-type="string" office:string-value="Middle Earth: Shadow of Mordor" calcext:value-type="string">
            <text:p>Middle Earth: Shadow of Mordo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19:.G119])/COUNTA([.D119:.G11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19:.M119])/COUNTA([.J119:.M11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19:.S119])/COUNTA([.P119:.S11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19:.Y119])/COUNTA([.V119:.Y119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19];[.N119];[.T119];[.Z119])/COUNTA([.H119];[.N119];[.T119];[.Z11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6-because-raisins/&quot;;&quot;156&quot;)" office:value-type="string" office:string-value="156" calcext:value-type="string">
            <text:p>156</text:p>
          </table:table-cell>
          <table:table-cell table:style-name="ce5" table:formula="of:=HYPERLINK(&quot;http://store.steampowered.com/app/368730/&quot;;&quot;No Time To Explain Remastered&quot;)" office:value-type="string" office:string-value="No Time To Explain Remastered" calcext:value-type="string">
            <text:p>No Time To Explain Remastere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0:.G120])/COUNTA([.D120:.G12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0:.M120])/COUNTA([.J120:.M12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20:.S120])/COUNTA([.P120:.S12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20:.Y120])/COUNTA([.V120:.Y12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0];[.N120];[.T120];[.Z120])/COUNTA([.H120];[.N120];[.T120];[.Z12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7-pump-asset-captain/&quot;;&quot;157&quot;)" office:value-type="string" office:string-value="157" calcext:value-type="string">
            <text:p>157</text:p>
          </table:table-cell>
          <table:table-cell table:style-name="ce5" table:formula="of:=HYPERLINK(&quot;http://store.steampowered.com/app/361550/Cradle/&quot;;&quot;Cradle&quot;)" office:value-type="string" office:string-value="Cradle" calcext:value-type="string">
            <office:annotation draw:style-name="gr1" draw:text-style-name="P2" svg:width="85.78pt" svg:height="61.68pt" svg:x="320pt" svg:y="1903.78pt" draw:caption-point-x="-11.54pt" draw:caption-point-y="-13.49pt">
              <dc:date>2019-08-17T00:00:00</dc:date>
              <text:p text:style-name="P1">Guest: Mike Teehan (__eMpTy__)</text:p>
              <text:p text:style-name="P1"><text:tab/>-The Atomic Ass</text:p>
            </office:annotation>
            <text:p>Cradle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D121:.G121])/COUNTA([.D121:.G121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J121:.M121])/COUNTA([.J121:.M1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P121:.S121])/COUNTA([.P121:.S1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1" table:formula="of:=IFERROR(ROUNDDOWN (SUM([.V121:.Y121])/COUNTA([.V121:.Y12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1];[.N121];[.T121];[.Z121])/COUNTA([.H121];[.N121];[.T121];[.Z12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8-the-linux-tech-and-gaming-podcast/&quot;;&quot;158&quot;)" office:value-type="string" office:string-value="158" calcext:value-type="string">
            <text:p>158</text:p>
          </table:table-cell>
          <table:table-cell table:style-name="ce5" table:formula="of:=HYPERLINK(&quot;http://store.steampowered.com/app/316930&quot;;&quot;Kings of Kung Fu&quot;)" office:value-type="string" office:string-value="Kings of Kung Fu" calcext:value-type="string">
            <office:annotation draw:style-name="gr1" draw:text-style-name="P2" svg:width="85.78pt" svg:height="61.68pt" svg:x="320pt" svg:y="1919.54pt" draw:caption-point-x="-11.54pt" draw:caption-point-y="-13.52pt">
              <dc:date>2019-08-17T00:00:00</dc:date>
              <text:p text:style-name="P1">Guest: Ranko Kohime (TheAtomicAss)</text:p>
              <text:p text:style-name="P1"><text:tab/>-The Atomic Ass</text:p>
            </office:annotation>
            <text:p>Kings of Kung Fu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21" table:formula="of:=IFERROR(ROUNDDOWN (SUM([.D122:.G122])/COUNTA([.D122:.G122]));0)" office:value-type="float" office:value="3" calcext:value-type="float">
            <text:p>3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J122:.M122])/COUNTA([.J122:.M12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P122:.S122])/COUNTA([.P122:.S12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V122:.Y122])/COUNTA([.V122:.Y12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2];[.N122];[.T122];[.Z122])/COUNTA([.H122];[.N122];[.T122];[.Z12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9/linuxgamecast-weekly-ep160-disclaimer/&quot;;&quot;160&quot;)" office:value-type="string" office:string-value="160" calcext:value-type="string">
            <text:p>160</text:p>
          </table:table-cell>
          <table:table-cell table:style-name="ce5" table:formula="of:=HYPERLINK(&quot;http://store.steampowered.com/app/231430/&quot;;&quot;Company of Heroes 2&quot;)" office:value-type="string" office:string-value="Company of Heroes 2" calcext:value-type="string">
            <office:annotation draw:style-name="gr1" draw:text-style-name="P2" svg:width="85.78pt" svg:height="61.68pt" svg:x="320pt" svg:y="1935.27pt" draw:caption-point-x="-11.54pt" draw:caption-point-y="-13.49pt">
              <dc:date>2019-08-17T00:00:00</dc:date>
              <text:p text:style-name="P1">Guest: Mathieu Comandon (Stryder)</text:p>
              <text:p text:style-name="P1"><text:tab/>-The Atomic Ass</text:p>
            </office:annotation>
            <text:p>Company of Heroes 2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123:.G123])/COUNTA([.D123:.G123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J123:.M123])/COUNTA([.J123:.M12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P123:.S123])/COUNTA([.P123:.S12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123:.Y123])/COUNTA([.V123:.Y12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3];[.N123];[.T123];[.Z123])/COUNTA([.H123];[.N123];[.T123];[.Z12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9/linuxgamecast-weekly-ep161-do-electric-hippies-smoke-holographic-trees/&quot;;&quot;161&quot;)" office:value-type="string" office:string-value="161" calcext:value-type="string">
            <text:p>161</text:p>
          </table:table-cell>
          <table:table-cell table:style-name="ce5" table:formula="of:=HYPERLINK(&quot;http://store.steampowered.com/app/268870/&quot;;&quot;Satellite Reign&quot;)" office:value-type="string" office:string-value="Satellite Reign" calcext:value-type="string">
            <text:p>Satellite Reig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4:.G124])/COUNTA([.D124:.G12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4:.M124])/COUNTA([.J124:.M1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4:.S124])/COUNTA([.P124:.S1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24:.Y124])/COUNTA([.V124:.Y12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4];[.N124];[.T124];[.Z124])/COUNTA([.H124];[.N124];[.T124];[.Z12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9/linuxgamecast-weekly-ep162-bad-vives/&quot;;&quot;162&quot;)" office:value-type="string" office:string-value="162" calcext:value-type="string">
            <text:p>162</text:p>
          </table:table-cell>
          <table:table-cell table:style-name="ce5" table:formula="of:=HYPERLINK(&quot;http://store.steampowered.com/app/250110/&quot;;&quot;Assault Android Cactus&quot;)" office:value-type="string" office:string-value="Assault Android Cactus" calcext:value-type="string">
            <text:p>Assault Android Cactu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5:.G125])/COUNTA([.D125:.G12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5:.M125])/COUNTA([.J125:.M12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25:.S125])/COUNTA([.P125:.S12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25:.Y125])/COUNTA([.V125:.Y12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25];[.N125];[.T125];[.Z125])/COUNTA([.H125];[.N125];[.T125];[.Z12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3-three-games-one-coupon/&quot;;&quot;163&quot;)" office:value-type="string" office:string-value="163" calcext:value-type="string">
            <text:p>163</text:p>
          </table:table-cell>
          <table:table-cell table:style-name="ce5" table:formula="of:=HYPERLINK(&quot;http://store.steampowered.com/app/282140/&quot;;&quot;SOMA&quot;)" office:value-type="string" office:string-value="SOMA" calcext:value-type="string">
            <text:p>SOMA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6:.G126])/COUNTA([.D126:.G12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6:.M126])/COUNTA([.J126:.M126]));0)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6:.S126])/COUNTA([.P126:.S12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26:.Y126])/COUNTA([.V126:.Y12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6];[.N126];[.T126];[.Z126])/COUNTA([.H126];[.N126];[.T126];[.Z12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4-hinkoherant/&quot;;&quot;164&quot;)" office:value-type="string" office:string-value="164" calcext:value-type="string">
            <text:p>164</text:p>
          </table:table-cell>
          <table:table-cell table:style-name="ce5" table:formula="of:=HYPERLINK(&quot;http://store.steampowered.com/app/245170/&quot;;&quot;Skullgirls&quot;)" office:value-type="string" office:string-value="Skullgirls" calcext:value-type="string">
            <text:p>Skullgirl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7:.G127])/COUNTA([.D127:.G12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7:.M127])/COUNTA([.J127:.M12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7:.S127])/COUNTA([.P127:.S127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27:.Y127])/COUNTA([.V127:.Y12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7];[.N127];[.T127];[.Z127])/COUNTA([.H127];[.N127];[.T127];[.Z12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5-controlling-link/&quot;;&quot;165&quot;)" office:value-type="string" office:string-value="165" calcext:value-type="string">
            <text:p>165</text:p>
          </table:table-cell>
          <table:table-cell table:style-name="ce5" table:formula="of:=HYPERLINK(&quot;http://store.steampowered.com/app/238320&quot;;&quot;Outlast&quot;)" office:value-type="string" office:string-value="Outlast" calcext:value-type="string">
            <text:p>Outlas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8:.G128])/COUNTA([.D128:.G12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28:.M128])/COUNTA([.J128:.M12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8:.S128])/COUNTA([.P128:.S12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28:.Y128])/COUNTA([.V128:.Y12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8];[.N128];[.T128];[.Z128])/COUNTA([.H128];[.N128];[.T128];[.Z12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6-symmetrical-vibration-glitch/&quot;;&quot;166&quot;)" office:value-type="string" office:string-value="166" calcext:value-type="string">
            <text:p>166</text:p>
          </table:table-cell>
          <table:table-cell table:style-name="ce5" table:formula="of:=HYPERLINK(&quot;http://store.steampowered.com/app/325600/&quot;;&quot;Sword Coast Legends&quot;)" office:value-type="string" office:string-value="Sword Coast Legends" calcext:value-type="string">
            <text:p>Sword Coast Legend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9:.G129])/COUNTA([.D129:.G12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29:.M129])/COUNTA([.J129:.M129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29:.S129])/COUNTA([.P129:.S12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29:.Y129])/COUNTA([.V129:.Y12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9];[.N129];[.T129];[.Z129])/COUNTA([.H129];[.N129];[.T129];[.Z12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67-bradist/&quot;;&quot;167&quot;)" office:value-type="string" office:string-value="167" calcext:value-type="string">
            <text:p>167</text:p>
          </table:table-cell>
          <table:table-cell table:style-name="ce5" table:formula="of:=HYPERLINK(&quot;http://store.steampowered.com/app/214490/&quot;;&quot;Alien: Isolation&quot;)" office:value-type="string" office:string-value="Alien: Isolation" calcext:value-type="string">
            <text:p>Alien: Isola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0:.G130])/COUNTA([.D130:.G13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30:.M130])/COUNTA([.J130:.M13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30:.S130])/COUNTA([.P130:.S13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30:.Y130])/COUNTA([.V130:.Y13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30];[.N130];[.T130];[.Z130])/COUNTA([.H130];[.N130];[.T130];[.Z13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68-death-procession/&quot;;&quot;168&quot;)" office:value-type="string" office:string-value="168" calcext:value-type="string">
            <text:p>168</text:p>
          </table:table-cell>
          <table:table-cell table:style-name="ce5" table:formula="of:=HYPERLINK(&quot;http://store.steampowered.com/app/296970/&quot;;&quot;Renowned Explorers&quot;)" office:value-type="string" office:string-value="Renowned Explorers" calcext:value-type="string">
            <text:p>Renowned Explorer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1:.G131])/COUNTA([.D131:.G13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1:.M131])/COUNTA([.J131:.M13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31:.S131])/COUNTA([.P131:.S13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31:.Y131])/COUNTA([.V131:.Y13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1];[.N131];[.T131];[.Z131])/COUNTA([.H131];[.N131];[.T131];[.Z13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69-gravity-ceiling/&quot;;&quot;169&quot;)" office:value-type="string" office:string-value="169" calcext:value-type="string">
            <text:p>169</text:p>
          </table:table-cell>
          <table:table-cell table:style-name="ce5" table:formula="of:=HYPERLINK(&quot;http://store.steampowered.com/app/319910/&quot;;&quot;Trine 3: Artifacts of Power&quot;)" office:value-type="string" office:string-value="Trine 3: Artifacts of Power" calcext:value-type="string">
            <text:p>Trine 3: Artifacts of Power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2:.G132])/COUNTA([.D132:.G13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2:.M132])/COUNTA([.J132:.M13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2:.S132])/COUNTA([.P132:.S13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2:.Y132])/COUNTA([.V132:.Y13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2];[.N132];[.T132];[.Z132])/COUNTA([.H132];[.N132];[.T132];[.Z13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70-op-in-ate/&quot;;&quot;170&quot;)" office:value-type="string" office:string-value="170" calcext:value-type="string">
            <text:p>170</text:p>
          </table:table-cell>
          <table:table-cell table:style-name="ce5" table:formula="of:=HYPERLINK(&quot;http://store.steampowered.com/app/211440/&quot;;&quot;Adventures of Shuggy&quot;)" office:value-type="string" office:string-value="Adventures of Shuggy" calcext:value-type="string">
            <text:p>Adventures of Shugg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3:.G133])/COUNTA([.D133:.G13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3:.M133])/COUNTA([.J133:.M13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3:.S133])/COUNTA([.P133:.S13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33:.Y133])/COUNTA([.V133:.Y13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3];[.N133];[.T133];[.Z133])/COUNTA([.H133];[.N133];[.T133];[.Z13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71-discoverable-cock-mechanisms/&quot;;&quot;171&quot;)" office:value-type="string" office:string-value="171" calcext:value-type="string">
            <text:p>171</text:p>
          </table:table-cell>
          <table:table-cell table:style-name="ce5" table:formula="of:=HYPERLINK(&quot;https://www.google.com/url?q=http://store.steampowered.com/app/296830/&amp;sa=D&amp;usg=AFQjCNF58-o654vznMHG7ZPwlAKhttp://store.steampowered.com/app/296830/Lucius_II/44x71Sw&quot;;&quot;Lucius II&quot;)" office:value-type="string" office:string-value="Lucius II" calcext:value-type="string">
            <text:p>Lucius II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34:.G134])/COUNTA([.D134:.G13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4:.M134])/COUNTA([.J134:.M13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4:.S134])/COUNTA([.P134:.S134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34:.Y134])/COUNTA([.V134:.Y13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4];[.N134];[.T134];[.Z134])/COUNTA([.H134];[.N134];[.T134];[.Z13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2/linuxgamecast-weekly-ep172-art-arsesets/&quot;;&quot;172&quot;)" office:value-type="string" office:string-value="172" calcext:value-type="string">
            <text:p>172</text:p>
          </table:table-cell>
          <table:table-cell table:style-name="ce5" table:formula="of:=HYPERLINK(&quot;http://store.steampowered.com/app/386280/&quot;;&quot;Vendetta: Curse of Raven's Cry&quot;)" office:value-type="string" office:string-value="Vendetta: Curse of Raven's Cry" calcext:value-type="string">
            <office:annotation draw:style-name="gr1" draw:text-style-name="P2" svg:width="85.78pt" svg:height="61.68pt" svg:x="320pt" svg:y="2124.28pt" draw:caption-point-x="-11.54pt" draw:caption-point-y="-13.52pt">
              <dc:date>2019-08-17T00:00:00</dc:date>
              <text:p text:style-name="P1">Guest: Mike Teehan (__eMpTy__)</text:p>
              <text:p text:style-name="P1"><text:tab/>-The Atomic Ass</text:p>
            </office:annotation>
            <text:p>Vendetta: Curse of Raven's Cry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IFERROR(ROUNDDOWN (SUM([.D135:.G135])/COUNTA([.D135:.G13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1" table:formula="of:=IFERROR(ROUNDDOWN (SUM([.J135:.M135])/COUNTA([.J135:.M13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21" table:formula="of:=IFERROR(ROUNDDOWN (SUM([.P135:.S135])/COUNTA([.P135:.S135]));0)" office:value-type="float" office:value="1" calcext:value-type="float">
            <text:p>1</text:p>
          </table:table-cell>
          <table:table-cell table:style-name="ce23"/>
          <table:table-cell table:number-columns-repeated="4" table:style-name="ce19" office:value-type="float" office:value="1" calcext:value-type="float">
            <text:p>1</text:p>
          </table:table-cell>
          <table:table-cell table:style-name="ce21" table:formula="of:=IFERROR(ROUNDDOWN (SUM([.V135:.Y135])/COUNTA([.V135:.Y13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5];[.N135];[.T135];[.Z135])/COUNTA([.H135];[.N135];[.T135];[.Z13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2/linuxgamecast-weekly-ep173-autosquirt/&quot;;&quot;173&quot;)" office:value-type="string" office:string-value="173" calcext:value-type="string">
            <text:p>173</text:p>
          </table:table-cell>
          <table:table-cell table:style-name="ce5" table:formula="of:=HYPERLINK(&quot;http://store.steampowered.com/app/255220/&quot;;&quot;GIRD: Autosquirt Canadian Pro Am&quot;)" office:value-type="string" office:string-value="GIRD: Autosquirt Canadian Pro Am" calcext:value-type="string">
            <text:p>GIRD: Autosquirt Canadian Pro Am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36:.G136])/COUNTA([.D136:.G13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36:.M136])/COUNTA([.J136:.M136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36:.S136])/COUNTA([.P136:.S13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6:.Y136])/COUNTA([.V136:.Y13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6];[.N136];[.T136];[.Z136])/COUNTA([.H136];[.N136];[.T136];[.Z13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2/linuxgamecast-weekly-ep175-spotted-dick-haggis/&quot;;&quot;175&quot;)" office:value-type="string" office:string-value="175" calcext:value-type="string">
            <text:p>175</text:p>
          </table:table-cell>
          <table:table-cell table:style-name="ce5" table:formula="of:=HYPERLINK(&quot;http://store.steampowered.com/app/208580/&quot;;&quot;STAR WARS™ Knights of the Old Republic™ II&quot;)" office:value-type="string" office:string-value="STAR WARS™ Knights of the Old Republic™ II" calcext:value-type="string">
            <office:annotation draw:style-name="gr3" draw:text-style-name="P2" svg:width="85.78pt" svg:height="72.88pt" svg:x="320pt" svg:y="2158.07pt" draw:caption-point-x="-11.54pt" draw:caption-point-y="-15.79pt">
              <dc:date>2019-08-17T00:00:00</dc:date>
              <text:p text:style-name="P1">Featuring:</text:p>
              <text:p text:style-name="P1">Mike Teehan (__eMpTy__) as Pedro</text:p>
              <text:p text:style-name="P1"><text:tab/>-The Atomic Ass</text:p>
            </office:annotation>
            <text:p>STAR WARS™ Knights of the Old Republic™ II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7:.G137])/COUNTA([.D137:.G13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7:.M137])/COUNTA([.J137:.M13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7:.S137])/COUNTA([.P137:.S13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7:.Y137])/COUNTA([.V137:.Y13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7];[.N137];[.T137];[.Z137])/COUNTA([.H137];[.N137];[.T137];[.Z13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6-dynamic-cheeses/&quot;;&quot;176&quot;)" office:value-type="string" office:string-value="176" calcext:value-type="string">
            <text:p>176</text:p>
          </table:table-cell>
          <table:table-cell table:style-name="ce5" table:formula="of:=HYPERLINK(&quot;http://store.steampowered.com/app/243930/&quot;;&quot;Bound by Flame&quot;)" office:value-type="string" office:string-value="Bound by Flame" calcext:value-type="string">
            <text:p>Bound by Flam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38:.G138])/COUNTA([.D138:.G13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8:.M138])/COUNTA([.J138:.M13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38:.S138])/COUNTA([.P138:.S13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38:.Y138])/COUNTA([.V138:.Y13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8];[.N138];[.T138];[.Z138])/COUNTA([.H138];[.N138];[.T138];[.Z13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7-sunshaft/&quot;;&quot;177&quot;)" office:value-type="string" office:string-value="177" calcext:value-type="string">
            <text:p>177</text:p>
          </table:table-cell>
          <table:table-cell table:style-name="ce5" table:formula="of:=HYPERLINK(&quot;http://store.steampowered.com/app/252970/&quot;;&quot;McDROID&quot;)" office:value-type="string" office:string-value="McDROID" calcext:value-type="string">
            <text:p>McDROID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9:.G139])/COUNTA([.D139:.G13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9:.M139])/COUNTA([.J139:.M13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9:.S139])/COUNTA([.P139:.S13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85.8pt" svg:height="42.75pt" svg:x="749pt" svg:y="2196.74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9:.Y139])/COUNTA([.V139:.Y13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9];[.N139];[.T139];[.Z139])/COUNTA([.H139];[.N139];[.T139];[.Z13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8-devils-bradvocate/&quot;;&quot;178&quot;)" office:value-type="string" office:string-value="178" calcext:value-type="string">
            <text:p>178</text:p>
          </table:table-cell>
          <table:table-cell table:style-name="ce5" table:formula="of:=HYPERLINK(&quot;http://store.steampowered.com/app/375520/&quot;;&quot;Taimumari&quot;)" office:value-type="string" office:string-value="Taimumari" calcext:value-type="string">
            <text:p>Taimumari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0:.G140])/COUNTA([.D140:.G140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40:.M140])/COUNTA([.J140:.M14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0:.S140])/COUNTA([.P140:.S14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0:.Y140])/COUNTA([.V140:.Y14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0];[.N140];[.T140];[.Z140])/COUNTA([.H140];[.N140];[.T140];[.Z14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9-dreamcast-stimulation/&quot;;&quot;179&quot;)" office:value-type="string" office:string-value="179" calcext:value-type="string">
            <text:p>179</text:p>
          </table:table-cell>
          <table:table-cell table:style-name="ce5" table:formula="of:=HYPERLINK(&quot;https://www.feralinteractive.com/en/mac-games/medieval2/&quot;;&quot;Medieval II: Total War™&quot;)" office:value-type="string" office:string-value="Medieval II: Total War™" calcext:value-type="string">
            <office:annotation draw:style-name="gr5" draw:text-style-name="P2" svg:width="85.78pt" svg:height="72.88pt" svg:x="320pt" svg:y="2221.06pt" draw:caption-point-x="-11.54pt" draw:caption-point-y="-15.79pt">
              <dc:date>2019-08-17T00:00:00</dc:date>
              <text:p text:style-name="P1">Featuring:</text:p>
              <text:p text:style-name="P1">Mike Teehan (__eMpTy__) as Jordan</text:p>
              <text:p text:style-name="P1"><text:tab/>-The Atomic Ass</text:p>
            </office:annotation>
            <text:p>Medieval II: Total War™</text:p>
          </table:table-cell>
          <table:table-cell table:style-name="ce7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141:.G141])/COUNTA([.D141:.G141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41:.M141])/COUNTA([.J141:.M14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41:.S141])/COUNTA([.P141:.S14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1:.Y141])/COUNTA([.V141:.Y14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1];[.N141];[.T141];[.Z141])/COUNTA([.H141];[.N141];[.T141];[.Z14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80-mame-your-link/&quot;;&quot;180&quot;)" office:value-type="string" office:string-value="180" calcext:value-type="string">
            <text:p>180</text:p>
          </table:table-cell>
          <table:table-cell table:style-name="ce5" table:formula="of:=HYPERLINK(&quot;http://store.steampowered.com/app/410820/&quot;;&quot;Starward Rogue&quot;)" office:value-type="string" office:string-value="Starward Rogue" calcext:value-type="string">
            <text:p>Starward Rogu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2:.G142])/COUNTA([.D142:.G14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2:.M142])/COUNTA([.J142:.M14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42:.S142])/COUNTA([.P142:.S1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85.8pt" svg:height="42.75pt" svg:x="749pt" svg:y="2243.99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42:.Y142])/COUNTA([.V142:.Y14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2];[.N142];[.T142];[.Z142])/COUNTA([.H142];[.N142];[.T142];[.Z142])))" office:value-type="string" office:string-value="" calcext:value-type="error">
            <office:annotation draw:style-name="gr1" draw:text-style-name="P2" svg:width="261.89pt" svg:height="42.75pt" svg:x="877.69pt" svg:y="2243.99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1-xenohorse/&quot;;&quot;181&quot;)" office:value-type="string" office:string-value="181" calcext:value-type="string">
            <text:p>181</text:p>
          </table:table-cell>
          <table:table-cell table:style-name="ce5" table:formula="of:=HYPERLINK(&quot;http://store.steampowered.com/app/200510/&quot;;&quot;XCOM: Enemy Unknown&quot;)" office:value-type="string" office:string-value="XCOM: Enemy Unknown" calcext:value-type="string">
            <text:p>XCOM: Enemy Unknow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3:.G143])/COUNTA([.D143:.G143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3:.M143])/COUNTA([.J143:.M14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3:.S143])/COUNTA([.P143:.S14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43:.Y143])/COUNTA([.V143:.Y14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43];[.N143];[.T143];[.Z143])/COUNTA([.H143];[.N143];[.T143];[.Z14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2-peswaydo-science/&quot;;&quot;182&quot;)" office:value-type="string" office:string-value="182" calcext:value-type="string">
            <text:p>182</text:p>
          </table:table-cell>
          <table:table-cell table:style-name="ce5" table:formula="of:=HYPERLINK(&quot;http://store.steampowered.com/app/268500/&quot;;&quot;XCOM 2&quot;)" office:value-type="string" office:string-value="XCOM 2" calcext:value-type="string">
            <text:p>XCOM 2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44:.G144])/COUNTA([.D144:.G14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4:.M144])/COUNTA([.J144:.M14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4:.S144])/COUNTA([.P144:.S14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4" draw:text-style-name="P2" svg:width="85.8pt" svg:height="42.72pt" svg:x="749pt" svg:y="2275.51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44:.Y144])/COUNTA([.V144:.Y14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4];[.N144];[.T144];[.Z144])/COUNTA([.H144];[.N144];[.T144];[.Z144])))" office:value-type="string" office:string-value="" calcext:value-type="error">
            <office:annotation draw:style-name="gr4" draw:text-style-name="P2" svg:width="261.89pt" svg:height="42.72pt" svg:x="877.69pt" svg:y="2275.51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3-vulkan-button/&quot;;&quot;183&quot;)" office:value-type="string" office:string-value="183" calcext:value-type="string">
            <text:p>183</text:p>
          </table:table-cell>
          <table:table-cell table:style-name="ce5" table:formula="of:=HYPERLINK(&quot;http://store.steampowered.com/app/391720/&quot;;&quot;Layers of Fear&quot;)" office:value-type="string" office:string-value="Layers of Fear" calcext:value-type="string">
            <text:p>Layers of Fea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45:.G145])/COUNTA([.D145:.G14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45:.M145])/COUNTA([.J145:.M14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5:.S145])/COUNTA([.P145:.S14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5:.Y145])/COUNTA([.V145:.Y14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5];[.N145];[.T145];[.Z145])/COUNTA([.H145];[.N145];[.T145];[.Z14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4-this-week-in-fck-linux/&quot;;&quot;184&quot;)" office:value-type="string" office:string-value="184" calcext:value-type="string">
            <text:p>184</text:p>
          </table:table-cell>
          <table:table-cell table:style-name="ce5" table:formula="of:=HYPERLINK(&quot;http://store.steampowered.com/app/296010/&quot;;&quot;NeonXSZ&quot;)" office:value-type="string" office:string-value="NeonXSZ" calcext:value-type="string">
            <text:p>NeonXSZ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46:.G146])/COUNTA([.D146:.G14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46:.M146])/COUNTA([.J146:.M1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6:.S146])/COUNTA([.P146:.S1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6:.Y146])/COUNTA([.V146:.Y14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6];[.N146];[.T146];[.Z146])/COUNTA([.H146];[.N146];[.T146];[.Z146])))" office:value-type="string" office:string-value="" calcext:value-type="error">
            <office:annotation draw:style-name="gr1" draw:text-style-name="P2" svg:width="261.89pt" svg:height="42.75pt" svg:x="877.69pt" svg:y="2307pt" draw:caption-point-x="-11.54pt" draw:caption-point-y="-22.99pt">
              <dc:date>2019-08-17T00:00:00</dc:date>
              <text:p text:style-name="P1">Mini Snickers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5-dwarf-wipe/&quot;;&quot;185&quot;)" office:value-type="string" office:string-value="185" calcext:value-type="string">
            <text:p>185</text:p>
          </table:table-cell>
          <table:table-cell table:style-name="ce5" table:formula="of:=HYPERLINK(&quot;http://store.steampowered.com/app/395570/&quot;;&quot;We Are The Dwarves&quot;)" office:value-type="string" office:string-value="We Are The Dwarves" calcext:value-type="string">
            <text:p>We Are The Dwarve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47:.G147])/COUNTA([.D147:.G147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7:.M147])/COUNTA([.J147:.M147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7:.S147])/COUNTA([.P147:.S147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7:.Y147])/COUNTA([.V147:.Y14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7];[.N147];[.T147];[.Z147])/COUNTA([.H147];[.N147];[.T147];[.Z14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6-tentacles-are-expensive/&quot;;&quot;186&quot;)" office:value-type="string" office:string-value="186" calcext:value-type="string">
            <text:p>186</text:p>
          </table:table-cell>
          <table:table-cell table:style-name="ce5" table:formula="of:=HYPERLINK(&quot;http://store.steampowered.com/app/427820/&quot;;&quot;Hitman GO: Definitive Edition&quot;)" office:value-type="string" office:string-value="Hitman GO: Definitive Edition" calcext:value-type="string">
            <text:p>Hitman GO: Definitive Editio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8:.G148])/COUNTA([.D148:.G14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8:.M148])/COUNTA([.J148:.M14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8:.S148])/COUNTA([.P148:.S14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office:annotation draw:style-name="gr1" draw:text-style-name="P2" svg:width="85.8pt" svg:height="42.75pt" svg:x="770.43pt" svg:y="2338.5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48:.Y148])/COUNTA([.V148:.Y14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8];[.N148];[.T148];[.Z148])/COUNTA([.H148];[.N148];[.T148];[.Z148])))" office:value-type="string" office:string-value="" calcext:value-type="error">
            <office:annotation draw:style-name="gr1" draw:text-style-name="P2" svg:width="261.89pt" svg:height="42.75pt" svg:x="877.69pt" svg:y="2338.5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7-signs-of-life/&quot;;&quot;187&quot;)" office:value-type="string" office:string-value="187" calcext:value-type="string">
            <text:p>187</text:p>
          </table:table-cell>
          <table:table-cell table:style-name="ce5" table:formula="of:=HYPERLINK(&quot;http://store.steampowered.com/app/304650/&quot;;&quot;Sunless Sea&quot;)" office:value-type="string" office:string-value="Sunless Sea" calcext:value-type="string">
            <text:p>Sunless Sea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9:.G149])/COUNTA([.D149:.G149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9:.M149])/COUNTA([.J149:.M14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49:.S149])/COUNTA([.P149:.S14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9:.Y149])/COUNTA([.V149:.Y14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9];[.N149];[.T149];[.Z149])/COUNTA([.H149];[.N149];[.T149];[.Z14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8-super-saiyan-demo/&quot;;&quot;188&quot;)" office:value-type="string" office:string-value="188" calcext:value-type="string">
            <text:p>188</text:p>
          </table:table-cell>
          <table:table-cell table:style-name="ce5" table:formula="of:=HYPERLINK(&quot;http://store.steampowered.com/app/218620/&quot;;&quot;Payday 2&quot;)" office:value-type="string" office:string-value="Payday 2" calcext:value-type="string">
            <text:p>Payday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0:.G150])/COUNTA([.D150:.G15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0:.M150])/COUNTA([.J150:.M15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0:.S150])/COUNTA([.P150:.S15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50:.Y150])/COUNTA([.V150:.Y15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0];[.N150];[.T150];[.Z150])/COUNTA([.H150];[.N150];[.T150];[.Z15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89-suggestion-stick/&quot;;&quot;189&quot;)" office:value-type="string" office:string-value="189" calcext:value-type="string">
            <text:p>189</text:p>
          </table:table-cell>
          <table:table-cell table:style-name="ce5" table:formula="of:=HYPERLINK(&quot;http://store.steampowered.com/app/399640&quot;;&quot;Flamebreak&quot;)" office:value-type="string" office:string-value="Flamebreak" calcext:value-type="string">
            <text:p>Flamebreak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1:.G151])/COUNTA([.D151:.G15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1:.M151])/COUNTA([.J151:.M151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1:.S151])/COUNTA([.P151:.S15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51:.Y151])/COUNTA([.V151:.Y15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1];[.N151];[.T151];[.Z151])/COUNTA([.H151];[.N151];[.T151];[.Z15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90-poor-little-snowflakes/&quot;;&quot;190&quot;)" office:value-type="string" office:string-value="190" calcext:value-type="string">
            <text:p>190</text:p>
          </table:table-cell>
          <table:table-cell table:style-name="ce5" table:formula="of:=HYPERLINK(&quot;http://store.steampowered.com/app/257850/&quot;;&quot;Hyper Light Drifter&quot;)" office:value-type="string" office:string-value="Hyper Light Drifter" calcext:value-type="string">
            <text:p>Hyper Light Drifter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2:.G152])/COUNTA([.D152:.G15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2:.M152])/COUNTA([.J152:.M15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52:.S152])/COUNTA([.P152:.S15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2:.Y152])/COUNTA([.V152:.Y15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2];[.N152];[.T152];[.Z152])/COUNTA([.H152];[.N152];[.T152];[.Z15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91-blow-on-it/&quot;;&quot;191&quot;)" office:value-type="string" office:string-value="191" calcext:value-type="string">
            <text:p>191</text:p>
          </table:table-cell>
          <table:table-cell table:style-name="ce5" table:formula="of:=HYPERLINK(&quot;http://store.steampowered.com/app/398850/&quot;;&quot;Epistory - Typing Chronicles&quot;)" office:value-type="string" office:string-value="Epistory - Typing Chronicles" calcext:value-type="string">
            <text:p>Epistory - Typing Chronicles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153:.G153])/COUNTA([.D153:.G15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3:.M153])/COUNTA([.J153:.M15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3:.S153])/COUNTA([.P153:.S15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53:.Y153])/COUNTA([.V153:.Y15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3];[.N153];[.T153];[.Z153])/COUNTA([.H153];[.N153];[.T153];[.Z15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92-trump-syndrome/&quot;;&quot;192&quot;)" office:value-type="string" office:string-value="192" calcext:value-type="string">
            <text:p>192</text:p>
          </table:table-cell>
          <table:table-cell table:style-name="ce5" table:formula="of:=HYPERLINK(&quot;http://store.steampowered.com/app/353540&quot;;&quot;Stephen's Sausage Roll&quot;)" office:value-type="string" office:string-value="Stephen's Sausage Roll" calcext:value-type="string">
            <text:p>Stephen's Sausage Roll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4:.G154])/COUNTA([.D154:.G15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54:.M154])/COUNTA([.J154:.M15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4:.S154])/COUNTA([.P154:.S15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4:.Y154])/COUNTA([.V154:.Y15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4];[.N154];[.T154];[.Z154])/COUNTA([.H154];[.N154];[.T154];[.Z15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3-fire-bad/&quot;;&quot;193&quot;)" office:value-type="string" office:string-value="193" calcext:value-type="string">
            <text:p>193</text:p>
          </table:table-cell>
          <table:table-cell table:style-name="ce5" table:formula="of:=HYPERLINK(&quot;http://store.steampowered.com/app/203160/&quot;;&quot;Tomb Raider (2013)&quot;)" office:value-type="string" office:string-value="Tomb Raider (2013)" calcext:value-type="string">
            <text:p>Tomb Raider (2013)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5:.G155])/COUNTA([.D155:.G15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55:.M155])/COUNTA([.J155:.M15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55:.S155])/COUNTA([.P155:.S15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5:.Y155])/COUNTA([.V155:.Y15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5];[.N155];[.T155];[.Z155])/COUNTA([.H155];[.N155];[.T155];[.Z15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4-next-generation-idiot/&quot;;&quot;194&quot;)" office:value-type="string" office:string-value="194" calcext:value-type="string">
            <text:p>194</text:p>
          </table:table-cell>
          <table:table-cell table:style-name="ce5" table:formula="of:=HYPERLINK(&quot;http://store.steampowered.com/app/262060/&quot;;&quot;Darkest Dungeon&quot;)" office:value-type="string" office:string-value="Darkest Dungeon" calcext:value-type="string">
            <text:p>Darkest Dungeo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6:.G156])/COUNTA([.D156:.G15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56:.M156])/COUNTA([.J156:.M15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6:.S156])/COUNTA([.P156:.S156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6:.Y156])/COUNTA([.V156:.Y156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56];[.N156];[.T156];[.Z156])/COUNTA([.H156];[.N156];[.T156];[.Z15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5-no-doom-4-u/&quot;;&quot;195&quot;)" office:value-type="string" office:string-value="195" calcext:value-type="string">
            <text:p>195</text:p>
          </table:table-cell>
          <table:table-cell table:style-name="ce5" table:formula="of:=HYPERLINK(&quot;http://tinybuild.com/speedrunners&quot;;&quot;SpeedRunners&quot;)" office:value-type="string" office:string-value="SpeedRunners" calcext:value-type="string">
            <text:p>SpeedRunn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7:.G157])/COUNTA([.D157:.G15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7:.M157])/COUNTA([.J157:.M15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7:.S157])/COUNTA([.P157:.S15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7:.Y157])/COUNTA([.V157:.Y15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57];[.N157];[.T157];[.Z157])/COUNTA([.H157];[.N157];[.T157];[.Z15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6-jesus-robot-part-deux/&quot;;&quot;196&quot;)" office:value-type="string" office:string-value="196" calcext:value-type="string">
            <text:p>196</text:p>
          </table:table-cell>
          <table:table-cell table:style-name="ce5" table:formula="of:=HYPERLINK(&quot;http://store.steampowered.com/app/337820/&quot;;&quot;The Mims Beginning&quot;)" office:value-type="string" office:string-value="The Mims Beginning" calcext:value-type="string">
            <text:p>The Mims Beginning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58:.G158])/COUNTA([.D158:.G1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58:.M158])/COUNTA([.J158:.M1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58:.S158])/COUNTA([.P158:.S1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58:.Y158])/COUNTA([.V158:.Y15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8];[.N158];[.T158];[.Z158])/COUNTA([.H158];[.N158];[.T158];[.Z15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7-flaming-katanas/&quot;;&quot;197&quot;)" office:value-type="string" office:string-value="197" calcext:value-type="string">
            <text:p>197</text:p>
          </table:table-cell>
          <table:table-cell table:style-name="ce5" table:formula="of:=HYPERLINK(&quot;http://store.steampowered.com/app/425210&quot;;&quot;Shadwen&quot;)" office:value-type="string" office:string-value="Shadwen" calcext:value-type="string">
            <text:p>Shadwe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9:.G159])/COUNTA([.D159:.G15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9:.M159])/COUNTA([.J159:.M15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59:.S159])/COUNTA([.P159:.S15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59:.Y159])/COUNTA([.V159:.Y15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9];[.N159];[.T159];[.Z159])/COUNTA([.H159];[.N159];[.T159];[.Z15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198-dope-show/&quot;;&quot;198&quot;)" office:value-type="string" office:string-value="198" calcext:value-type="string">
            <text:p>198</text:p>
          </table:table-cell>
          <table:table-cell table:style-name="ce5" table:formula="of:=HYPERLINK(&quot;http://store.steampowered.com/app/270210/&quot;;&quot;Melody's Escape&quot;)" office:value-type="string" office:string-value="Melody's Escape" calcext:value-type="string">
            <office:annotation draw:style-name="gr5" draw:text-style-name="P2" svg:width="85.78pt" svg:height="72.88pt" svg:x="320pt" svg:y="2520.31pt" draw:caption-point-x="-11.54pt" draw:caption-point-y="-15.79pt">
              <dc:date>2019-08-17T00:00:00</dc:date>
              <text:p text:style-name="P1">Featuring:</text:p>
              <text:p text:style-name="P1">Mike Teehan (__eMpTy__) as Jordan</text:p>
              <text:p text:style-name="P1"><text:tab/>-The Atomic Ass</text:p>
            </office:annotation>
            <text:p>Melody's Escape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0:.G160])/COUNTA([.D160:.G16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60:.M160])/COUNTA([.J160:.M1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60:.S160])/COUNTA([.P160:.S16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0:.Y160])/COUNTA([.V160:.Y16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0];[.N160];[.T160];[.Z160])/COUNTA([.H160];[.N160];[.T160];[.Z16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199-rainbow-barf/&quot;;&quot;199&quot;)" office:value-type="string" office:string-value="199" calcext:value-type="string">
            <text:p>199</text:p>
          </table:table-cell>
          <table:table-cell table:style-name="ce5" table:formula="of:=HYPERLINK(&quot;http://www.formula1-game.com/&quot;;&quot;F1 2015&quot;)" office:value-type="string" office:string-value="F1 2015" calcext:value-type="string">
            <text:p>F1 2015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1:.G161])/COUNTA([.D161:.G16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61:.M161])/COUNTA([.J161:.M16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61:.S161])/COUNTA([.P161:.S16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85.8pt" svg:height="42.75pt" svg:x="749pt" svg:y="2543.24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1:.Y161])/COUNTA([.V161:.Y16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1];[.N161];[.T161];[.Z161])/COUNTA([.H161];[.N161];[.T161];[.Z16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200-xspock-200/&quot;;&quot;200&quot;)" office:value-type="string" office:string-value="200" calcext:value-type="string">
            <text:p>200</text:p>
          </table:table-cell>
          <table:table-cell table:style-name="ce5" table:formula="of:=HYPERLINK(&quot;http://store.steampowered.com/app/277700&quot;;&quot;On Rusty Trails&quot;)" office:value-type="string" office:string-value="On Rusty Trails" calcext:value-type="string">
            <text:p>On Rusty Trail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2:.G162])/COUNTA([.D162:.G16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2:.M162])/COUNTA([.J162:.M16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62:.S162])/COUNTA([.P162:.S16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2:.Y162])/COUNTA([.V162:.Y16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2];[.N162];[.T162];[.Z162])/COUNTA([.H162];[.N162];[.T162];[.Z16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201-pink-glittery-smoke/&quot;;&quot;201&quot;)" office:value-type="string" office:string-value="201" calcext:value-type="string">
            <text:p>201</text:p>
          </table:table-cell>
          <table:table-cell table:style-name="ce5" table:formula="of:=HYPERLINK(&quot;http://store.steampowered.com/app/311820/&quot;;&quot;RC Mini Racers&quot;)" office:value-type="string" office:string-value="RC Mini Racers" calcext:value-type="string">
            <office:annotation draw:style-name="gr6" draw:text-style-name="P2" svg:width="85.78pt" svg:height="117.67pt" svg:x="320pt" svg:y="2553.05pt" draw:caption-point-x="-11.54pt" draw:caption-point-y="-1.28pt">
              <dc:date>2019-08-17T00:00:00</dc:date>
              <text:p text:style-name="P1">Featuring:</text:p>
              <text:p text:style-name="P1">Mathieu Comandon (Stryder) as Jordan</text:p>
              <text:p text:style-name="P1">Ranko Kohime (TheAtomicAss) as Pedro</text:p>
              <text:p text:style-name="P1"><text:tab/>-The Atomic Ass</text:p>
            </office:annotation>
            <text:p>RC Mini Racer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3:.G163])/COUNTA([.D163:.G1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63:.M163])/COUNTA([.J163:.M16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63:.S163])/COUNTA([.P163:.S163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3:.Y163])/COUNTA([.V163:.Y16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3];[.N163];[.T163];[.Z163])/COUNTA([.H163];[.N163];[.T163];[.Z16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2-zeds-not-dead/&quot;;&quot;202&quot;)" office:value-type="string" office:string-value="202" calcext:value-type="string">
            <text:p>202</text:p>
          </table:table-cell>
          <table:table-cell table:style-name="ce5" table:formula="of:=HYPERLINK(&quot;http://store.steampowered.com/app/383150/&quot;;&quot;Living Continent (ambiguous edition)&quot;)" office:value-type="string" office:string-value="Living Continent (ambiguous edition)" calcext:value-type="string">
            <text:p>Living Continent (ambiguous edition)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4:.G164])/COUNTA([.D164:.G16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4:.M164])/COUNTA([.J164:.M16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64:.S164])/COUNTA([.P164:.S16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4:.Y164])/COUNTA([.V164:.Y16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4];[.N164];[.T164];[.Z164])/COUNTA([.H164];[.N164];[.T164];[.Z16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3-jive-arse-turkey/&quot;;&quot;203&quot;)" office:value-type="string" office:string-value="203" calcext:value-type="string">
            <text:p>203</text:p>
          </table:table-cell>
          <table:table-cell table:style-name="ce5" table:formula="of:=HYPERLINK(&quot;http://store.steampowered.com/app/265000/&quot;;&quot;FORCED SHOWDOWN&quot;)" office:value-type="string" office:string-value="FORCED SHOWDOWN" calcext:value-type="string">
            <text:p>FORCED SHOWDOWN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5:.G165])/COUNTA([.D165:.G16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5:.M165])/COUNTA([.J165:.M16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65:.S165])/COUNTA([.P165:.S16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5:.Y165])/COUNTA([.V165:.Y16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5];[.N165];[.T165];[.Z165])/COUNTA([.H165];[.N165];[.T165];[.Z16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4-the-witches-3/&quot;;&quot;204&quot;)" office:value-type="string" office:string-value="204" calcext:value-type="string">
            <text:p>204</text:p>
          </table:table-cell>
          <table:table-cell table:style-name="ce5" table:formula="of:=HYPERLINK(&quot;http://store.steampowered.com/app/274500/&quot;;&quot;Brigador&quot;)" office:value-type="string" office:string-value="Brigador" calcext:value-type="string">
            <text:p>Brigado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6:.G166])/COUNTA([.D166:.G16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66:.M166])/COUNTA([.J166:.M16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66:.S166])/COUNTA([.P166:.S16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6:.Y166])/COUNTA([.V166:.Y16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6];[.N166];[.T166];[.Z166])/COUNTA([.H166];[.N166];[.T166];[.Z16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5-titan-mic-drop/&quot;;&quot;205&quot;)" office:value-type="string" office:string-value="205" calcext:value-type="string">
            <text:p>205</text:p>
          </table:table-cell>
          <table:table-cell table:style-name="ce5" table:formula="of:=HYPERLINK(&quot;http://store.steampowered.com/app/388210/&quot;;&quot;Day of the Tentacle Remastered&quot;)" office:value-type="string" office:string-value="Day of the Tentacle Remastered" calcext:value-type="string">
            <text:p>Day of the Tentacle Remastere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7:.G167])/COUNTA([.D167:.G16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7:.M167])/COUNTA([.J167:.M16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67:.S167])/COUNTA([.P167:.S16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7:.Y167])/COUNTA([.V167:.Y16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7];[.N167];[.T167];[.Z167])/COUNTA([.H167];[.N167];[.T167];[.Z16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6-a-pair-of-pants/&quot;;&quot;206&quot;)" office:value-type="string" office:string-value="206" calcext:value-type="string">
            <text:p>206</text:p>
          </table:table-cell>
          <table:table-cell table:style-name="ce5" table:formula="of:=HYPERLINK(&quot;http://store.steampowered.com/app/319630/&quot;;&quot;Life is Strange&quot;)" office:value-type="string" office:string-value="Life is Strange" calcext:value-type="string">
            <text:p>Life is Strang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8:.G168])/COUNTA([.D168:.G16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68:.M168])/COUNTA([.J168:.M16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68:.S168])/COUNTA([.P168:.S16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8:.Y168])/COUNTA([.V168:.Y16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8];[.N168];[.T168];[.Z168])/COUNTA([.H168];[.N168];[.T168];[.Z16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07-alter-the-deal/&quot;;&quot;207&quot;)" office:value-type="string" office:string-value="207" calcext:value-type="string">
            <text:p>207</text:p>
          </table:table-cell>
          <table:table-cell table:style-name="ce5" table:formula="of:=HYPERLINK(&quot;http://store.steampowered.com/app/211820&quot;;&quot;Starbound&quot;)" office:value-type="string" office:string-value="Starbound" calcext:value-type="string">
            <text:p>Starboun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9:.G169])/COUNTA([.D169:.G16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69:.M169])/COUNTA([.J169:.M16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69:.S169])/COUNTA([.P169:.S16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69:.Y169])/COUNTA([.V169:.Y16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9];[.N169];[.T169];[.Z169])/COUNTA([.H169];[.N169];[.T169];[.Z16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08-ballmer-peak/&quot;;&quot;208&quot;)" office:value-type="string" office:string-value="208" calcext:value-type="string">
            <text:p>208</text:p>
          </table:table-cell>
          <table:table-cell table:style-name="ce5" table:formula="of:=HYPERLINK(&quot;http://store.steampowered.com/app/457210/&quot;;&quot;SEUM: Speedrunners From Hell&quot;)" office:value-type="string" office:string-value="SEUM: Speedrunners From Hell" calcext:value-type="string">
            <text:p>SEUM: Speedrunners From Hel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0:.G170])/COUNTA([.D170:.G170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70:.M170])/COUNTA([.J170:.M17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70:.S170])/COUNTA([.P170:.S17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70:.Y170])/COUNTA([.V170:.Y17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0];[.N170];[.T170];[.Z170])/COUNTA([.H170];[.N170];[.T170];[.Z17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09-swordfish/&quot;;&quot;209&quot;)" office:value-type="string" office:string-value="209" calcext:value-type="string">
            <text:p>209</text:p>
          </table:table-cell>
          <table:table-cell table:style-name="ce5" table:formula="of:=HYPERLINK(&quot;http://store.steampowered.com/app/252610/&quot;;&quot;Toronto Death Trip&quot;)" office:value-type="string" office:string-value="Toronto Death Trip" calcext:value-type="string">
            <text:p>Toronto Death Trip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71:.G171])/COUNTA([.D171:.G17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1:.M171])/COUNTA([.J171:.M17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71:.S171])/COUNTA([.P171:.S17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71:.Y171])/COUNTA([.V171:.Y17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1];[.N171];[.T171];[.Z171])/COUNTA([.H171];[.N171];[.T171];[.Z17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10-where-in-the-world/&quot;;&quot;210&quot;)" office:value-type="string" office:string-value="210" calcext:value-type="string">
            <text:p>210</text:p>
          </table:table-cell>
          <table:table-cell table:style-name="ce5" table:formula="of:=HYPERLINK(&quot;http://store.steampowered.com/app/270070/&quot;;&quot;The Girl and the Robot&quot;)" office:value-type="string" office:string-value="The Girl and the Robot" calcext:value-type="string">
            <text:p>The Girl and the Robot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72:.G172])/COUNTA([.D172:.G17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2:.M172])/COUNTA([.J172:.M172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2:.S172])/COUNTA([.P172:.S17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72:.Y172])/COUNTA([.V172:.Y17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2];[.N172];[.T172];[.Z172])/COUNTA([.H172];[.N172];[.T172];[.Z17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1-needs-more-balls/&quot;;&quot;211&quot;)" office:value-type="string" office:string-value="211" calcext:value-type="string">
            <text:p>211</text:p>
          </table:table-cell>
          <table:table-cell table:style-name="ce5" table:formula="of:=HYPERLINK(&quot;http://store.steampowered.com/app/327030&quot;;&quot;WORMS: W.M.D&quot;)" office:value-type="string" office:string-value="WORMS: W.M.D" calcext:value-type="string">
            <text:p>WORMS: W.M.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173:.G173])/COUNTA([.D173:.G173]));0)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3:.M173])/COUNTA([.J173:.M173]));0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73:.S173])/COUNTA([.P173:.S17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3:.Y173])/COUNTA([.V173:.Y17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3];[.N173];[.T173];[.Z173])/COUNTA([.H173];[.N173];[.T173];[.Z17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2-albino-yellow-sno/&quot;;&quot;212&quot;)" office:value-type="string" office:string-value="212" calcext:value-type="string">
            <text:p>212</text:p>
          </table:table-cell>
          <table:table-cell table:style-name="ce5" table:formula="of:=HYPERLINK(&quot;http://store.steampowered.com/app/270270/&quot;;&quot;Frozen State&quot;)" office:value-type="string" office:string-value="Frozen State" calcext:value-type="string">
            <text:p>Frozen State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74:.G174])/COUNTA([.D174:.G17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4:.M174])/COUNTA([.J174:.M17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4:.S174])/COUNTA([.P174:.S17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4:.Y174])/COUNTA([.V174:.Y17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4];[.N174];[.T174];[.Z174])/COUNTA([.H174];[.N174];[.T174];[.Z17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3-attention-arch-users/&quot;;&quot;213&quot;)" office:value-type="string" office:string-value="213" calcext:value-type="string">
            <text:p>213</text:p>
          </table:table-cell>
          <table:table-cell table:style-name="ce5" table:formula="of:=HYPERLINK(&quot;https://metroid2remake.blogspot.com/&quot;;&quot;ASMR2&quot;)" office:value-type="string" office:string-value="ASMR2" calcext:value-type="string">
            <text:p>ASMR2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5:.G175])/COUNTA([.D175:.G17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5:.M175])/COUNTA([.J175:.M17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75:.S175])/COUNTA([.P175:.S17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5:.Y175])/COUNTA([.V175:.Y17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5];[.N175];[.T175];[.Z175])/COUNTA([.H175];[.N175];[.T175];[.Z17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4-gore-galore/&quot;;&quot;214&quot;)" office:value-type="string" office:string-value="214" calcext:value-type="string">
            <text:p>214</text:p>
          </table:table-cell>
          <table:table-cell table:style-name="ce5" table:formula="of:=HYPERLINK(&quot;http://store.steampowered.com/app/369070/&quot;;&quot;Slain: Back From Hell&quot;)" office:value-type="string" office:string-value="Slain: Back From Hell" calcext:value-type="string">
            <text:p>Slain: Back From Hell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76:.G176])/COUNTA([.D176:.G17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6:.M176])/COUNTA([.J176:.M17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6:.S176])/COUNTA([.P176:.S17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6:.Y176])/COUNTA([.V176:.Y17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6];[.N176];[.T176];[.Z176])/COUNTA([.H176];[.N176];[.T176];[.Z17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5-hot-pocket-feedbag/&quot;;&quot;215&quot;)" office:value-type="string" office:string-value="215" calcext:value-type="string">
            <text:p>215</text:p>
          </table:table-cell>
          <table:table-cell table:style-name="ce5" table:formula="of:=HYPERLINK(&quot;https://www.dawnofwar.com/&quot;;&quot;Warhammer® 40,000®: Dawn of War® II&quot;)" office:value-type="string" office:string-value="Warhammer® 40,000®: Dawn of War® II" calcext:value-type="string">
            <text:p>Warhammer® 40,000®: Dawn of War® II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77:.G177])/COUNTA([.D177:.G17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7:.M177])/COUNTA([.J177:.M17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7:.S177])/COUNTA([.P177:.S17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77:.Y177])/COUNTA([.V177:.Y17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7];[.N177];[.T177];[.Z177])/COUNTA([.H177];[.N177];[.T177];[.Z17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6-dip-silver/&quot;;&quot;216&quot;)" office:value-type="string" office:string-value="216" calcext:value-type="string">
            <text:p>216</text:p>
          </table:table-cell>
          <table:table-cell table:style-name="ce5" table:formula="of:=HYPERLINK(&quot;http://store.steampowered.com/app/417150/&quot;;&quot;Pavilion&quot;)" office:value-type="string" office:string-value="Pavilion" calcext:value-type="string">
            <text:p>Pavil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8:.G178])/COUNTA([.D178:.G17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8:.M178])/COUNTA([.J178:.M17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8:.S178])/COUNTA([.P178:.S17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8:.Y178])/COUNTA([.V178:.Y17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8];[.N178];[.T178];[.Z178])/COUNTA([.H178];[.N178];[.T178];[.Z17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7-pedro-eating-a-banana/&quot;;&quot;217&quot;)" office:value-type="string" office:string-value="217" calcext:value-type="string">
            <text:p>217</text:p>
          </table:table-cell>
          <table:table-cell table:style-name="ce5" table:formula="of:=HYPERLINK(&quot;http://store.steampowered.com/app/280160/&quot;;&quot;Aragami&quot;)" office:value-type="string" office:string-value="Aragami" calcext:value-type="string">
            <text:p>Aragami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9:.G179])/COUNTA([.D179:.G17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9:.M179])/COUNTA([.J179:.M17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79:.S179])/COUNTA([.P179:.S17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85.8pt" svg:height="42.75pt" svg:x="749pt" svg:y="2826.74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79:.Y179])/COUNTA([.V179:.Y17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9];[.N179];[.T179];[.Z179])/COUNTA([.H179];[.N179];[.T179];[.Z17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8-make-steam-great-again/&quot;;&quot;218&quot;)" office:value-type="string" office:string-value="218" calcext:value-type="string">
            <text:p>218</text:p>
          </table:table-cell>
          <table:table-cell table:style-name="ce5" table:formula="of:=HYPERLINK(&quot;http://store.steampowered.com/app/234140/&quot;;&quot;Mad Max&quot;)" office:value-type="string" office:string-value="Mad Max" calcext:value-type="string">
            <text:p>Mad Max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0:.G180])/COUNTA([.D180:.G18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80:.M180])/COUNTA([.J180:.M18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0:.S180])/COUNTA([.P180:.S18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80:.Y180])/COUNTA([.V180:.Y18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80];[.N180];[.T180];[.Z180])/COUNTA([.H180];[.N180];[.T180];[.Z18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219-a-family-show/&quot;;&quot;219&quot;)" office:value-type="string" office:string-value="219" calcext:value-type="string">
            <text:p>219</text:p>
          </table:table-cell>
          <table:table-cell table:style-name="ce5" table:formula="of:=HYPERLINK(&quot;https://web.archive.org/web/20160401112735/http://store.steampowered.com/app/246400/?&quot;;&quot;Nekro&quot;)" office:value-type="string" office:string-value="Nekro" calcext:value-type="string">
            <text:p>Nekr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81:.G181])/COUNTA([.D181:.G18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1:.M181])/COUNTA([.J181:.M18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1:.S181])/COUNTA([.P181:.S18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1:.Y181])/COUNTA([.V181:.Y18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1];[.N181];[.T181];[.Z181])/COUNTA([.H181];[.N181];[.T181];[.Z18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0-hail-santa/&quot;;&quot;220&quot;)" office:value-type="string" office:string-value="220" calcext:value-type="string">
            <text:p>220</text:p>
          </table:table-cell>
          <table:table-cell table:style-name="ce5" table:formula="of:=HYPERLINK(&quot;http://store.steampowered.com/app/337000/&quot;;&quot;Deus Ex: Mankind Dividied&quot;)" office:value-type="string" office:string-value="Deus Ex: Mankind Dividied" calcext:value-type="string">
            <office:annotation draw:style-name="gr1" draw:text-style-name="P2" svg:width="85.78pt" svg:height="61.68pt" svg:x="320pt" svg:y="2864.52pt" draw:caption-point-x="-11.54pt" draw:caption-point-y="-13.49pt">
              <dc:date>2019-08-17T00:00:00</dc:date>
              <text:p text:style-name="P1">Guest: Mathieu Comandon (Stryder)</text:p>
              <text:p text:style-name="P1"><text:tab/>-The Atomic Ass</text:p>
            </office:annotation>
            <text:p>Deus Ex: Mankind Dividied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D182:.G182])/COUNTA([.D182:.G1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J182:.M182])/COUNTA([.J182:.M1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P182:.S182])/COUNTA([.P182:.S1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182:.Y182])/COUNTA([.V182:.Y18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82];[.N182];[.T182];[.Z182])/COUNTA([.H182];[.N182];[.T182];[.Z18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1-flappy-jaw-hinge/&quot;;&quot;221&quot;)" office:value-type="string" office:string-value="221" calcext:value-type="string">
            <text:p>221</text:p>
          </table:table-cell>
          <table:table-cell table:style-name="ce5" table:formula="of:=HYPERLINK(&quot;http://store.steampowered.com/app/472420&quot;;&quot;Duke Grabowski, Mighty Swashbuckler&quot;)" office:value-type="string" office:string-value="Duke Grabowski, Mighty Swashbuckler" calcext:value-type="string">
            <text:p>Duke Grabowski, Mighty Swashbuckler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3:.G183])/COUNTA([.D183:.G18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3:.M183])/COUNTA([.J183:.M18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83:.S183])/COUNTA([.P183:.S18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3:.Y183])/COUNTA([.V183:.Y18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3];[.N183];[.T183];[.Z183])/COUNTA([.H183];[.N183];[.T183];[.Z18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2-yelling-at-clouds/&quot;;&quot;222&quot;)" office:value-type="string" office:string-value="222" calcext:value-type="string">
            <text:p>222</text:p>
          </table:table-cell>
          <table:table-cell table:style-name="ce5" table:formula="of:=HYPERLINK(&quot;http://store.steampowered.com/app/237870/&quot;;&quot;Planet Explorers&quot;)" office:value-type="string" office:string-value="Planet Explorers" calcext:value-type="string">
            <text:p>Planet Explorers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84:.G184])/COUNTA([.D184:.G18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4:.M184])/COUNTA([.J184:.M18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84:.S184])/COUNTA([.P184:.S18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84:.Y184])/COUNTA([.V184:.Y18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84];[.N184];[.T184];[.Z184])/COUNTA([.H184];[.N184];[.T184];[.Z18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3-cg-mark-hamill/&quot;;&quot;223&quot;)" office:value-type="string" office:string-value="223" calcext:value-type="string">
            <text:p>223</text:p>
          </table:table-cell>
          <table:table-cell table:style-name="ce5" table:formula="of:=HYPERLINK(&quot;http://store.steampowered.com/app/364360/&quot;;&quot;Total War: WARHAMMER&quot;)" office:value-type="string" office:string-value="Total War: WARHAMMER" calcext:value-type="string">
            <text:p>Total War: WARHAMMER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85:.G185])/COUNTA([.D185:.G1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5:.M185])/COUNTA([.J185:.M18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85:.S185])/COUNTA([.P185:.S1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5:.Y185])/COUNTA([.V185:.Y18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5];[.N185];[.T185];[.Z185])/COUNTA([.H185];[.N185];[.T185];[.Z18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2/linuxgamecast-weekly-224-love-gloves/&quot;;&quot;224&quot;)" office:value-type="string" office:string-value="224" calcext:value-type="string">
            <text:p>224</text:p>
          </table:table-cell>
          <table:table-cell table:style-name="ce5" table:formula="of:=HYPERLINK(&quot;http://store.steampowered.com/app/363930/&quot;;&quot;Dead Age&quot;)" office:value-type="string" office:string-value="Dead Age" calcext:value-type="string">
            <text:p>Dead Age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86:.G186])/COUNTA([.D186:.G18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6:.M186])/COUNTA([.J186:.M18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86:.S186])/COUNTA([.P186:.S18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86:.Y186])/COUNTA([.V186:.Y18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6];[.N186];[.T186];[.Z186])/COUNTA([.H186];[.N186];[.T186];[.Z18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2/linuxgamecast-weekly-225-hit-mango/&quot;;&quot;225&quot;)" office:value-type="string" office:string-value="225" calcext:value-type="string">
            <text:p>225</text:p>
          </table:table-cell>
          <table:table-cell table:style-name="ce5" table:formula="of:=HYPERLINK(&quot;http://store.steampowered.com/app/380750/&quot;;&quot;Anima Gate of Memories&quot;)" office:value-type="string" office:string-value="Anima Gate of Memories" calcext:value-type="string">
            <text:p>Anima Gate of Memorie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7:.G187])/COUNTA([.D187:.G18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7:.M187])/COUNTA([.J187:.M18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87:.S187])/COUNTA([.P187:.S18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87:.Y187])/COUNTA([.V187:.Y18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87];[.N187];[.T187];[.Z187])/COUNTA([.H187];[.N187];[.T187];[.Z18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2/linuxgamecast-weekly-226-lily-pootin/&quot;;&quot;226&quot;)" office:value-type="string" office:string-value="226" calcext:value-type="string">
            <text:p>226</text:p>
          </table:table-cell>
          <table:table-cell table:style-name="ce5" table:formula="of:=HYPERLINK(&quot;https://store.steampowered.com/app/512790&quot;;&quot;Quern – Undying Thoughts&quot;)" office:value-type="string" office:string-value="Quern – Undying Thoughts" calcext:value-type="string">
            <text:p>Quern – Undying Thoughts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8:.G188])/COUNTA([.D188:.G18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8:.M188])/COUNTA([.J188:.M18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8:.S188])/COUNTA([.P188:.S18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8:.Y188])/COUNTA([.V188:.Y18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8];[.N188];[.T188];[.Z188])/COUNTA([.H188];[.N188];[.T188];[.Z18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228-suggest/&quot;;&quot;228&quot;)" office:value-type="string" office:string-value="228" calcext:value-type="string">
            <text:p>228</text:p>
          </table:table-cell>
          <table:table-cell table:style-name="ce5" table:formula="of:=HYPERLINK(&quot;http://store.steampowered.com/app/390330/&quot;;&quot;Mekazoo&quot;)" office:value-type="string" office:string-value="Mekazoo" calcext:value-type="string">
            <text:p>Mekazoo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89:.G189])/COUNTA([.D189:.G18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9:.M189])/COUNTA([.J189:.M18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9:.S189])/COUNTA([.P189:.S18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9:.Y189])/COUNTA([.V189:.Y18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9];[.N189];[.T189];[.Z189])/COUNTA([.H189];[.N189];[.T189];[.Z18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ep-209-jerk-my-mouse/&quot;;&quot;229&quot;)" office:value-type="string" office:string-value="229" calcext:value-type="string">
            <text:p>229</text:p>
          </table:table-cell>
          <table:table-cell table:style-name="ce5" table:formula="of:=HYPERLINK(&quot;http://store.steampowered.com/app/314790/&quot;;&quot;The Whispered World 2&quot;)" office:value-type="string" office:string-value="The Whispered World 2" calcext:value-type="string">
            <text:p>The Whispered World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0:.G190])/COUNTA([.D190:.G19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0:.M190])/COUNTA([.J190:.M19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0:.S190])/COUNTA([.P190:.S19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90:.Y190])/COUNTA([.V190:.Y19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0];[.N190];[.T190];[.Z190])/COUNTA([.H190];[.N190];[.T190];[.Z19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230-steve-cloud/&quot;;&quot;230&quot;)" office:value-type="string" office:string-value="230" calcext:value-type="string">
            <text:p>230</text:p>
          </table:table-cell>
          <table:table-cell table:style-name="ce5" table:formula="of:=HYPERLINK(&quot;http://store.steampowered.com/app/403970/&quot;;&quot;The Dwarves&quot;)" office:value-type="string" office:string-value="The Dwarves" calcext:value-type="string">
            <text:p>The Dwarve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1:.G191])/COUNTA([.D191:.G19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1:.M191])/COUNTA([.J191:.M19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91:.S191])/COUNTA([.P191:.S19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91:.Y191])/COUNTA([.V191:.Y19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1];[.N191];[.T191];[.Z191])/COUNTA([.H191];[.N191];[.T191];[.Z19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-gamecast-weekly-231-a-little-biosed/&quot;;&quot;231&quot;)" office:value-type="string" office:string-value="231" calcext:value-type="string">
            <text:p>231</text:p>
          </table:table-cell>
          <table:table-cell table:style-name="ce5" table:formula="of:=HYPERLINK(&quot;http://store.steampowered.com/app/297660/&quot;;&quot;Super Rad Raygun&quot;)" office:value-type="string" office:string-value="Super Rad Raygun" calcext:value-type="string">
            <text:p>Super Rad Raygun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92:.G192])/COUNTA([.D192:.G19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92:.M192])/COUNTA([.J192:.M19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2:.S192])/COUNTA([.P192:.S19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92:.Y192])/COUNTA([.V192:.Y19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2];[.N192];[.T192];[.Z192])/COUNTA([.H192];[.N192];[.T192];[.Z19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232-hitler-is-not-having-a-stroke/&quot;;&quot;232&quot;)" office:value-type="string" office:string-value="232" calcext:value-type="string">
            <text:p>232</text:p>
          </table:table-cell>
          <table:table-cell table:style-name="ce5" table:formula="of:=HYPERLINK(&quot;http://store.steampowered.com/app/514620/&quot;;&quot;Ellipsis&quot;)" office:value-type="string" office:string-value="Ellipsis" calcext:value-type="string">
            <text:p>Ellipsi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3:.G193])/COUNTA([.D193:.G19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93:.M193])/COUNTA([.J193:.M19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93:.S193])/COUNTA([.P193:.S19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93:.Y193])/COUNTA([.V193:.Y19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3];[.N193];[.T193];[.Z193])/COUNTA([.H193];[.N193];[.T193];[.Z19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3-significant-degree-of-curvature/&quot;;&quot;233&quot;)" office:value-type="string" office:string-value="233" calcext:value-type="string">
            <text:p>233</text:p>
          </table:table-cell>
          <table:table-cell table:style-name="ce5" table:formula="of:=HYPERLINK(&quot;http://store.steampowered.com/app/115800/&quot;;&quot;Owlboy&quot;)" office:value-type="string" office:string-value="Owlboy" calcext:value-type="string">
            <text:p>Owlbo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4:.G194])/COUNTA([.D194:.G19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4:.M194])/COUNTA([.J194:.M19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4:.S194])/COUNTA([.P194:.S19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94:.Y194])/COUNTA([.V194:.Y194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94];[.N194];[.T194];[.Z194])/COUNTA([.H194];[.N194];[.T194];[.Z19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4-shady-russian-website/&quot;;&quot;234&quot;)" office:value-type="string" office:string-value="234" calcext:value-type="string">
            <text:p>234</text:p>
          </table:table-cell>
          <table:table-cell table:style-name="ce5" table:formula="of:=HYPERLINK(&quot;http://store.steampowered.com/app/383230/&quot;;&quot;Dungeon Souls&quot;)" office:value-type="string" office:string-value="Dungeon Souls" calcext:value-type="string">
            <text:p>Dungeon Soul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5:.G195])/COUNTA([.D195:.G19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95:.M195])/COUNTA([.J195:.M195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95:.S195])/COUNTA([.P195:.S19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95:.Y195])/COUNTA([.V195:.Y19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5];[.N195];[.T195];[.Z195])/COUNTA([.H195];[.N195];[.T195];[.Z19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5-bear-stone/&quot;;&quot;235&quot;)" office:value-type="string" office:string-value="235" calcext:value-type="string">
            <text:p>235</text:p>
          </table:table-cell>
          <table:table-cell table:style-name="ce5" table:formula="of:=HYPERLINK(&quot;https://store.feralinteractive.com/en/mac-linux-games/hitmanseason1/&quot;;&quot;HITMAN&quot;)" office:value-type="string" office:string-value="HITMAN" calcext:value-type="string">
            <text:p>HITMAN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6:.G196])/COUNTA([.D196:.G19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96:.M196])/COUNTA([.J196:.M19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6:.S196])/COUNTA([.P196:.S19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96:.Y196])/COUNTA([.V196:.Y19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6];[.N196];[.T196];[.Z196])/COUNTA([.H196];[.N196];[.T196];[.Z19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6-bone-shaker/&quot;;&quot;236&quot;)" office:value-type="string" office:string-value="236" calcext:value-type="string">
            <text:p>236</text:p>
          </table:table-cell>
          <table:table-cell table:style-name="ce5" table:formula="of:=HYPERLINK(&quot;http://store.steampowered.com/app/495280/&quot;;&quot;Disgaea 2&quot;)" office:value-type="string" office:string-value="Disgaea 2" calcext:value-type="string">
            <text:p>Disgaea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7:.G197])/COUNTA([.D197:.G1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97:.M197])/COUNTA([.J197:.M19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7:.S197])/COUNTA([.P197:.S1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97:.Y197])/COUNTA([.V197:.Y19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97];[.N197];[.T197];[.Z197])/COUNTA([.H197];[.N197];[.T197];[.Z19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37-derp-rally/&quot;;&quot;237&quot;)" office:value-type="string" office:string-value="237" calcext:value-type="string">
            <text:p>237</text:p>
          </table:table-cell>
          <table:table-cell table:style-name="ce5" table:formula="of:=HYPERLINK(&quot;https://www.feralinteractive.com/en/linux-games/dirtrally/&quot;;&quot;DiRT Rally&quot;)" office:value-type="string" office:string-value="DiRT Rally" calcext:value-type="string">
            <text:p>DiRT Rall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8:.G198])/COUNTA([.D198:.G19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98:.M198])/COUNTA([.J198:.M19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8:.S198])/COUNTA([.P198:.S19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98:.Y198])/COUNTA([.V198:.Y19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8];[.N198];[.T198];[.Z198])/COUNTA([.H198];[.N198];[.T198];[.Z19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38-phuk-muking/&quot;;&quot;238&quot;)" office:value-type="string" office:string-value="238" calcext:value-type="string">
            <text:p>238</text:p>
          </table:table-cell>
          <table:table-cell table:style-name="ce5" table:formula="of:=HYPERLINK(&quot;http://store.steampowered.com/app/261530/&quot;;&quot;Lifeless Planet&quot;)" office:value-type="string" office:string-value="Lifeless Planet" calcext:value-type="string">
            <text:p>Lifeless Planet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9:.G199])/COUNTA([.D199:.G19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9:.M199])/COUNTA([.J199:.M19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9:.S199])/COUNTA([.P199:.S19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99:.Y199])/COUNTA([.V199:.Y19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9];[.N199];[.T199];[.Z199])/COUNTA([.H199];[.N199];[.T199];[.Z199])))" office:value-type="string" office:string-value="" calcext:value-type="error">
            <text:p>Err:5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39-free-cnh2n1oh/&quot;;&quot;239&quot;)" office:value-type="string" office:string-value="239" calcext:value-type="string">
            <text:p>239</text:p>
          </table:table-cell>
          <table:table-cell table:style-name="ce5" table:formula="of:=HYPERLINK(&quot;http://store.steampowered.com/app/255500/&quot;;&quot;Entropy&quot;)" office:value-type="string" office:string-value="Entropy" calcext:value-type="string">
            <text:p>Entrop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0:.G200])/COUNTA([.D200:.G20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0:.M200])/COUNTA([.J200:.M20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0:.S200])/COUNTA([.P200:.S20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0:.Y200])/COUNTA([.V200:.Y20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0];[.N200];[.T200];[.Z200])/COUNTA([.H200];[.N200];[.T200];[.Z200])))" office:value-type="string" office:string-value="" calcext:value-type="error">
            <office:annotation draw:style-name="gr4" draw:text-style-name="P2" svg:width="261.89pt" svg:height="42.72pt" svg:x="877.69pt" svg:y="3157.51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40-a-bunch-of-tools/&quot;;&quot;240&quot;)" office:value-type="string" office:string-value="240" calcext:value-type="string">
            <text:p>240</text:p>
          </table:table-cell>
          <table:table-cell table:style-name="ce5" table:formula="of:=HYPERLINK(&quot;http://store.steampowered.com/app/365160/&quot;;&quot;Kona&quot;)" office:value-type="string" office:string-value="Kona" calcext:value-type="string">
            <text:p>Kona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1:.G201])/COUNTA([.D201:.G20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1:.M201])/COUNTA([.J201:.M20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1:.S201])/COUNTA([.P201:.S201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01:.Y201])/COUNTA([.V201:.Y20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1];[.N201];[.T201];[.Z201])/COUNTA([.H201];[.N201];[.T201];[.Z20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1-explore-the-dark-parts/&quot;;&quot;241&quot;)" office:value-type="string" office:string-value="241" calcext:value-type="string">
            <text:p>241</text:p>
          </table:table-cell>
          <table:table-cell table:style-name="ce5" table:formula="of:=HYPERLINK(&quot;http://store.steampowered.com/app/296300&quot;;&quot;Ballistic Overkill&quot;)" office:value-type="string" office:string-value="Ballistic Overkill" calcext:value-type="string">
            <text:p>Ballistic Overkil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2:.G202])/COUNTA([.D202:.G20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2:.M202])/COUNTA([.J202:.M20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2:.S202])/COUNTA([.P202:.S20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2:.Y202])/COUNTA([.V202:.Y20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2];[.N202];[.T202];[.Z202])/COUNTA([.H202];[.N202];[.T202];[.Z20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2-your-unicorn-looks-diseased/&quot;;&quot;242&quot;)" office:value-type="string" office:string-value="242" calcext:value-type="string">
            <text:p>242</text:p>
          </table:table-cell>
          <table:table-cell table:style-name="ce5" table:formula="of:=HYPERLINK(&quot;http://store.steampowered.com/app/569860/&quot;;&quot;Thimbleweed Park™&quot;)" office:value-type="string" office:string-value="Thimbleweed Park™" calcext:value-type="string">
            <text:p>Thimbleweed Park™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03:.G203])/COUNTA([.D203:.G20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3:.M203])/COUNTA([.J203:.M20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3:.S203])/COUNTA([.P203:.S20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3:.Y203])/COUNTA([.V203:.Y20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3];[.N203];[.T203];[.Z203])/COUNTA([.H203];[.N203];[.T203];[.Z20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3-codebeavers/&quot;;&quot;243&quot;)" office:value-type="string" office:string-value="243" calcext:value-type="string">
            <text:p>243</text:p>
          </table:table-cell>
          <table:table-cell table:style-name="ce5" table:formula="of:=HYPERLINK(&quot;http://store.steampowered.com/app/530510&quot;;&quot;Manipulated&quot;)" office:value-type="string" office:string-value="Manipulated" calcext:value-type="string">
            <text:p>Manipulate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4:.G204])/COUNTA([.D204:.G20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4:.M204])/COUNTA([.J204:.M20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4:.S204])/COUNTA([.P204:.S204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4:.Y204])/COUNTA([.V204:.Y20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4];[.N204];[.T204];[.Z204])/COUNTA([.H204];[.N204];[.T204];[.Z20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4-the-90s-called/&quot;;&quot;244&quot;)" office:value-type="string" office:string-value="244" calcext:value-type="string">
            <text:p>244</text:p>
          </table:table-cell>
          <table:table-cell table:style-name="ce5" table:formula="of:=HYPERLINK(&quot;http://store.steampowered.com/app/524640/&quot;;&quot;Asura&quot;)" office:value-type="string" office:string-value="Asura" calcext:value-type="string">
            <text:p>Asura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5:.G205])/COUNTA([.D205:.G20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5:.M205])/COUNTA([.J205:.M20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05:.S205])/COUNTA([.P205:.S20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5:.Y205])/COUNTA([.V205:.Y20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5];[.N205];[.T205];[.Z205])/COUNTA([.H205];[.N205];[.T205];[.Z20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5-hell-elks/&quot;;&quot;245&quot;)" office:value-type="string" office:string-value="245" calcext:value-type="string">
            <text:p>245</text:p>
          </table:table-cell>
          <table:table-cell table:style-name="ce5" table:formula="of:=HYPERLINK(&quot;http://store.steampowered.com/app/367520/Hollow_Knight/&quot;;&quot;Hollow Knight&quot;)" office:value-type="string" office:string-value="Hollow Knight" calcext:value-type="string">
            <text:p>Hollow Knigh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6:.G206])/COUNTA([.D206:.G20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06:.M206])/COUNTA([.J206:.M20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6:.S206])/COUNTA([.P206:.S206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06:.Y206])/COUNTA([.V206:.Y206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06];[.N206];[.T206];[.Z206])/COUNTA([.H206];[.N206];[.T206];[.Z20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6-100-penguin-sauce/&quot;;&quot;246&quot;)" office:value-type="string" office:string-value="246" calcext:value-type="string">
            <text:p>246</text:p>
          </table:table-cell>
          <table:table-cell table:style-name="ce5" table:formula="of:=HYPERLINK(&quot;http://store.steampowered.com/app/388960/Torn_Tales/&quot;;&quot;Torn Tales&quot;)" office:value-type="string" office:string-value="Torn Tales" calcext:value-type="string">
            <text:p>Torn Tale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7:.G207])/COUNTA([.D207:.G20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7:.M207])/COUNTA([.J207:.M20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7:.S207])/COUNTA([.P207:.S20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7:.Y207])/COUNTA([.V207:.Y20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7];[.N207];[.T207];[.Z207])/COUNTA([.H207];[.N207];[.T207];[.Z20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7-cheese-food-product/&quot;;&quot;247&quot;)" office:value-type="string" office:string-value="247" calcext:value-type="string">
            <text:p>247</text:p>
          </table:table-cell>
          <table:table-cell table:style-name="ce5" table:formula="of:=HYPERLINK(&quot;http://store.steampowered.com/app/530020/World_to_the_West/&quot;;&quot;World to the West&quot;)" office:value-type="string" office:string-value="World to the West" calcext:value-type="string">
            <text:p>World to the West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8:.G208])/COUNTA([.D208:.G20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8:.M208])/COUNTA([.J208:.M20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8:.S208])/COUNTA([.P208:.S20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8:.Y208])/COUNTA([.V208:.Y20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8];[.N208];[.T208];[.Z208])/COUNTA([.H208];[.N208];[.T208];[.Z20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8-glue-sticks-are-delicious/&quot;;&quot;248&quot;)" office:value-type="string" office:string-value="248" calcext:value-type="string">
            <text:p>248</text:p>
          </table:table-cell>
          <table:table-cell table:style-name="ce5" table:formula="of:=HYPERLINK(&quot;http://store.steampowered.com/app/405290/Charlie_Murder/&quot;;&quot;Charlie Murder&quot;)" office:value-type="string" office:string-value="Charlie Murder" calcext:value-type="string">
            <text:p>Charlie Murder</text:p>
          </table:table-cell>
          <table:table-cell table:style-name="ce7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9:.G209])/COUNTA([.D209:.G20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9:.M209])/COUNTA([.J209:.M20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9:.S209])/COUNTA([.P209:.S20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9:.Y209])/COUNTA([.V209:.Y209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09];[.N209];[.T209];[.Z209])/COUNTA([.H209];[.N209];[.T209];[.Z20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9-kernel-space-program/&quot;;&quot;249&quot;)" office:value-type="string" office:string-value="249" calcext:value-type="string">
            <text:p>249</text:p>
          </table:table-cell>
          <table:table-cell table:style-name="ce5" table:formula="of:=HYPERLINK(&quot;http://store.steampowered.com/app/326410/Windward/&quot;;&quot;Windward&quot;)" office:value-type="string" office:string-value="Windward" calcext:value-type="string">
            <text:p>Windward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10:.G210])/COUNTA([.D210:.G21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0:.M210])/COUNTA([.J210:.M21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0:.S210])/COUNTA([.P210:.S21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10:.Y210])/COUNTA([.V210:.Y21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0];[.N210];[.T210];[.Z210])/COUNTA([.H210];[.N210];[.T210];[.Z21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0-lutrisos/&quot;;&quot;250&quot;)" office:value-type="string" office:string-value="250" calcext:value-type="string">
            <text:p>250</text:p>
          </table:table-cell>
          <table:table-cell table:style-name="ce5" table:formula="of:=HYPERLINK(&quot;http://store.steampowered.com/app/268990/The_Dishwasher_Vampire_Smile/&quot;;&quot;The Dishwasher: Vampire Smile&quot;)" office:value-type="string" office:string-value="The Dishwasher: Vampire Smile" calcext:value-type="string">
            <text:p>The Dishwasher: Vampire Smil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1:.G211])/COUNTA([.D211:.G2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1:.M211])/COUNTA([.J211:.M21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1:.S211])/COUNTA([.P211:.S2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85.8pt" svg:height="42.75pt" svg:x="749pt" svg:y="3330.74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1:.Y211])/COUNTA([.V211:.Y211]));0)" office:value-type="float" office:value="2" calcext:value-type="float">
            <office:annotation draw:style-name="gr1" draw:text-style-name="P2" svg:width="144.48pt" svg:height="42.75pt" svg:x="834.8pt" svg:y="3330.74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23"/>
          <table:table-cell table:style-name="ce27" table:formula="of:=IFERROR(ROUNDDOWN (SUM([.H211];[.N211];[.T211];[.Z211])/COUNTA([.H211];[.N211];[.T211];[.Z21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1-fun-police/&quot;;&quot;251&quot;)" office:value-type="string" office:string-value="251" calcext:value-type="string">
            <text:p>251</text:p>
          </table:table-cell>
          <table:table-cell table:style-name="ce5" table:formula="of:=HYPERLINK(&quot;http://store.steampowered.com/app/462290/&quot;;&quot;Motörhead: Through the Ages&quot;)" office:value-type="string" office:string-value="Motörhead: Through the Ages" calcext:value-type="string">
            <text:p>Motörhead: Through the Age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12:.G212])/COUNTA([.D212:.G21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2:.M212])/COUNTA([.J212:.M21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2:.S212])/COUNTA([.P212:.S21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2:.Y212])/COUNTA([.V212:.Y21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2];[.N212];[.T212];[.Z212])/COUNTA([.H212];[.N212];[.T212];[.Z21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2-brief-review/&quot;;&quot;252&quot;)" office:value-type="string" office:string-value="252" calcext:value-type="string">
            <text:p>252</text:p>
          </table:table-cell>
          <table:table-cell table:style-name="ce5" table:formula="of:=HYPERLINK(&quot;http://store.steampowered.com/app/285190/&quot;;&quot;Warhammer 40K: Dawn of War 3&quot;)" office:value-type="string" office:string-value="Warhammer 40K: Dawn of War 3" calcext:value-type="string">
            <text:p>Warhammer 40K: Dawn of War 3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3:.G213])/COUNTA([.D213:.G21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3:.M213])/COUNTA([.J213:.M21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3:.S213])/COUNTA([.P213:.S21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3:.Y213])/COUNTA([.V213:.Y21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3];[.N213];[.T213];[.Z213])/COUNTA([.H213];[.N213];[.T213];[.Z21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3-weird-involuntary-squeak/&quot;;&quot;253&quot;)" office:value-type="string" office:string-value="253" calcext:value-type="string">
            <text:p>253</text:p>
          </table:table-cell>
          <table:table-cell table:style-name="ce5" table:formula="of:=HYPERLINK(&quot;http://store.steampowered.com/app/589470/Myrne_The_Quest/&quot;;&quot;Myrne: The Quest&quot;)" office:value-type="string" office:string-value="Myrne: The Quest" calcext:value-type="string">
            <text:p>Myrne: The Quest</text:p>
          </table:table-cell>
          <table:table-cell table:style-name="ce7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14:.G214])/COUNTA([.D214:.G21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14:.M214])/COUNTA([.J214:.M21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4:.S214])/COUNTA([.P214:.S214]));0)" office:value-type="float" office:value="2" calcext:value-type="float">
            <text:p>2</text:p>
          </table:table-cell>
          <table:table-cell table:style-name="ce23" office:value-type="string" calcext:value-type="string">
            <text:p>Yes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4:.Y214])/COUNTA([.V214:.Y21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4];[.N214];[.T214];[.Z214])/COUNTA([.H214];[.N214];[.T214];[.Z21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4-learning-kids/&quot;;&quot;254&quot;)" office:value-type="string" office:string-value="254" calcext:value-type="string">
            <text:p>254</text:p>
          </table:table-cell>
          <table:table-cell table:style-name="ce5" table:formula="of:=HYPERLINK(&quot;http://store.steampowered.com/app/333420/Cossacks_3/&quot;;&quot;Cossacks 3 (BETA)&quot;)" office:value-type="string" office:string-value="Cossacks 3 (BETA)" calcext:value-type="string">
            <text:p>Cossacks 3 (BETA)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215:.G215])/COUNTA([.D215:.G21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15:.M215])/COUNTA([.J215:.M21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15:.S215])/COUNTA([.P215:.S21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5:.Y215])/COUNTA([.V215:.Y21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5];[.N215];[.T215];[.Z215])/COUNTA([.H215];[.N215];[.T215];[.Z21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5-grain-of-sandy-salt/&quot;;&quot;255&quot;)" office:value-type="string" office:string-value="255" calcext:value-type="string">
            <text:p>255</text:p>
          </table:table-cell>
          <table:table-cell table:style-name="ce5" table:formula="of:=HYPERLINK(&quot;http://store.steampowered.com/app/447820/Day_of_Infamy/&quot;;&quot;Day of Infamy&quot;)" office:value-type="string" office:string-value="Day of Infamy" calcext:value-type="string">
            <office:annotation draw:style-name="gr5" draw:text-style-name="P2" svg:width="85.78pt" svg:height="72.88pt" svg:x="320pt" svg:y="3402.31pt" draw:caption-point-x="-11.54pt" draw:caption-point-y="-15.79pt">
              <dc:date>2019-08-17T00:00:00</dc:date>
              <text:p text:style-name="P1">Featuring:</text:p>
              <text:p text:style-name="P1">Michael Fox (mfoxdogg) as Pedro</text:p>
              <text:p text:style-name="P1"><text:tab/>-The Atomic Ass</text:p>
            </office:annotation>
            <text:p>Day of Infamy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16:.G216])/COUNTA([.D216:.G21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6:.M216])/COUNTA([.J216:.M21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16:.S216])/COUNTA([.P216:.S21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6:.Y216])/COUNTA([.V216:.Y21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6];[.N216];[.T216];[.Z216])/COUNTA([.H216];[.N216];[.T216];[.Z21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6-forks-itself-off/&quot;;&quot;256&quot;)" office:value-type="string" office:string-value="256" calcext:value-type="string">
            <text:p>256</text:p>
          </table:table-cell>
          <table:table-cell table:style-name="ce5" table:formula="of:=HYPERLINK(&quot;http://store.steampowered.com/app/318970/StarCrawlers/&quot;;&quot;StarCrawlers&quot;)" office:value-type="string" office:string-value="StarCrawlers" calcext:value-type="string">
            <office:annotation draw:style-name="gr3" draw:text-style-name="P2" svg:width="85.78pt" svg:height="72.88pt" svg:x="320pt" svg:y="3418.07pt" draw:caption-point-x="-11.54pt" draw:caption-point-y="-15.79pt">
              <dc:date>2019-08-17T00:00:00</dc:date>
              <text:p text:style-name="P1">Featuring:</text:p>
              <text:p text:style-name="P1">Mike Teehan (__eMpTy__) as Pedro</text:p>
              <text:p text:style-name="P1"><text:tab/>-The Atomic Ass</text:p>
            </office:annotation>
            <text:p>StarCrawl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7:.G217])/COUNTA([.D217:.G21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7:.M217])/COUNTA([.J217:.M217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7:.S217])/COUNTA([.P217:.S2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7:.Y217])/COUNTA([.V217:.Y21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7];[.N217];[.T217];[.Z217])/COUNTA([.H217];[.N217];[.T217];[.Z21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7-make-me-tacos/&quot;;&quot;257&quot;)" office:value-type="string" office:string-value="257" calcext:value-type="string">
            <text:p>257</text:p>
          </table:table-cell>
          <table:table-cell table:style-name="ce5" table:formula="of:=HYPERLINK(&quot;http://store.steampowered.com/app/323580/Jotun_Valhalla_Edition/&quot;;&quot;Jotun: Valhalla Edition&quot;)" office:value-type="string" office:string-value="Jotun: Valhalla Edition" calcext:value-type="string">
            <text:p>Jotun: Valhalla Edi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8:.G218])/COUNTA([.D218:.G21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8:.M218])/COUNTA([.J218:.M21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8:.S218])/COUNTA([.P218:.S21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8:.Y218])/COUNTA([.V218:.Y218]));0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 table:formula="of:=IFERROR(ROUNDDOWN (SUM([.H218];[.N218];[.T218];[.Z218])/COUNTA([.H218];[.N218];[.T218];[.Z21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8-french-rage-intensifies/&quot;;&quot;258&quot;)" office:value-type="string" office:string-value="258" calcext:value-type="string">
            <text:p>258</text:p>
          </table:table-cell>
          <table:table-cell table:style-name="ce5" table:formula="of:=HYPERLINK(&quot;http://store.steampowered.com/app/525380/Demon_Peak/&quot;;&quot;Demon Peak&quot;)" office:value-type="string" office:string-value="Demon Peak" calcext:value-type="string">
            <office:annotation draw:style-name="gr3" draw:text-style-name="P2" svg:width="85.78pt" svg:height="84.08pt" svg:x="320pt" svg:y="3443.95pt" draw:caption-point-x="-11.54pt" draw:caption-point-y="-10.18pt">
              <dc:date>2019-08-17T00:00:00</dc:date>
              <text:p text:style-name="P1">Featuring:</text:p>
              <text:p text:style-name="P1">Mathieu Comandon (Stryder) as Pedro</text:p>
              <text:p text:style-name="P1"><text:tab/>-The Atomic Ass</text:p>
            </office:annotation>
            <text:p>Demon Peak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9:.G219])/COUNTA([.D219:.G21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19:.M219])/COUNTA([.J219:.M21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9:.S219])/COUNTA([.P219:.S21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19:.Y219])/COUNTA([.V219:.Y21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9];[.N219];[.T219];[.Z219])/COUNTA([.H219];[.N219];[.T219];[.Z21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59-infinite-mayo/&quot;;&quot;259&quot;)" office:value-type="string" office:string-value="259" calcext:value-type="string">
            <text:p>259</text:p>
          </table:table-cell>
          <table:table-cell table:style-name="ce5" table:formula="of:=HYPERLINK(&quot;http://store.steampowered.com/app/314710/Mighty_No_9/&quot;;&quot;Mighty No. 9&quot;)" office:value-type="string" office:string-value="Mighty No. 9" calcext:value-type="string">
            <text:p>Mighty No. 9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0:.G220])/COUNTA([.D220:.G22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0:.M220])/COUNTA([.J220:.M22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0:.S220])/COUNTA([.P220:.S22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0:.Y220])/COUNTA([.V220:.Y22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0];[.N220];[.T220];[.Z220])/COUNTA([.H220];[.N220];[.T220];[.Z22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60-horsecutus/&quot;;&quot;260&quot;)" office:value-type="string" office:string-value="260" calcext:value-type="string">
            <text:p>260</text:p>
          </table:table-cell>
          <table:table-cell table:style-name="ce5" table:formula="of:=HYPERLINK(&quot;http://store.steampowered.com/app/543260/Wonder_Boy_The_Dragons_Trap/&quot;;&quot;Wonder Boy: The Dragon's Trap&quot;)" office:value-type="string" office:string-value="Wonder Boy: The Dragon's Trap" calcext:value-type="string">
            <text:p>Wonder Boy: The Dragon's Trap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1:.G221])/COUNTA([.D221:.G22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1:.M221])/COUNTA([.J221:.M22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21:.S221])/COUNTA([.P221:.S2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1:.Y221])/COUNTA([.V221:.Y22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1];[.N221];[.T221];[.Z221])/COUNTA([.H221];[.N221];[.T221];[.Z22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61-pick-the-wiener-man/&quot;;&quot;261&quot;)" office:value-type="string" office:string-value="261" calcext:value-type="string">
            <text:p>261</text:p>
          </table:table-cell>
          <table:table-cell table:style-name="ce5" table:formula="of:=HYPERLINK(&quot;http://store.steampowered.com/app/506500/Party_Panic/&quot;;&quot;Party Panic&quot;)" office:value-type="string" office:string-value="Party Panic" calcext:value-type="string">
            <text:p>Party Panic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22:.G222])/COUNTA([.D222:.G22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2:.M222])/COUNTA([.J222:.M22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22:.S222])/COUNTA([.P222:.S22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2:.Y222])/COUNTA([.V222:.Y22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2];[.N222];[.T222];[.Z222])/COUNTA([.H222];[.N222];[.T222];[.Z22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62-youre-all-idiots/&quot;;&quot;262&quot;)" office:value-type="string" office:string-value="262" calcext:value-type="string">
            <text:p>262</text:p>
          </table:table-cell>
          <table:table-cell table:style-name="ce5" table:formula="of:=HYPERLINK(&quot;http://store.steampowered.com/app/597220/West_of_Loathing/&quot;;&quot;West of Loathing&quot;)" office:value-type="string" office:string-value="West of Loathing" calcext:value-type="string">
            <text:p>West of Loathing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3:.G223])/COUNTA([.D223:.G22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23:.M223])/COUNTA([.J223:.M22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3:.S223])/COUNTA([.P223:.S22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23:.Y223])/COUNTA([.V223:.Y22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23];[.N223];[.T223];[.Z223])/COUNTA([.H223];[.N223];[.T223];[.Z22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3-tipsy-danger/&quot;;&quot;263&quot;)" office:value-type="string" office:string-value="263" calcext:value-type="string">
            <text:p>263</text:p>
          </table:table-cell>
          <table:table-cell table:style-name="ce5" table:formula="of:=HYPERLINK(&quot;http://store.steampowered.com/app/477160/Human_Fall_Flat/&quot;;&quot;Human Fall Flat&quot;)" office:value-type="string" office:string-value="Human Fall Flat" calcext:value-type="string">
            <text:p>Human Fall Fla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4:.G224])/COUNTA([.D224:.G2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4:.M224])/COUNTA([.J224:.M22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4:.S224])/COUNTA([.P224:.S2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24:.Y224])/COUNTA([.V224:.Y22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4];[.N224];[.T224];[.Z224])/COUNTA([.H224];[.N224];[.T224];[.Z22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4-chip-stunes/&quot;;&quot;264&quot;)" office:value-type="string" office:string-value="264" calcext:value-type="string">
            <text:p>264</text:p>
          </table:table-cell>
          <table:table-cell table:style-name="ce5" table:formula="of:=HYPERLINK(&quot;http://store.steampowered.com/app/367080/Songbringer/&quot;;&quot;Songbringer&quot;)" office:value-type="string" office:string-value="Songbringer" calcext:value-type="string">
            <text:p>Songbringer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5:.G225])/COUNTA([.D225:.G22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5:.M225])/COUNTA([.J225:.M22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5:.S225])/COUNTA([.P225:.S22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25:.Y225])/COUNTA([.V225:.Y22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25];[.N225];[.T225];[.Z225])/COUNTA([.H225];[.N225];[.T225];[.Z22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5-vunder-boys/&quot;;&quot;265&quot;)" office:value-type="string" office:string-value="265" calcext:value-type="string">
            <text:p>265</text:p>
          </table:table-cell>
          <table:table-cell table:style-name="ce5" table:formula="of:=HYPERLINK(&quot;http://store.steampowered.com/app/653190/spaceBOUND/&quot;;&quot;spaceBOUND&quot;)" office:value-type="string" office:string-value="spaceBOUND" calcext:value-type="string">
            <text:p>spaceBOUN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6:.G226])/COUNTA([.D226:.G22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6:.M226])/COUNTA([.J226:.M22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26:.S226])/COUNTA([.P226:.S22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6:.Y226])/COUNTA([.V226:.Y22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6];[.N226];[.T226];[.Z226])/COUNTA([.H226];[.N226];[.T226];[.Z22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6-a-dog-in-this-horse/&quot;;&quot;266&quot;)" office:value-type="string" office:string-value="266" calcext:value-type="string">
            <text:p>266</text:p>
          </table:table-cell>
          <table:table-cell table:style-name="ce5" table:formula="of:=HYPERLINK(&quot;http://store.steampowered.com/app/274520/Darkwood/&quot;;&quot;Darkwood&quot;)" office:value-type="string" office:string-value="Darkwood" calcext:value-type="string">
            <text:p>Darkwood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7:.G227])/COUNTA([.D227:.G22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7:.M227])/COUNTA([.J227:.M227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27:.S227])/COUNTA([.P227:.S22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7:.Y227])/COUNTA([.V227:.Y22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7];[.N227];[.T227];[.Z227])/COUNTA([.H227];[.N227];[.T227];[.Z22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67-pixelated-frustation/&quot;;&quot;267&quot;)" office:value-type="string" office:string-value="267" calcext:value-type="string">
            <text:p>267</text:p>
          </table:table-cell>
          <table:table-cell table:style-name="ce5" table:formula="of:=HYPERLINK(&quot;http://store.steampowered.com/app/272620/Serious_Sams_Bogus_Detour/&quot;;&quot;Serious Sam's Bogus Detour&quot;)" office:value-type="string" office:string-value="Serious Sam's Bogus Detour" calcext:value-type="string">
            <text:p>Serious Sam's Bogus Detou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8:.G228])/COUNTA([.D228:.G22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8:.M228])/COUNTA([.J228:.M22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8:.S228])/COUNTA([.P228:.S22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28:.Y228])/COUNTA([.V228:.Y22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28];[.N228];[.T228];[.Z228])/COUNTA([.H228];[.N228];[.T228];[.Z22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68-wings-on-your-balls/&quot;;&quot;268&quot;)" office:value-type="string" office:string-value="268" calcext:value-type="string">
            <text:p>268</text:p>
          </table:table-cell>
          <table:table-cell table:style-name="ce5" table:formula="of:=HYPERLINK(&quot;http://store.steampowered.com/app/671260/GOKEN/&quot;;&quot;GOKEN&quot;)" office:value-type="string" office:string-value="GOKEN" calcext:value-type="string">
            <office:annotation draw:style-name="gr5" draw:text-style-name="P2" svg:width="85.78pt" svg:height="72.88pt" svg:x="320pt" svg:y="3607.06pt" draw:caption-point-x="-11.54pt" draw:caption-point-y="-15.79pt">
              <dc:date>2019-08-17T00:00:00</dc:date>
              <text:p text:style-name="P1">Featuring:</text:p>
              <text:p text:style-name="P1">Mike Teehan (__eMpTy__) as Jordan</text:p>
              <text:p text:style-name="P1"><text:tab/>-The Atomic Ass</text:p>
            </office:annotation>
            <text:p>GOKEN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9:.G229])/COUNTA([.D229:.G22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9:.M229])/COUNTA([.J229:.M22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9:.S229])/COUNTA([.P229:.S22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29:.Y229])/COUNTA([.V229:.Y229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29];[.N229];[.T229];[.Z229])/COUNTA([.H229];[.N229];[.T229];[.Z22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69-the-orange-box/&quot;;&quot;269&quot;)" office:value-type="string" office:string-value="269" calcext:value-type="string">
            <text:p>269</text:p>
          </table:table-cell>
          <table:table-cell table:style-name="ce5" table:formula="of:=HYPERLINK(&quot;http://store.steampowered.com/app/595920/Death_Point/&quot;;&quot;Death Point&quot;)" office:value-type="string" office:string-value="Death Point" calcext:value-type="string">
            <text:p>Death Poin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0:.G230])/COUNTA([.D230:.G23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30:.M230])/COUNTA([.J230:.M23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30:.S230])/COUNTA([.P230:.S23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0:.Y230])/COUNTA([.V230:.Y23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0];[.N230];[.T230];[.Z230])/COUNTA([.H230];[.N230];[.T230];[.Z23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70-assemble-my-own-rabbit/&quot;;&quot;270&quot;)" office:value-type="string" office:string-value="270" calcext:value-type="string">
            <text:p>270</text:p>
          </table:table-cell>
          <table:table-cell table:style-name="ce5" table:formula="of:=HYPERLINK(&quot;http://store.steampowered.com/app/543100/Beat_The_Game/&quot;;&quot;Beat The Game&quot;)" office:value-type="string" office:string-value="Beat The Game" calcext:value-type="string">
            <text:p>Beat The Game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1:.G231])/COUNTA([.D231:.G23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1:.M231])/COUNTA([.J231:.M23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31:.S231])/COUNTA([.P231:.S23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1:.Y231])/COUNTA([.V231:.Y23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1];[.N231];[.T231];[.Z231])/COUNTA([.H231];[.N231];[.T231];[.Z23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71-tickled-jordan/&quot;;&quot;271&quot;)" office:value-type="string" office:string-value="271" calcext:value-type="string">
            <text:p>271</text:p>
          </table:table-cell>
          <table:table-cell table:style-name="ce5" table:formula="of:=HYPERLINK(&quot;http://store.steampowered.com/app/514900/observer/&quot;;&quot;Observer&quot;)" office:value-type="string" office:string-value="Observer" calcext:value-type="string">
            <text:p>Observer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32:.G232])/COUNTA([.D232:.G23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32:.M232])/COUNTA([.J232:.M23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2:.S232])/COUNTA([.P232:.S23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2:.Y232])/COUNTA([.V232:.Y23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32];[.N232];[.T232];[.Z232])/COUNTA([.H232];[.N232];[.T232];[.Z23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2-smells-like-aftershow-bait/&quot;;&quot;272&quot;)" office:value-type="string" office:string-value="272" calcext:value-type="string">
            <text:p>272</text:p>
          </table:table-cell>
          <table:table-cell table:style-name="ce5" table:formula="of:=HYPERLINK(&quot;https://store.feralinteractive.com/en/mac-linux-games/f12017/&quot;;&quot;F1 2017&quot;)" office:value-type="string" office:string-value="F1 2017" calcext:value-type="string">
            <text:p>F1 2017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3:.G233])/COUNTA([.D233:.G23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3:.M233])/COUNTA([.J233:.M23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3:.S233])/COUNTA([.P233:.S23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33:.Y233])/COUNTA([.V233:.Y23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3];[.N233];[.T233];[.Z233])/COUNTA([.H233];[.N233];[.T233];[.Z23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3-im-night-partner/&quot;;&quot;273&quot;)" office:value-type="string" office:string-value="273" calcext:value-type="string">
            <text:p>273</text:p>
          </table:table-cell>
          <table:table-cell table:style-name="ce5" table:formula="of:=HYPERLINK(&quot;http://store.steampowered.com/app/433530/Heliborne/&quot;;&quot;Heliborne&quot;)" office:value-type="string" office:string-value="Heliborne" calcext:value-type="string">
            <text:p>Heliborn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4:.G234])/COUNTA([.D234:.G23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34:.M234])/COUNTA([.J234:.M23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4:.S234])/COUNTA([.P234:.S234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4:.Y234])/COUNTA([.V234:.Y23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4];[.N234];[.T234];[.Z234])/COUNTA([.H234];[.N234];[.T234];[.Z23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4-robot-curious/&quot;;&quot;274&quot;)" office:value-type="string" office:string-value="274" calcext:value-type="string">
            <text:p>274</text:p>
          </table:table-cell>
          <table:table-cell table:style-name="ce5" table:formula="of:=HYPERLINK(&quot;http://store.steampowered.com/app/456670/Hand_of_Fate_2/&quot;;&quot;Hand of Fate 2&quot;)" office:value-type="string" office:string-value="Hand of Fate 2" calcext:value-type="string">
            <text:p>Hand of Fate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5:.G235])/COUNTA([.D235:.G23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5:.M235])/COUNTA([.J235:.M23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5:.S235])/COUNTA([.P235:.S23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35:.Y235])/COUNTA([.V235:.Y23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35];[.N235];[.T235];[.Z235])/COUNTA([.H235];[.N235];[.T235];[.Z23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5-tickles-my-pickle/&quot;;&quot;275&quot;)" office:value-type="string" office:string-value="275" calcext:value-type="string">
            <text:p>275</text:p>
          </table:table-cell>
          <table:table-cell table:style-name="ce5" table:formula="of:=HYPERLINK(&quot;http://store.steampowered.com/app/286000/Tooth_and_Tail/&quot;;&quot;Tooth and Tail&quot;)" office:value-type="string" office:string-value="Tooth and Tail" calcext:value-type="string">
            <text:p>Tooth and Tai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6:.G236])/COUNTA([.D236:.G23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6:.M236])/COUNTA([.J236:.M23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6:.S236])/COUNTA([.P236:.S23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6:.Y236])/COUNTA([.V236:.Y23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36];[.N236];[.T236];[.Z236])/COUNTA([.H236];[.N236];[.T236];[.Z23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6-yolo-booting/&quot;;&quot;276&quot;)" office:value-type="string" office:string-value="276" calcext:value-type="string">
            <text:p>276</text:p>
          </table:table-cell>
          <table:table-cell table:style-name="ce5" table:formula="of:=HYPERLINK(&quot;http://store.steampowered.com/app/476650/The_Silver_Case/&quot;;&quot;The Silver Case&quot;)" office:value-type="string" office:string-value="The Silver Case" calcext:value-type="string">
            <text:p>The Silver Cas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237:.G237])/COUNTA([.D237:.G23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237:.M237])/COUNTA([.J237:.M237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37:.S237])/COUNTA([.P237:.S23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7:.Y237])/COUNTA([.V237:.Y23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7];[.N237];[.T237];[.Z237])/COUNTA([.H237];[.N237];[.T237];[.Z23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7-scream-bloody-doritos/&quot;;&quot;277&quot;)" office:value-type="string" office:string-value="277" calcext:value-type="string">
            <text:p>277</text:p>
          </table:table-cell>
          <table:table-cell table:style-name="ce5" table:formula="of:=HYPERLINK(&quot;http://store.steampowered.com/app/378610/Valley/&quot;;&quot;Valley&quot;)" office:value-type="string" office:string-value="Valley" calcext:value-type="string">
            <text:p>Valley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8:.G238])/COUNTA([.D238:.G23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38:.M238])/COUNTA([.J238:.M23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8:.S238])/COUNTA([.P238:.S23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office:annotation draw:style-name="gr1" draw:text-style-name="P2" svg:width="85.8pt" svg:height="42.75pt" svg:x="749pt" svg:y="3755.99pt" draw:caption-point-x="-11.54pt" draw:caption-point-y="-22.96pt">
              <dc:date>2019-08-17T00:00:00</dc:date>
              <text:p text:style-name="P1">Astrid</text:p>
              <text:p text:style-name="P1"><text:tab/>-The Atomic Ass</text:p>
            </office:annotation>
            <text:p>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8:.Y238])/COUNTA([.V238:.Y238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38];[.N238];[.T238];[.Z238])/COUNTA([.H238];[.N238];[.T238];[.Z23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8-trainwreck/&quot;;&quot;278&quot;)" office:value-type="string" office:string-value="278" calcext:value-type="string">
            <text:p>278</text:p>
          </table:table-cell>
          <table:table-cell table:style-name="ce5" table:formula="of:=HYPERLINK(&quot;http://store.steampowered.com/app/394430/Dimension_Drive/&quot;;&quot;Dimension Drive&quot;)" office:value-type="string" office:string-value="Dimension Drive" calcext:value-type="string">
            <office:annotation draw:style-name="gr5" draw:text-style-name="P2" svg:width="85.78pt" svg:height="72.88pt" svg:x="320pt" svg:y="3764.55pt" draw:caption-point-x="-11.54pt" draw:caption-point-y="-15.79pt">
              <dc:date>2019-08-17T00:00:00</dc:date>
              <text:p text:style-name="P1">Featuring:</text:p>
              <text:p text:style-name="P1">Michael Foxx (mfoxdogg) as Jordan</text:p>
              <text:p text:style-name="P1"><text:tab/>-The Atomic Ass</text:p>
            </office:annotation>
            <text:p>Dimension Driv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9:.G239])/COUNTA([.D239:.G23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39:.M239])/COUNTA([.J239:.M23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9:.S239])/COUNTA([.P239:.S23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9:.Y239])/COUNTA([.V239:.Y23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9];[.N239];[.T239];[.Z239])/COUNTA([.H239];[.N239];[.T239];[.Z23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9-dr-hackerman/&quot;;&quot;279&quot;)" office:value-type="string" office:string-value="279" calcext:value-type="string">
            <text:p>279</text:p>
          </table:table-cell>
          <table:table-cell table:style-name="ce5" table:formula="of:=HYPERLINK(&quot;http://store.steampowered.com/app/391730/Crashlands/&quot;;&quot;Crashlands&quot;)" office:value-type="string" office:string-value="Crashlands" calcext:value-type="string">
            <text:p>Crashlands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0:.G240])/COUNTA([.D240:.G24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0:.M240])/COUNTA([.J240:.M24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40:.S240])/COUNTA([.P240:.S24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0:.Y240])/COUNTA([.V240:.Y24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0];[.N240];[.T240];[.Z240])/COUNTA([.H240];[.N240];[.T240];[.Z24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80-reeee-in-the-new-year/&quot;;&quot;280&quot;)" office:value-type="string" office:string-value="280" calcext:value-type="string">
            <text:p>280</text:p>
          </table:table-cell>
          <table:table-cell table:style-name="ce5" table:formula="of:=HYPERLINK(&quot;http://store.steampowered.com/app/684410/Bridge_Constructor_Portal/&quot;;&quot;Bridge Constructor Portal&quot;)" office:value-type="string" office:string-value="Bridge Constructor Portal" calcext:value-type="string">
            <text:p>Bridge Constructor Porta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1:.G241])/COUNTA([.D241:.G241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41:.M241])/COUNTA([.J241:.M24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1:.S241])/COUNTA([.P241:.S24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41:.Y241])/COUNTA([.V241:.Y24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41];[.N241];[.T241];[.Z241])/COUNTA([.H241];[.N241];[.T241];[.Z24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1-linux-fashion-show/&quot;;&quot;281&quot;)" office:value-type="string" office:string-value="281" calcext:value-type="string">
            <text:p>281</text:p>
          </table:table-cell>
          <table:table-cell table:style-name="ce5" table:formula="of:=HYPERLINK(&quot;http://store.steampowered.com/app/274190/Broforce/&quot;;&quot;Broforce&quot;)" office:value-type="string" office:string-value="Broforce" calcext:value-type="string">
            <office:annotation draw:style-name="gr5" draw:text-style-name="P2" svg:width="85.78pt" svg:height="72.88pt" svg:x="320pt" svg:y="3811.8pt" draw:caption-point-x="-11.54pt" draw:caption-point-y="-15.79pt">
              <dc:date>2019-08-17T00:00:00</dc:date>
              <text:p text:style-name="P1">Featuring:</text:p>
              <text:p text:style-name="P1">Mike Teehan (__eMpTy__) as Pedro</text:p>
              <text:p text:style-name="P1"><text:tab/>-The Atomic Ass</text:p>
            </office:annotation>
            <text:p>Broforce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2:.G242])/COUNTA([.D242:.G2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2:.M242])/COUNTA([.J242:.M24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42:.S242])/COUNTA([.P242:.S2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42:.Y242])/COUNTA([.V242:.Y24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42];[.N242];[.T242];[.Z242])/COUNTA([.H242];[.N242];[.T242];[.Z24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2-prison-curious/&quot;;&quot;282&quot;)" office:value-type="string" office:string-value="282" calcext:value-type="string">
            <text:p>282</text:p>
          </table:table-cell>
          <table:table-cell table:style-name="ce5" table:formula="of:=HYPERLINK(&quot;http://store.steampowered.com/app/641990/The_Escapists_2/&quot;;&quot;The Escapists 2&quot;)" office:value-type="string" office:string-value="The Escapists 2" calcext:value-type="string">
            <office:annotation draw:style-name="gr3" draw:text-style-name="P2" svg:width="85.78pt" svg:height="72.88pt" svg:x="320pt" svg:y="3827.57pt" draw:caption-point-x="-11.54pt" draw:caption-point-y="-15.79pt">
              <dc:date>2019-08-17T00:00:00</dc:date>
              <text:p text:style-name="P1">Featuring:</text:p>
              <text:p text:style-name="P1">Ranko Kohime (TheAtomicAss) as Pedro</text:p>
              <text:p text:style-name="P1"><text:tab/>-The Atomic Ass</text:p>
            </office:annotation>
            <text:p>The Escapists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3:.G243])/COUNTA([.D243:.G24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43:.M243])/COUNTA([.J243:.M24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43:.S243])/COUNTA([.P243:.S24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3:.Y243])/COUNTA([.V243:.Y24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43];[.N243];[.T243];[.Z243])/COUNTA([.H243];[.N243];[.T243];[.Z24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3-nope-sandwich/&quot;;&quot;283&quot;)" office:value-type="string" office:string-value="283" calcext:value-type="string">
            <text:p>283</text:p>
          </table:table-cell>
          <table:table-cell table:style-name="ce5" table:formula="of:=HYPERLINK(&quot;http://store.steampowered.com/app/347000/InnerSpace&quot;;&quot;Inner Space&quot;)" office:value-type="string" office:string-value="Inner Space" calcext:value-type="string">
            <text:p>Inner Spac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4:.G244])/COUNTA([.D244:.G24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44:.M244])/COUNTA([.J244:.M24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4:.S244])/COUNTA([.P244:.S24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4:.Y244])/COUNTA([.V244:.Y24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4];[.N244];[.T244];[.Z244])/COUNTA([.H244];[.N244];[.T244];[.Z24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4-pocket-hockey/&quot;;&quot;284&quot;)" office:value-type="string" office:string-value="284" calcext:value-type="string">
            <text:p>284</text:p>
          </table:table-cell>
          <table:table-cell table:style-name="ce5" table:formula="of:=HYPERLINK(&quot;http://store.steampowered.com/app/703720/ERSATZ/&quot;;&quot;ERSATZ&quot;)" office:value-type="string" office:string-value="ERSATZ" calcext:value-type="string">
            <text:p>ERSATZ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5:.G245])/COUNTA([.D245:.G24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45:.M245])/COUNTA([.J245:.M24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45:.S245])/COUNTA([.P245:.S24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45:.Y245])/COUNTA([.V245:.Y24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5];[.N245];[.T245];[.Z245])/COUNTA([.H245];[.N245];[.T245];[.Z24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5-weeb-garbage/&quot;;&quot;285&quot;)" office:value-type="string" office:string-value="285" calcext:value-type="string">
            <text:p>285</text:p>
          </table:table-cell>
          <table:table-cell table:style-name="ce5" table:formula="of:=HYPERLINK(&quot;http://store.steampowered.com/app/378810/Steamroll&quot;;&quot;Steamroll&quot;)" office:value-type="string" office:string-value="Steamroll" calcext:value-type="string">
            <text:p>Steamroll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6:.G246])/COUNTA([.D246:.G24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6:.M246])/COUNTA([.J246:.M2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46:.S246])/COUNTA([.P246:.S24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46:.Y246])/COUNTA([.V246:.Y24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6];[.N246];[.T246];[.Z246])/COUNTA([.H246];[.N246];[.T246];[.Z24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6-shmup-the-shmup-up/&quot;;&quot;286&quot;)" office:value-type="string" office:string-value="286" calcext:value-type="string">
            <text:p>286</text:p>
          </table:table-cell>
          <table:table-cell table:style-name="ce5" table:formula="of:=HYPERLINK(&quot;http://store.steampowered.com/app/610410/PAWARUMI&quot;;&quot;PAWARUMI&quot;)" office:value-type="string" office:string-value="PAWARUMI" calcext:value-type="string">
            <text:p>PAWARUMI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7:.G247])/COUNTA([.D247:.G24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7:.M247])/COUNTA([.J247:.M24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7:.S247])/COUNTA([.P247:.S24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7:.Y247])/COUNTA([.V247:.Y24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7];[.N247];[.T247];[.Z247])/COUNTA([.H247];[.N247];[.T247];[.Z24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7-splashlight/&quot;;&quot;287&quot;)" office:value-type="string" office:string-value="287" calcext:value-type="string">
            <text:p>287</text:p>
          </table:table-cell>
          <table:table-cell table:style-name="ce5" table:formula="of:=HYPERLINK(&quot;http://store.steampowered.com/app/628770/Tangledeep/&quot;;&quot;Tangledeep&quot;)" office:value-type="string" office:string-value="Tangledeep" calcext:value-type="string">
            <text:p>Tangledeep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48:.G248])/COUNTA([.D248:.G24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8:.M248])/COUNTA([.J248:.M24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8:.S248])/COUNTA([.P248:.S24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48:.Y248])/COUNTA([.V248:.Y24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48];[.N248];[.T248];[.Z248])/COUNTA([.H248];[.N248];[.T248];[.Z24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8-wheelchair-love/&quot;;&quot;288&quot;)" office:value-type="string" office:string-value="288" calcext:value-type="string">
            <text:p>288</text:p>
          </table:table-cell>
          <table:table-cell table:style-name="ce5" table:formula="of:=HYPERLINK(&quot;http://store.steampowered.com/app/313780/Conarium/&quot;;&quot;Conarium&quot;)" office:value-type="string" office:string-value="Conarium" calcext:value-type="string">
            <text:p>Conarium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49:.G249])/COUNTA([.D249:.G24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9:.M249])/COUNTA([.J249:.M24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9:.S249])/COUNTA([.P249:.S24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49:.Y249])/COUNTA([.V249:.Y24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9];[.N249];[.T249];[.Z249])/COUNTA([.H249];[.N249];[.T249];[.Z24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89-dangerously-furry/&quot;;&quot;289&quot;)" office:value-type="string" office:string-value="289" calcext:value-type="string">
            <text:p>289</text:p>
          </table:table-cell>
          <table:table-cell table:style-name="ce5" table:formula="of:=HYPERLINK(&quot;http://store.steampowered.com/app/636100/Tesla_vs_Lovecraft/&quot;;&quot;Tesla vs. Lovecraft&quot;)" office:value-type="string" office:string-value="Tesla vs. Lovecraft" calcext:value-type="string">
            <text:p>Tesla vs. Lovecraf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0:.G250])/COUNTA([.D250:.G25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85.8pt" svg:height="42.75pt" svg:x="491.58pt" svg:y="3945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0:.M250])/COUNTA([.J250:.M25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0:.S250])/COUNTA([.P250:.S25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50:.Y250])/COUNTA([.V250:.Y25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50];[.N250];[.T250];[.Z250])/COUNTA([.H250];[.N250];[.T250];[.Z25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90-extreme-chair-trauma/&quot;;&quot;290&quot;)" office:value-type="string" office:string-value="290" calcext:value-type="string">
            <text:p>290</text:p>
          </table:table-cell>
          <table:table-cell table:style-name="ce5" table:formula="of:=HYPERLINK(&quot;http://store.steampowered.com/app/493540/Figment/&quot;;&quot;Figment&quot;)" office:value-type="string" office:string-value="Figment" calcext:value-type="string">
            <text:p>Figmen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1:.G251])/COUNTA([.D251:.G25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1:.M251])/COUNTA([.J251:.M25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1:.S251])/COUNTA([.P251:.S25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51:.Y251])/COUNTA([.V251:.Y25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1];[.N251];[.T251];[.Z251])/COUNTA([.H251];[.N251];[.T251];[.Z25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91-the-raven-curse-of-the-no-no/&quot;;&quot;291&quot;)" office:value-type="string" office:string-value="291" calcext:value-type="string">
            <text:p>291</text:p>
          </table:table-cell>
          <table:table-cell table:style-name="ce5" table:formula="of:=HYPERLINK(&quot;http://store.steampowered.com/app/341710/Crest__an_indirect_god_sim/&quot;;&quot;Crest - an indirect god sim&quot;)" office:value-type="string" office:string-value="Crest - an indirect god sim" calcext:value-type="string">
            <text:p>Crest - an indirect god sim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2:.G252])/COUNTA([.D252:.G25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2:.M252])/COUNTA([.J252:.M25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2:.S252])/COUNTA([.P252:.S25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52:.Y252])/COUNTA([.V252:.Y25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2];[.N252];[.T252];[.Z252])/COUNTA([.H252];[.N252];[.T252];[.Z25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92-horse-juice/&quot;;&quot;292&quot;)" office:value-type="string" office:string-value="292" calcext:value-type="string">
            <text:p>292</text:p>
          </table:table-cell>
          <table:table-cell table:style-name="ce5" table:formula="of:=HYPERLINK(&quot;http://store.steampowered.com/app/764410/Trials_of_the_Gauntlet/&quot;;&quot;Trials of the Gauntlet&quot;)" office:value-type="string" office:string-value="Trials of the Gauntlet" calcext:value-type="string">
            <text:p>Trials of the Gauntlet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53:.G253])/COUNTA([.D253:.G25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3:.M253])/COUNTA([.J253:.M25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53:.S253])/COUNTA([.P253:.S25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3:.Y253])/COUNTA([.V253:.Y25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3];[.N253];[.T253];[.Z253])/COUNTA([.H253];[.N253];[.T253];[.Z25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3-horror-picture-show/&quot;;&quot;293&quot;)" office:value-type="string" office:string-value="293" calcext:value-type="string">
            <text:p>293</text:p>
          </table:table-cell>
          <table:table-cell table:style-name="ce5" table:formula="of:=HYPERLINK(&quot;http://store.steampowered.com/app/442780/STRAFE_Millennium_Edition/&quot;;&quot;STRAFE: Millenium Edition&quot;)" office:value-type="string" office:string-value="STRAFE: Millenium Edition" calcext:value-type="string">
            <text:p>STRAFE: Millenium Edition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4:.G254])/COUNTA([.D254:.G25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4:.M254])/COUNTA([.J254:.M25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4:.S254])/COUNTA([.P254:.S25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54:.Y254])/COUNTA([.V254:.Y25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4];[.N254];[.T254];[.Z254])/COUNTA([.H254];[.N254];[.T254];[.Z25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4-hurt-me-daddy/&quot;;&quot;294&quot;)" office:value-type="string" office:string-value="294" calcext:value-type="string">
            <text:p>294</text:p>
          </table:table-cell>
          <table:table-cell table:style-name="ce5" table:formula="of:=HYPERLINK(&quot;http://store.steampowered.com/app/704450/Neverwinter_Nights_Enhanced_Edition/&quot;;&quot;Neverwinter Nights Enhanced Edition&quot;)" office:value-type="string" office:string-value="Neverwinter Nights Enhanced Edition" calcext:value-type="string">
            <text:p>Neverwinter Nights Enhanced Edition</text:p>
          </table:table-cell>
          <table:table-cell table:style-name="ce7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55:.G255])/COUNTA([.D255:.G25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5:.M255])/COUNTA([.J255:.M25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55:.S255])/COUNTA([.P255:.S25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" calcext:value-type="float">
            <office:annotation draw:style-name="gr1" draw:text-style-name="P2" svg:width="85.8pt" svg:height="42.75pt" svg:x="791.89pt" svg:y="4023.75pt" draw:caption-point-x="-11.54pt" draw:caption-point-y="-22.99pt">
              <dc:date>2019-08-17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19"/>
          <table:table-cell table:style-name="ce21" table:formula="of:=IFERROR(ROUNDDOWN (SUM([.V255:.Y255])/COUNTA([.V255:.Y25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5];[.N255];[.T255];[.Z255])/COUNTA([.H255];[.N255];[.T255];[.Z25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5-jesus/&quot;;&quot;295&quot;)" office:value-type="string" office:string-value="295" calcext:value-type="string">
            <text:p>295</text:p>
          </table:table-cell>
          <table:table-cell table:style-name="ce5" table:formula="of:=HYPERLINK(&quot;http://store.steampowered.com/app/548450/Foreveracers/&quot;;&quot;Foreveracers&quot;)" office:value-type="string" office:string-value="Foreveracers" calcext:value-type="string">
            <text:p>Foreverac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6:.G256])/COUNTA([.D256:.G25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6:.M256])/COUNTA([.J256:.M25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56:.S256])/COUNTA([.P256:.S25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6:.Y256])/COUNTA([.V256:.Y25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6];[.N256];[.T256];[.Z256])/COUNTA([.H256];[.N256];[.T256];[.Z25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6-linux-ice-princesses/&quot;;&quot;296&quot;)" office:value-type="string" office:string-value="296" calcext:value-type="string">
            <text:p>296</text:p>
          </table:table-cell>
          <table:table-cell table:style-name="ce5" table:formula="of:=HYPERLINK(&quot;http://store.steampowered.com/app/617480/Tower_of_Time/&quot;;&quot;Tower of Time&quot;)" office:value-type="string" office:string-value="Tower of Time" calcext:value-type="string">
            <text:p>Tower of Tim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7:.G257])/COUNTA([.D257:.G25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7:.M257])/COUNTA([.J257:.M25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57:.S257])/COUNTA([.P257:.S25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7:.Y257])/COUNTA([.V257:.Y25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7];[.N257];[.T257];[.Z257])/COUNTA([.H257];[.N257];[.T257];[.Z25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7-the-steventh-guest/&quot;;&quot;297&quot;)" office:value-type="string" office:string-value="297" calcext:value-type="string">
            <text:p>297</text:p>
          </table:table-cell>
          <table:table-cell table:style-name="ce5" table:formula="of:=HYPERLINK(&quot;https://store.steampowered.com/app/391220/Rise_of_the_Tomb_Raider/&quot;;&quot;Rise of the Tomb Raider&quot;)" office:value-type="string" office:string-value="Rise of the Tomb Raider" calcext:value-type="string">
            <text:p>Rise of the Tomb Raider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8:.G258])/COUNTA([.D258:.G2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58:.M258])/COUNTA([.J258:.M25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8:.S258])/COUNTA([.P258:.S25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58:.Y258])/COUNTA([.V258:.Y25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8];[.N258];[.T258];[.Z258])/COUNTA([.H258];[.N258];[.T258];[.Z25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298-re-nipplementation/&quot;;&quot;298&quot;)" office:value-type="string" office:string-value="298" calcext:value-type="string">
            <text:p>298</text:p>
          </table:table-cell>
          <table:table-cell table:style-name="ce5" table:formula="of:=HYPERLINK(&quot;https://www.humblebundle.com/store/full-metal-furies?partner=linuxgamecast&quot;;&quot;Full Metal Furies&quot;)" office:value-type="string" office:string-value="Full Metal Furies" calcext:value-type="string">
            <text:p>Full Metal Furie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9:.G259])/COUNTA([.D259:.G25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9:.M259])/COUNTA([.J259:.M25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9:.S259])/COUNTA([.P259:.S25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9:.Y259])/COUNTA([.V259:.Y25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9];[.N259];[.T259];[.Z259])/COUNTA([.H259];[.N259];[.T259];[.Z25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299-dongle-mode/&quot;;&quot;299&quot;)" office:value-type="string" office:string-value="299" calcext:value-type="string">
            <text:p>299</text:p>
          </table:table-cell>
          <table:table-cell table:style-name="ce5" table:formula="of:=HYPERLINK(&quot;https://store.steampowered.com/app/621970/Trailblazers/&quot;;&quot;Trailblazers&quot;)" office:value-type="string" office:string-value="Trailblazers" calcext:value-type="string">
            <text:p>Trailblazer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60:.G260])/COUNTA([.D260:.G26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60:.M260])/COUNTA([.J260:.M2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60:.S260])/COUNTA([.P260:.S2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60:.Y260])/COUNTA([.V260:.Y26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60];[.N260];[.T260];[.Z260])/COUNTA([.H260];[.N260];[.T260];[.Z26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300-quad-jesus-in-dual-channel/&quot;;&quot;300&quot;)" office:value-type="string" office:string-value="300" calcext:value-type="string">
            <text:p>300</text:p>
          </table:table-cell>
          <table:table-cell table:style-name="ce5" table:formula="of:=HYPERLINK(&quot;https://store.steampowered.com/app/596240/Apocryph_an_oldschool_shooter/&quot;;&quot;Apocryph&quot;)" office:value-type="string" office:string-value="Apocryph" calcext:value-type="string">
            <text:p>Apocryph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61:.G261])/COUNTA([.D261:.G26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61:.M261])/COUNTA([.J261:.M26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61:.S261])/COUNTA([.P261:.S26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61:.Y261])/COUNTA([.V261:.Y26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61];[.N261];[.T261];[.Z261])/COUNTA([.H261];[.N261];[.T261];[.Z26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301-giggletron-9000/&quot;;&quot;301&quot;)" office:value-type="string" office:string-value="301" calcext:value-type="string">
            <text:p>301</text:p>
          </table:table-cell>
          <table:table-cell table:style-name="ce5" table:formula="of:=HYPERLINK(&quot;https://store.steampowered.com/app/389140/Horizon_Chase_Turbo&quot;;&quot;Horizon Chase Turbo&quot;)" office:value-type="string" office:string-value="Horizon Chase Turbo" calcext:value-type="string">
            <text:p>Horizon Chase Turb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62:.G262])/COUNTA([.D262:.G26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62:.M262])/COUNTA([.J262:.M26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62:.S262])/COUNTA([.P262:.S262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62:.Y262])/COUNTA([.V262:.Y26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62];[.N262];[.T262];[.Z262])/COUNTA([.H262];[.N262];[.T262];[.Z26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6/linuxgamecast-weekly-302-osteoferocious/&quot;;&quot;302&quot;)" office:value-type="string" office:string-value="302" calcext:value-type="string">
            <text:p>302</text:p>
          </table:table-cell>
          <table:table-cell table:style-name="ce5" table:formula="of:=HYPERLINK(&quot;https://store.steampowered.com/app/761890/Albion_Online/&quot;;&quot;Albion Online&quot;)" office:value-type="string" office:string-value="Albion Online" calcext:value-type="string">
            <text:p>Albion Online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63:.G263])/COUNTA([.D263:.G2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63:.M263])/COUNTA([.J263:.M2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63:.S263])/COUNTA([.P263:.S2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63:.Y263])/COUNTA([.V263:.Y26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63];[.N263];[.T263];[.Z263])/COUNTA([.H263];[.N263];[.T263];[.Z26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38-302'.I2:'38-302'.I263 '38-302'.O2:'38-302'.O263 '38-302'.U2:'38-302'.U263 '38-302'.AA2:'38-302'.AA263 '38-302'.AC2:'38-302'.AC263 '38-302'.H2:'38-302'.H263 '38-302'.N2:'38-302'.N263 '38-302'.T2:'38-302'.T263 '38-302'.Z2:'38-302'.Z263 '38-302'.AB2:'38-302'.AB263">
            <calcext:condition calcext:apply-style-name="ConditionalStyle_1" calcext:value="=2" calcext:base-cell-address="'38-302'.H2"/>
          </calcext:conditional-format>
          <calcext:conditional-format calcext:target-range-address="'38-302'.H2:'38-302'.H263 '38-302'.N2:'38-302'.N263 '38-302'.T2:'38-302'.T263 '38-302'.Z3:'38-302'.Z263">
            <calcext:condition calcext:apply-style-name="ConditionalStyle_2" calcext:value="formula-is(LEN(TRIM([.H2]))&gt;0)" calcext:base-cell-address="'38-302'.H2"/>
          </calcext:conditional-format>
          <calcext:conditional-format calcext:target-range-address="'38-302'.AB1:'38-302'.AB263">
            <calcext:condition calcext:apply-style-name="ConditionalStyle_3" calcext:value="=4" calcext:base-cell-address="'38-302'.AB1"/>
          </calcext:conditional-format>
          <calcext:conditional-format calcext:target-range-address="'38-302'.D3:'38-302'.AB263">
            <calcext:condition calcext:apply-style-name="ConditionalStyle_4" calcext:value="&gt;4" calcext:base-cell-address="'38-302'.D3"/>
          </calcext:conditional-format>
        </calcext:conditional-formats>
      </table:table>
      <table:table table:name="303-" table:style-name="ta3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5" table:default-cell-style-name="Default"/>
        <table:table-column table:style-name="co4" table:number-columns-repeated="1006" table:default-cell-style-name="Default"/>
        <table:table-row table:style-name="ro1">
          <table:table-cell table:style-name="ce1" table:number-columns-repeated="3"/>
          <table:table-cell table:style-name="ce6"/>
          <table:table-cell table:style-name="ce8" office:value-type="string" calcext:value-type="string" table:number-columns-spanned="5" table:number-rows-spanned="1">
            <text:p>Makes w/teh working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FUN</text:p>
          </table:table-cell>
          <table:covered-table-cell table:number-columns-repeated="4"/>
          <table:table-cell table:style-name="ce6"/>
          <table:table-cell table:style-name="ce35"/>
          <table:table-cell table:style-name="ce6"/>
          <table:table-cell table:number-columns-repeated="1006"/>
        </table:table-row>
        <table:table-row table:style-name="ro1">
          <table:table-cell table:style-name="ce2" office:value-type="string" calcext:value-type="string">
            <text:p>Ep #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Proton</text:p>
          </table:table-cell>
          <table:table-cell table:style-name="ce7"/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1.4" calcext:value-type="float">
            <text:p>1.4</text:p>
          </table:table-cell>
          <table:table-cell table:style-name="ce30" office:value-type="string" calcext:value-type="string">
            <text:p>1.T</text:p>
          </table:table-cell>
          <table:table-cell table:style-name="ce32"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2.4" calcext:value-type="float">
            <text:p>2.4</text:p>
          </table:table-cell>
          <table:table-cell table:style-name="ce34" office:value-type="string" calcext:value-type="string">
            <text:p>2.T</text:p>
          </table:table-cell>
          <table:table-cell table:style-name="ce32"/>
          <table:table-cell table:style-name="ce36" office:value-type="string" calcext:value-type="string">
            <text:p>F.T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6/linuxgamecast-weekly-303-poutine-samurai/&quot;;&quot;303&quot;)" office:value-type="string" office:string-value="303" calcext:value-type="string">
            <text:p>303</text:p>
          </table:table-cell>
          <table:table-cell table:style-name="ce5" table:formula="of:=HYPERLINK(&quot;https://store.steampowered.com/app/675910/Visual_Out/&quot;;&quot;Visual Out&quot;)" office:value-type="string" office:string-value="Visual Out" calcext:value-type="string">
            <text:p>Visual Out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3:.H3])/COUNTA([.E3:.H3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3:.N3])/COUNTA([.K3:.N3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];[.O3])/COUNTA([.I3];[.O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6/linuxgamecast-weekly-304-you-wouldnt-flatpak-a-car/&quot;;&quot;304&quot;)" office:value-type="string" office:string-value="304" calcext:value-type="string">
            <text:p>304</text:p>
          </table:table-cell>
          <table:table-cell table:style-name="ce5" table:formula="of:=HYPERLINK(&quot;https://store.steampowered.com/app/747050/Portarius/&quot;;&quot;Portarius&quot;)" office:value-type="string" office:string-value="Portarius" calcext:value-type="string">
            <text:p>Portariu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4:.H4])/COUNTA([.E4:.H4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4:.N4])/COUNTA([.K4:.N4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4];[.O4])/COUNTA([.I4];[.O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6/linuxgamecast-weekly-305-salami-concussion/&quot;;&quot;305&quot;)" office:value-type="string" office:string-value="305" calcext:value-type="string">
            <text:p>305</text:p>
          </table:table-cell>
          <table:table-cell table:style-name="ce5" table:formula="of:=HYPERLINK(&quot;https://store.steampowered.com/app/795570/Odium_to_the_Core/&quot;;&quot;Odium to the Core&quot;)" office:value-type="string" office:string-value="Odium to the Core" calcext:value-type="string">
            <text:p>Odium to the Cor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:.H5])/COUNTA([.E5:.H5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5:.N5])/COUNTA([.K5:.N5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5];[.O5])/COUNTA([.I5];[.O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7/linuxgamecast-weekly-306-flaming-hot-canadian/&quot;;&quot;306&quot;)" office:value-type="string" office:string-value="306" calcext:value-type="string">
            <text:p>306</text:p>
          </table:table-cell>
          <table:table-cell table:style-name="ce5" table:formula="of:=HYPERLINK(&quot;https://store.steampowered.com/app/405820/Turok&quot;;&quot;Turok&quot;)" office:value-type="string" office:string-value="Turok" calcext:value-type="string">
            <text:p>Turok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6:.H6])/COUNTA([.E6:.H6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6:.N6])/COUNTA([.K6:.N6]));0)" office:value-type="float" office:value="3" calcext:value-type="float">
            <text:p>3</text:p>
          </table:table-cell>
          <table:table-cell table:style-name="ce33"/>
          <table:table-cell table:style-name="ce37" table:formula="of:=IFERROR(ROUNDDOWN (SUM([.I6];[.O6])/COUNTA([.I6];[.O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7/linuxgamecast-weekly-307-learn-how-to-docker/&quot;;&quot;307&quot;)" office:value-type="string" office:string-value="307" calcext:value-type="string">
            <text:p>307</text:p>
          </table:table-cell>
          <table:table-cell table:style-name="ce5" table:formula="of:=HYPERLINK(&quot;https://store.steampowered.com/app/575820/I_Hate_Running_Backwards&quot;;&quot;I Hate Running Backwards&quot;)" office:value-type="string" office:string-value="I Hate Running Backwards" calcext:value-type="string">
            <text:p>I Hate Running Backward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7:.H7])/COUNTA([.E7:.H7]));0)" office:value-type="float" office:value="4" calcext:value-type="float">
            <text:p>4</text:p>
          </table:table-cell>
          <table:table-cell table:style-name="ce33"/>
          <table:table-cell table:number-columns-repeated="3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7:.N7])/COUNTA([.K7:.N7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7];[.O7])/COUNTA([.I7];[.O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7/linuxgamecast-weekly-308-a-sexy-cheesy-biscuit/&quot;;&quot;308&quot;)" office:value-type="string" office:string-value="308" calcext:value-type="string">
            <text:p>308</text:p>
          </table:table-cell>
          <table:table-cell table:style-name="ce5" table:formula="of:=HYPERLINK(&quot;https://store.steampowered.com/app/260730/&quot;;&quot;Desperados: Wanted Dead or Alive&quot;)" office:value-type="string" office:string-value="Desperados: Wanted Dead or Alive" calcext:value-type="string">
            <text:p>Desperados: Wanted Dead or Aliv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8:.H8])/COUNTA([.E8:.H8]));0)" office:value-type="float" office:value="2" calcext:value-type="float">
            <text:p>2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8:.N8])/COUNTA([.K8:.N8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8];[.O8])/COUNTA([.I8];[.O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7/linuxgamecast-weekly-ep-309-sharks-with-explosives/&quot;;&quot;309&quot;)" office:value-type="string" office:string-value="309" calcext:value-type="string">
            <text:p>309</text:p>
          </table:table-cell>
          <table:table-cell table:style-name="ce5" table:formula="of:=HYPERLINK(&quot;https://store.steampowered.com/app/606000/Die_for_Valhalla/&quot;;&quot;Die for Valhalla!&quot;)" office:value-type="string" office:string-value="Die for Valhalla!" calcext:value-type="string">
            <text:p>Die for Valhalla!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9:.H9])/COUNTA([.E9:.H9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9:.N9])/COUNTA([.K9:.N9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9];[.O9])/COUNTA([.I9];[.O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7/linuxgamecast-weekly-310-dopplebanger/&quot;;&quot;310&quot;)" office:value-type="string" office:string-value="310" calcext:value-type="string">
            <text:p>310</text:p>
          </table:table-cell>
          <table:table-cell table:style-name="ce5" table:formula="of:=HYPERLINK(&quot;https://store.steampowered.com/app/758220/Osmorrow/&quot;;&quot;Osmorrow&quot;)" office:value-type="string" office:string-value="Osmorrow" calcext:value-type="string">
            <text:p>Osmorrow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10:.H10])/COUNTA([.E10:.H10]));0)" office:value-type="float" office:value="2" calcext:value-type="float">
            <text:p>2</text:p>
          </table:table-cell>
          <table:table-cell table:style-name="ce33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10:.N10])/COUNTA([.K10:.N10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10];[.O10])/COUNTA([.I10];[.O1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8/linuxgamecast-weekly-311-hipsters-from-vulkan/&quot;;&quot;311&quot;)" office:value-type="string" office:string-value="311" calcext:value-type="string">
            <text:p>311</text:p>
          </table:table-cell>
          <table:table-cell table:style-name="ce5" table:formula="of:=HYPERLINK(&quot;https://store.steampowered.com/app/532190/Super_Blood_Hockey/&quot;;&quot;Super Blood Hockey&quot;)" office:value-type="string" office:string-value="Super Blood Hockey" calcext:value-type="string">
            <text:p>Super Blood Hockey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11:.H11])/COUNTA([.E11:.H11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11:.N11])/COUNTA([.K11:.N11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11];[.O11])/COUNTA([.I11];[.O1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8/linuxgamecast-weekly-312-autism-powers/&quot;;&quot;312&quot;)" office:value-type="string" office:string-value="312" calcext:value-type="string">
            <text:p>312</text:p>
          </table:table-cell>
          <table:table-cell table:style-name="ce5" table:formula="of:=HYPERLINK(&quot;https://store.steampowered.com/app/405830/Turok_2_Seeds_of_Evil/&quot;;&quot;Turok 2: Seeds of Evil&quot;)" office:value-type="string" office:string-value="Turok 2: Seeds of Evil" calcext:value-type="string">
            <text:p>Turok 2: Seeds of Evil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12:.H12])/COUNTA([.E12:.H12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12:.N12])/COUNTA([.K12:.N12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12];[.O12])/COUNTA([.I12];[.O1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8/linuxgamecast-weekly-313-horse-tv/&quot;;&quot;313&quot;)" office:value-type="string" office:string-value="313" calcext:value-type="string">
            <text:p>313</text:p>
          </table:table-cell>
          <table:table-cell table:style-name="ce5" table:formula="of:=HYPERLINK(&quot;https://store.steampowered.com/app/592890/Insidia/&quot;;&quot;Insidia&quot;)" office:value-type="string" office:string-value="Insidia" calcext:value-type="string">
            <text:p>Insidia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13:.H13])/COUNTA([.E13:.H13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13:.N13])/COUNTA([.K13:.N13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13];[.O13])/COUNTA([.I13];[.O1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8/linuxgamecast-weekly-ep-314-garden-hose-challenge/&quot;;&quot;314&quot;)" office:value-type="string" office:string-value="314" calcext:value-type="string">
            <text:p>314</text:p>
          </table:table-cell>
          <table:table-cell table:style-name="ce5" table:formula="of:=HYPERLINK(&quot;https://store.steampowered.com/app/342560/Airships_Conquer_the_Skies/&quot;;&quot;Airships: Conquer the Skies&quot;)" office:value-type="string" office:string-value="Airships: Conquer the Skies" calcext:value-type="string">
            <text:p>Airships: Conquer the Skie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14:.H14])/COUNTA([.E14:.H14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14:.N14])/COUNTA([.K14:.N14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14];[.O14])/COUNTA([.I14];[.O1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9/linuxgamecast-weekly-315-playing-with-protons/&quot;;&quot;315&quot;)" office:value-type="string" office:string-value="315" calcext:value-type="string">
            <text:p>315</text:p>
          </table:table-cell>
          <table:table-cell table:style-name="ce5" table:formula="of:=HYPERLINK(&quot;https://store.steampowered.com/app/590380/Into_the_Breach/&quot;;&quot;Into The Breach&quot;)" office:value-type="string" office:string-value="Into The Breach" calcext:value-type="string">
            <text:p>Into The Breach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15:.H15])/COUNTA([.E15:.H15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15:.N15])/COUNTA([.K15:.N15]));0)" office:value-type="float" office:value="3" calcext:value-type="float">
            <text:p>3</text:p>
          </table:table-cell>
          <table:table-cell table:style-name="ce33"/>
          <table:table-cell table:style-name="ce37" table:formula="of:=IFERROR(ROUNDDOWN (SUM([.I15];[.O15])/COUNTA([.I15];[.O1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9/linuxgamecast-weekly-316-vulklands/&quot;;&quot;316&quot;)" office:value-type="string" office:string-value="316" calcext:value-type="string">
            <text:p>316</text:p>
          </table:table-cell>
          <table:table-cell table:style-name="ce5" table:formula="of:=HYPERLINK(&quot;https://store.steampowered.com/app/576500/Evergarden&quot;;&quot;Evergarden&quot;)" office:value-type="string" office:string-value="Evergarden" calcext:value-type="string">
            <text:p>Evergarde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16:.H16])/COUNTA([.E16:.H16]));0)" office:value-type="float" office:value="2" calcext:value-type="float">
            <text:p>2</text:p>
          </table:table-cell>
          <table:table-cell table:style-name="ce3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16:.N16])/COUNTA([.K16:.N16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16];[.O16])/COUNTA([.I16];[.O1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9/linuxgamecast-weekly-317-giant-enemy-crabs/&quot;;&quot;317&quot;)" office:value-type="string" office:string-value="317" calcext:value-type="string">
            <text:p>317</text:p>
          </table:table-cell>
          <table:table-cell table:style-name="ce5" table:formula="of:=HYPERLINK(&quot;https://store.steampowered.com/app/379720/DOOM/&quot;;&quot;DOOM&quot;)" office:value-type="string" office:string-value="DOOM" calcext:value-type="string">
            <text:p>DOOM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17:.H17])/COUNTA([.E17:.H17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K17:.N17])/COUNTA([.K17:.N17]));0)" office:value-type="float" office:value="4" calcext:value-type="float">
            <text:p>4</text:p>
          </table:table-cell>
          <table:table-cell table:style-name="ce33"/>
          <table:table-cell table:style-name="ce37" table:formula="of:=IFERROR(ROUNDDOWN (SUM([.I17];[.O17])/COUNTA([.I17];[.O1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9/linuxgamecast-weekly-318-%e5%a4%96%e4%ba%ba-japan/&quot;;&quot;318&quot;)" office:value-type="string" office:string-value="318" calcext:value-type="string">
            <text:p>318</text:p>
          </table:table-cell>
          <table:table-cell table:style-name="ce5" table:formula="of:=HYPERLINK(&quot;https://store.steampowered.com/app/233610/Distance/&quot;;&quot;Distance&quot;)" office:value-type="string" office:string-value="Distance" calcext:value-type="string">
            <text:p>Distanc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18:.H18])/COUNTA([.E18:.H18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18:.N18])/COUNTA([.K18:.N18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18];[.O18])/COUNTA([.I18];[.O1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09/linuxgamecast-weekly-319-gameui_controller_buttons_titi/&quot;;&quot;319&quot;)" office:value-type="string" office:string-value="319" calcext:value-type="string">
            <text:p>319</text:p>
          </table:table-cell>
          <table:table-cell table:style-name="ce5" table:formula="of:=HYPERLINK(&quot;https://store.steampowered.com/app/726710/RAZED/&quot;;&quot;RAZED&quot;)" office:value-type="string" office:string-value="RAZED" calcext:value-type="string">
            <text:p>RAZED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19:.H19])/COUNTA([.E19:.H19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19:.N19])/COUNTA([.K19:.N19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19];[.O19])/COUNTA([.I19];[.O1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0/linuxgamecast-weekly-320-sexy-hamburger-people/&quot;;&quot;320&quot;)" office:value-type="string" office:string-value="320" calcext:value-type="string">
            <text:p>320</text:p>
          </table:table-cell>
          <table:table-cell table:style-name="ce5" table:formula="of:=HYPERLINK(&quot;http://thevoxelagents.com/gardensbetween/&quot;;&quot;The Gardens Between&quot;)" office:value-type="string" office:string-value="The Gardens Between" calcext:value-type="string">
            <text:p>The Gardens Betwee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20:.H20])/COUNTA([.E20:.H20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20:.N20])/COUNTA([.K20:.N20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20];[.O20])/COUNTA([.I20];[.O2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0/linuxgamecast-weekly-ep-321-crack-simulator-expansion-pack/&quot;;&quot;321&quot;)" office:value-type="string" office:string-value="321" calcext:value-type="string">
            <text:p>321</text:p>
          </table:table-cell>
          <table:table-cell table:style-name="ce5" table:formula="of:=HYPERLINK(&quot;https://store.steampowered.com/app/855640/My_Brother_Rabbit/&quot;;&quot;My Brother Rabbit&quot;)" office:value-type="string" office:string-value="My Brother Rabbit" calcext:value-type="string">
            <text:p>My Brother Rabbit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21:.H21])/COUNTA([.E21:.H21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21:.N21])/COUNTA([.K21:.N21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21];[.O21])/COUNTA([.I21];[.O2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0/linuxgamecast-weekly-322-coming-up-nes/&quot;;&quot;322&quot;)" office:value-type="string" office:string-value="322" calcext:value-type="string">
            <text:p>322</text:p>
          </table:table-cell>
          <table:table-cell table:style-name="ce5" table:formula="of:=HYPERLINK(&quot;https://store.steampowered.com/app/386940/Ultimate_Chicken_Horse/&quot;;&quot;Ultimate Chicken Horse&quot;)" office:value-type="string" office:string-value="Ultimate Chicken Horse" calcext:value-type="string">
            <text:p>Ultimate Chicken Hors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22:.H22])/COUNTA([.E22:.H22]));0)" office:value-type="float" office:value="2" calcext:value-type="float">
            <text:p>2</text:p>
          </table:table-cell>
          <table:table-cell table:style-name="ce33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22:.N22])/COUNTA([.K22:.N22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22];[.O22])/COUNTA([.I22];[.O2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0/linuxgamecast-weekly-323-sexy-batman/&quot;;&quot;323&quot;)" office:value-type="string" office:string-value="323" calcext:value-type="string">
            <text:p>323</text:p>
          </table:table-cell>
          <table:table-cell table:style-name="ce5" table:formula="of:=HYPERLINK(&quot;https://store.steampowered.com/app/673950/Farm_Together/&quot;;&quot;Farm Together&quot;)" office:value-type="string" office:string-value="Farm Together" calcext:value-type="string">
            <text:p>Farm Together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23:.H23])/COUNTA([.E23:.H23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23:.N23])/COUNTA([.K23:.N23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23];[.O23])/COUNTA([.I23];[.O2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1/linuxgamecast-weekly-324-pixelated-tit-shots/&quot;;&quot;324&quot;)" office:value-type="string" office:string-value="324" calcext:value-type="string">
            <text:p>324</text:p>
          </table:table-cell>
          <table:table-cell table:style-name="ce5" table:formula="of:=HYPERLINK(&quot;https://store.steampowered.com/app/892690/Daemon_9/&quot;;&quot;Daemon_9&quot;)" office:value-type="string" office:string-value="Daemon_9" calcext:value-type="string">
            <text:p>Daemon_9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24:.H24])/COUNTA([.E24:.H24]));0)" office:value-type="float" office:value="2" calcext:value-type="float">
            <text:p>2</text:p>
          </table:table-cell>
          <table:table-cell table:style-name="ce33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24:.N24])/COUNTA([.K24:.N24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24];[.O24])/COUNTA([.I24];[.O2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1/linuxgamecast-weekly-325-the-year-of-our-noodle/&quot;;&quot;325&quot;)" office:value-type="string" office:string-value="325" calcext:value-type="string">
            <text:p>325</text:p>
          </table:table-cell>
          <table:table-cell table:style-name="ce5" table:formula="of:=HYPERLINK(&quot;https://store.steampowered.com/app/830590/Holy_Potatoes_A_Spy_Story/&quot;;&quot;Holy Potatoes! A Spy Story?!&quot;)" office:value-type="string" office:string-value="Holy Potatoes! A Spy Story?!" calcext:value-type="string">
            <text:p>Holy Potatoes! A Spy Story?!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25:.H25])/COUNTA([.E25:.H25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25:.N25])/COUNTA([.K25:.N25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25];[.O25])/COUNTA([.I25];[.O2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1/linuxgamecast-weekly-326-emu-soldiers/&quot;;&quot;326&quot;)" office:value-type="string" office:string-value="326" calcext:value-type="string">
            <text:p>326</text:p>
          </table:table-cell>
          <table:table-cell table:style-name="ce5" table:formula="of:=HYPERLINK(&quot;https://store.steampowered.com/app/213670/South_Park_The_Stick_of_Truth&quot;;&quot;South Park: The Stick Of Truth&quot;)" office:value-type="string" office:string-value="South Park: The Stick Of Truth" calcext:value-type="string">
            <text:p>South Park: The Stick Of Truth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26:.H26])/COUNTA([.E26:.H26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26:.N26])/COUNTA([.K26:.N26]));0)" office:value-type="float" office:value="3" calcext:value-type="float">
            <text:p>3</text:p>
          </table:table-cell>
          <table:table-cell table:style-name="ce33"/>
          <table:table-cell table:style-name="ce37" table:formula="of:=IFERROR(ROUNDDOWN (SUM([.I26];[.O26])/COUNTA([.I26];[.O2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1/linuxgamecast-weekly-237-linuxgamecats/&quot;;&quot;327&quot;)" office:value-type="string" office:string-value="327" calcext:value-type="string">
            <text:p>327</text:p>
          </table:table-cell>
          <table:table-cell table:style-name="ce5" table:formula="of:=HYPERLINK(&quot;https://store.steampowered.com/app/860950/Mark_of_the_Ninja_Remastered/&quot;;&quot;Mark of the Ninja Remastered&quot;)" office:value-type="string" office:string-value="Mark of the Ninja Remastered" calcext:value-type="string">
            <text:p>Mark of the Ninja Remastered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27:.H27])/COUNTA([.E27:.H27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27:.N27])/COUNTA([.K27:.N27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27];[.O27])/COUNTA([.I27];[.O2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2/linuxgamecast-weekly-328-kde-is-spelled-xfce/&quot;;&quot;328&quot;)" office:value-type="string" office:string-value="328" calcext:value-type="string">
            <text:p>328</text:p>
          </table:table-cell>
          <table:table-cell table:style-name="ce5" table:formula="of:=HYPERLINK(&quot;https://store.steampowered.com/app/228360/Full_Throttle_Remastered/&quot;;&quot;Full Throttle Remastered&quot;)" office:value-type="string" office:string-value="Full Throttle Remastered" calcext:value-type="string">
            <office:annotation draw:style-name="gr3" draw:text-style-name="P2" svg:width="106.38pt" svg:height="61.68pt" svg:x="320pt" svg:y="446.91pt" draw:caption-point-x="-11.54pt" draw:caption-point-y="-21.4pt">
              <dc:date>2019-08-17T00:00:00</dc:date>
              <text:p text:style-name="P1">Featuring:</text:p>
              <text:p text:style-name="P1">Mike Teehan (__eMpTy__) as Pedro</text:p>
              <text:p text:style-name="P1"><text:tab/>-The Atomic Ass</text:p>
            </office:annotation>
            <text:p>Full Throttle Remastered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28:.H28])/COUNTA([.E28:.H28]));0)" office:value-type="float" office:value="4" calcext:value-type="float">
            <text:p>4</text:p>
          </table:table-cell>
          <table:table-cell table:style-name="ce33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K28:.N28])/COUNTA([.K28:.N28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28];[.O28])/COUNTA([.I28];[.O2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2/linuxgamecast-weekly-329-condescending-cookie/&quot;;&quot;329&quot;)" office:value-type="string" office:string-value="329" calcext:value-type="string">
            <text:p>329</text:p>
          </table:table-cell>
          <table:table-cell table:style-name="ce5" table:formula="of:=HYPERLINK(&quot;https://store.steampowered.com/app/360830/YookaLaylee/&quot;;&quot;Yooka-Laylee&quot;)" office:value-type="string" office:string-value="Yooka-Laylee" calcext:value-type="string">
            <text:p>Yooka-Layle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29:.H29])/COUNTA([.E29:.H29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29:.N29])/COUNTA([.K29:.N29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29];[.O29])/COUNTA([.I29];[.O2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2/linuxgamecast-weekly-330-tentacle-with-a-handgun/&quot;;&quot;330&quot;)" office:value-type="string" office:string-value="330" calcext:value-type="string">
            <text:p>330</text:p>
          </table:table-cell>
          <table:table-cell table:style-name="ce5" table:formula="of:=HYPERLINK(&quot;https://store.steampowered.com/app/388880/Oxenfree/&quot;;&quot;Oxenfree&quot;)" office:value-type="string" office:string-value="Oxenfree" calcext:value-type="string">
            <text:p>Oxenfre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30:.H30])/COUNTA([.E30:.H30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30:.N30])/COUNTA([.K30:.N30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0];[.O30])/COUNTA([.I30];[.O3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2/linuxgamecast-weekly-331-cs-a-go-go/&quot;;&quot;331&quot;)" office:value-type="string" office:string-value="331" calcext:value-type="string">
            <text:p>331</text:p>
          </table:table-cell>
          <table:table-cell table:style-name="ce5" table:formula="of:=HYPERLINK(&quot;https://store.steampowered.com/app/307590/Penarium/&quot;;&quot;Penarium&quot;)" office:value-type="string" office:string-value="Penarium" calcext:value-type="string">
            <office:annotation draw:style-name="gr5" draw:text-style-name="P2" svg:width="106.38pt" svg:height="58.48pt" svg:x="320pt" svg:y="495.75pt" draw:caption-point-x="-11.54pt" draw:caption-point-y="-22.99pt">
              <dc:date>2019-08-17T00:00:00</dc:date>
              <text:p text:style-name="P1">Featuring:</text:p>
              <text:p text:style-name="P1">Jill Bryant Ryniker (jill_linuxgirl) as Pedro</text:p>
              <text:p text:style-name="P1"><text:tab/>-The Atomic Ass</text:p>
            </office:annotation>
            <text:p>Penarium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31:.H31])/COUNTA([.E31:.H31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31:.N31])/COUNTA([.K31:.N31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31];[.O31])/COUNTA([.I31];[.O3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8/12/linuxgamecast-weekly-332-walking-on-lutris/&quot;;&quot;332&quot;)" office:value-type="string" office:string-value="332" calcext:value-type="string">
            <text:p>332</text:p>
          </table:table-cell>
          <table:table-cell table:style-name="ce5" table:formula="of:=HYPERLINK(&quot;https://store.steampowered.com/app/234080/Castlevania_Lords_of_Shadow__Ultimate_Edition/&quot;;&quot;Castlevania: Lords of Shadow - Ultimate Edition&quot;)" office:value-type="string" office:string-value="Castlevania: Lords of Shadow - Ultimate Edition" calcext:value-type="string">
            <office:annotation draw:style-name="gr5" draw:text-style-name="P2" svg:width="106.38pt" svg:height="58.48pt" svg:x="320pt" svg:y="511.51pt" draw:caption-point-x="-11.54pt" draw:caption-point-y="-22.99pt">
              <dc:date>2019-08-17T00:00:00</dc:date>
              <text:p text:style-name="P1">Featuring:</text:p>
              <text:p text:style-name="P1">Mathieu Comandon (Stryder) as Pedro</text:p>
              <text:p text:style-name="P1"><text:tab/>-The Atomic Ass</text:p>
            </office:annotation>
            <text:p>Castlevania: Lords of Shadow - Ultimate Editio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32:.H32])/COUNTA([.E32:.H32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32:.N32])/COUNTA([.K32:.N32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32];[.O32])/COUNTA([.I32];[.O3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1/linuxgamecast-weekly-333-seduce-the-vcr/&quot;;&quot;333&quot;)" office:value-type="string" office:string-value="333" calcext:value-type="string">
            <text:p>333</text:p>
          </table:table-cell>
          <table:table-cell table:style-name="ce5" table:formula="of:=HYPERLINK(&quot;https://store.steampowered.com/app/466560/Northgard/&quot;;&quot;Northgard&quot;)" office:value-type="string" office:string-value="Northgard" calcext:value-type="string">
            <text:p>Northgard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33:.H33])/COUNTA([.E33:.H33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33:.N33])/COUNTA([.K33:.N33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3];[.O33])/COUNTA([.I33];[.O3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1/linuxgamecast-weekly-334-smash-that-fright-button/&quot;;&quot;334&quot;)" office:value-type="string" office:string-value="334" calcext:value-type="string">
            <text:p>334</text:p>
          </table:table-cell>
          <table:table-cell table:style-name="ce5" table:formula="of:=HYPERLINK(&quot;https://store.steampowered.com/app/799260/Godly_Corp/&quot;;&quot;Godly Corp&quot;)" office:value-type="string" office:string-value="Godly Corp" calcext:value-type="string">
            <text:p>Godly Corp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34:.H34])/COUNTA([.E34:.H34]));0)" office:value-type="float" office:value="2" calcext:value-type="float">
            <text:p>2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34:.N34])/COUNTA([.K34:.N34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4];[.O34])/COUNTA([.I34];[.O3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1/linuxgamecast-weekly-335-skeletor-dance-party/&quot;;&quot;335&quot;)" office:value-type="string" office:string-value="335" calcext:value-type="string">
            <text:p>335</text:p>
          </table:table-cell>
          <table:table-cell table:style-name="ce5" table:formula="of:=HYPERLINK(&quot;https://store.steampowered.com/app/599160/Skeletal_Dance_Party/&quot;;&quot;Skeletal Dance Party&quot;)" office:value-type="string" office:string-value="Skeletal Dance Party" calcext:value-type="string">
            <text:p>Skeletal Dance Party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35:.H35])/COUNTA([.E35:.H35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35:.N35])/COUNTA([.K35:.N35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5];[.O35])/COUNTA([.I35];[.O3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1/linuxgamecast-weekly-336-sexualizing-pedro/&quot;;&quot;336&quot;)" office:value-type="string" office:string-value="336" calcext:value-type="string">
            <text:p>336</text:p>
          </table:table-cell>
          <table:table-cell table:style-name="ce5" table:formula="of:=HYPERLINK(&quot;https://store.steampowered.com/app/278360/&quot;;&quot;A Story About My Uncle&quot;)" office:value-type="string" office:string-value="A Story About My Uncle" calcext:value-type="string">
            <text:p>A Story About My Uncl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36:.H36])/COUNTA([.E36:.H36]));0)" office:value-type="float" office:value="4" calcext:value-type="float">
            <text:p>4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36:.N36])/COUNTA([.K36:.N36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6];[.O36])/COUNTA([.I36];[.O3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2/linuxgamecast-weekly-337-special-kind-of-dumb/&quot;;&quot;337&quot;)" office:value-type="string" office:string-value="337" calcext:value-type="string">
            <text:p>337</text:p>
          </table:table-cell>
          <table:table-cell table:style-name="ce5" table:formula="of:=HYPERLINK(&quot;https://store.steampowered.com/app/270610/Mages_Initiation_Reign_of_the_Elements/&quot;;&quot;Mage's Initiation: Reign of the Elements&quot;)" office:value-type="string" office:string-value="Mage's Initiation: Reign of the Elements" calcext:value-type="string">
            <text:p>Mage's Initiation: Reign of the Element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37:.H37])/COUNTA([.E37:.H37]));0)" office:value-type="float" office:value="1" calcext:value-type="float">
            <text:p>1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37:.N37])/COUNTA([.K37:.N37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7];[.O37])/COUNTA([.I37];[.O3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2/linuxgamecast-weekly-338-lgc-hindenblimp/&quot;;&quot;338&quot;)" office:value-type="string" office:string-value="338" calcext:value-type="string">
            <text:p>338</text:p>
          </table:table-cell>
          <table:table-cell table:style-name="ce5" table:formula="of:=HYPERLINK(&quot;https://store.steampowered.com/app/588650/Dead_Cells/&quot;;&quot;Dead Cells&quot;)" office:value-type="string" office:string-value="Dead Cells" calcext:value-type="string">
            <text:p>Dead Cell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38:.H38])/COUNTA([.E38:.H38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38:.N38])/COUNTA([.K38:.N38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38];[.O38])/COUNTA([.I38];[.O3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2/linuxgamecast-weekly-339-funemployed/&quot;;&quot;339&quot;)" office:value-type="string" office:string-value="339" calcext:value-type="string">
            <text:p>339</text:p>
          </table:table-cell>
          <table:table-cell table:style-name="ce5" table:formula="of:=HYPERLINK(&quot;https://store.steampowered.com/app/519860/DUSK/&quot;;&quot;DUSK&quot;)" office:value-type="string" office:string-value="DUSK" calcext:value-type="string">
            <text:p>DUSK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39:.H39])/COUNTA([.E39:.H39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39:.N39])/COUNTA([.K39:.N39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39];[.O39])/COUNTA([.I39];[.O3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2/linuxgamecast-weekly-340-spaceboard-keybards/&quot;;&quot;340&quot;)" office:value-type="string" office:string-value="340" calcext:value-type="string">
            <text:p>340</text:p>
          </table:table-cell>
          <table:table-cell table:style-name="ce5" table:formula="of:=HYPERLINK(&quot;https://store.steampowered.com/app/374320/DARK_SOULS_III/&quot;;&quot;Dark Souls III&quot;)" office:value-type="string" office:string-value="Dark Souls III" calcext:value-type="string">
            <text:p>Dark Souls III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40:.H40])/COUNTA([.E40:.H40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K40:.N40])/COUNTA([.K40:.N40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40];[.O40])/COUNTA([.I40];[.O4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3/linuxgamecast-weekly-341-kitty-cat-rodeo/&quot;;&quot;341&quot;)" office:value-type="string" office:string-value="341" calcext:value-type="string">
            <text:p>341</text:p>
          </table:table-cell>
          <table:table-cell table:style-name="ce5" table:formula="of:=HYPERLINK(&quot;https://store.steampowered.com/app/633460/Tannenberg/&quot;;&quot;Tannenberg&quot;)" office:value-type="string" office:string-value="Tannenberg" calcext:value-type="string">
            <text:p>Tannenberg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41:.H41])/COUNTA([.E41:.H41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41:.N41])/COUNTA([.K41:.N41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41];[.O41])/COUNTA([.I41];[.O4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3/linuxgamecast-weekly-343-dwarves-are-waiting/&quot;;&quot;343&quot;)" office:value-type="string" office:string-value="343" calcext:value-type="string">
            <text:p>343</text:p>
          </table:table-cell>
          <table:table-cell table:style-name="ce5" table:formula="of:=HYPERLINK(&quot;https://store.steampowered.com/app/25000/Overgrowth/&quot;;&quot;Overgrowth&quot;)" office:value-type="string" office:string-value="Overgrowth" calcext:value-type="string">
            <text:p>Overgrowth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42:.H42])/COUNTA([.E42:.H42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42:.N42])/COUNTA([.K42:.N42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42];[.O42])/COUNTA([.I42];[.O4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3/linuxgamecast-weekly-344-way-twacing/&quot;;&quot;344&quot;)" office:value-type="string" office:string-value="344" calcext:value-type="string">
            <text:p>344</text:p>
          </table:table-cell>
          <table:table-cell table:style-name="ce5" table:formula="of:=HYPERLINK(&quot;https://store.steampowered.com/app/938480/The_Saviors_Gang&quot;;&quot;The Saviors Gang&quot;)" office:value-type="string" office:string-value="The Saviors Gang" calcext:value-type="string">
            <text:p>The Saviors Gang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43:.H43])/COUNTA([.E43:.H43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43:.N43])/COUNTA([.K43:.N43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43];[.O43])/COUNTA([.I43];[.O4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3/linuxgamecast-weekly-345-easy-bake-vulkan/&quot;;&quot;345&quot;)" office:value-type="string" office:string-value="345" calcext:value-type="string">
            <text:p>345</text:p>
          </table:table-cell>
          <table:table-cell table:style-name="ce5" table:formula="of:=HYPERLINK(&quot;https://store.steampowered.com/app/391540/Undertale/&quot;;&quot;Undertale&quot;)" office:value-type="string" office:string-value="Undertale" calcext:value-type="string">
            <text:p>Undertal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44:.H44])/COUNTA([.E44:.H44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44:.N44])/COUNTA([.K44:.N44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44];[.O44])/COUNTA([.I44];[.O4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4/linuxgamecast-weekly-346-more-dicktater/&quot;;&quot;346&quot;)" office:value-type="string" office:string-value="346" calcext:value-type="string">
            <text:p>346</text:p>
          </table:table-cell>
          <table:table-cell table:style-name="ce5" table:formula="of:=HYPERLINK(&quot;https://store.steampowered.com/app/861940/Crashbots/&quot;;&quot;Crashbots&quot;)" office:value-type="string" office:string-value="Crashbots" calcext:value-type="string">
            <text:p>Crashbot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45:.H45])/COUNTA([.E45:.H45]));0)" office:value-type="float" office:value="2" calcext:value-type="float">
            <text:p>2</text:p>
          </table:table-cell>
          <table:table-cell table:style-name="ce33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45:.N45])/COUNTA([.K45:.N45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45];[.O45])/COUNTA([.I45];[.O4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4/linuxgamecast-weekly-347-flickery-hell-elks/&quot;;&quot;347&quot;)" office:value-type="string" office:string-value="347" calcext:value-type="string">
            <text:p>347</text:p>
          </table:table-cell>
          <table:table-cell table:style-name="ce5" table:formula="of:=HYPERLINK(&quot;https://store.steampowered.com/app/546430/Pathway/&quot;;&quot;Pathway&quot;)" office:value-type="string" office:string-value="Pathway" calcext:value-type="string">
            <text:p>Pathway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46:.H46])/COUNTA([.E46:.H46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46:.N46])/COUNTA([.K46:.N46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46];[.O46])/COUNTA([.I46];[.O4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4/linuxgamecast-weekly-348-linux-comes-to-linux/&quot;;&quot;348&quot;)" office:value-type="string" office:string-value="348" calcext:value-type="string">
            <text:p>348</text:p>
          </table:table-cell>
          <table:table-cell table:style-name="ce5" table:formula="of:=HYPERLINK(&quot;https://store.steampowered.com/app/736260/Baba_Is_You&quot;;&quot;Baba Is You&quot;)" office:value-type="string" office:string-value="Baba Is You" calcext:value-type="string">
            <text:p>Baba Is You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47:.H47])/COUNTA([.E47:.H47]));0)" office:value-type="float" office:value="4" calcext:value-type="float">
            <text:p>4</text:p>
          </table:table-cell>
          <table:table-cell table:style-name="ce33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K47:.N47])/COUNTA([.K47:.N47]));0)" office:value-type="float" office:value="4" calcext:value-type="float">
            <text:p>4</text:p>
          </table:table-cell>
          <table:table-cell table:style-name="ce33"/>
          <table:table-cell table:style-name="ce37" table:formula="of:=IFERROR(ROUNDDOWN (SUM([.I47];[.O47])/COUNTA([.I47];[.O4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4/linuxgamecast-weekly-349-frodeo/&quot;;&quot;349&quot;)" office:value-type="string" office:string-value="349" calcext:value-type="string">
            <text:p>349</text:p>
          </table:table-cell>
          <table:table-cell table:style-name="ce5" table:formula="of:=HYPERLINK(&quot;https://supertuxkart.net/Main_Page&quot;;&quot;Super Tux Kart 1.0&quot;)" office:value-type="string" office:string-value="Super Tux Kart 1.0" calcext:value-type="string">
            <text:p>Super Tux Kart 1.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48:.H48])/COUNTA([.E48:.H48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48:.N48])/COUNTA([.K48:.N48]));0)" office:value-type="float" office:value="3" calcext:value-type="float">
            <text:p>3</text:p>
          </table:table-cell>
          <table:table-cell table:style-name="ce33"/>
          <table:table-cell table:style-name="ce37" table:formula="of:=IFERROR(ROUNDDOWN (SUM([.I48];[.O48])/COUNTA([.I48];[.O4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5/linuxgamecast-weekly-ep-350-clang/&quot;;&quot;350&quot;)" office:value-type="string" office:string-value="350" calcext:value-type="string">
            <text:p>350</text:p>
          </table:table-cell>
          <table:table-cell table:style-name="ce5" table:formula="of:=HYPERLINK(&quot;https://store.steampowered.com/app/250620/Among_the_Sleep__Enhanced_Edition/&quot;;&quot;Among The Sleep&quot;)" office:value-type="string" office:string-value="Among The Sleep" calcext:value-type="string">
            <text:p>Among The Sleep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49:.H49])/COUNTA([.E49:.H49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49:.N49])/COUNTA([.K49:.N49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49];[.O49])/COUNTA([.I49];[.O4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5/linuxgamecast-weekly-351-empty-quality-shoop/&quot;;&quot;351&quot;)" office:value-type="string" office:string-value="351" calcext:value-type="string">
            <text:p>351</text:p>
          </table:table-cell>
          <table:table-cell table:style-name="ce5" table:formula="of:=HYPERLINK(&quot;https://store.steampowered.com/app/420530/OneShot/&quot;;&quot;OneShot&quot;)" office:value-type="string" office:string-value="OneShot" calcext:value-type="string">
            <text:p>OneShot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0:.H50])/COUNTA([.E50:.H50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50:.N50])/COUNTA([.K50:.N50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50];[.O50])/COUNTA([.I50];[.O5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5/linuxgamecast-weekly-352-the-dos-ages/&quot;;&quot;352&quot;)" office:value-type="string" office:string-value="352" calcext:value-type="string">
            <text:p>352</text:p>
          </table:table-cell>
          <table:table-cell table:style-name="ce5" table:formula="of:=HYPERLINK(&quot;https://store.steampowered.com/app/699170/Fell_Seal_Arbiters_Mark/&quot;;&quot;Fell Seal: Arbiter's Mark&quot;)" office:value-type="string" office:string-value="Fell Seal: Arbiter's Mark" calcext:value-type="string">
            <text:p>Fell Seal: Arbiter's Mark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1:.H51])/COUNTA([.E51:.H51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51:.N51])/COUNTA([.K51:.N51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51];[.O51])/COUNTA([.I51];[.O5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5/linuxgamecast-weekly-353-a-notre-dame-good-time/&quot;;&quot;353&quot;)" office:value-type="string" office:string-value="353" calcext:value-type="string">
            <text:p>353</text:p>
          </table:table-cell>
          <table:table-cell table:style-name="ce5" table:formula="of:=HYPERLINK(&quot;https://store.steampowered.com/app/397950/Clustertruck/&quot;;&quot;Clustertruck&quot;)" office:value-type="string" office:string-value="Clustertruck" calcext:value-type="string">
            <text:p>Clustertruck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2:.H52])/COUNTA([.E52:.H52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52:.N52])/COUNTA([.K52:.N52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52];[.O52])/COUNTA([.I52];[.O5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6/linuxgamecast-weekly-354-alt-f-ford/&quot;;&quot;354&quot;)" office:value-type="string" office:string-value="354" calcext:value-type="string">
            <text:p>354</text:p>
          </table:table-cell>
          <table:table-cell table:style-name="ce5" table:formula="of:=HYPERLINK(&quot;https://store.steampowered.com/app/404590/Vikings__Wolves_of_Midgard/&quot;;&quot;Vikings - Wolves of Midgard&quot;)" office:value-type="string" office:string-value="Vikings - Wolves of Midgard" calcext:value-type="string">
            <text:p>Vikings - Wolves of Midgard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3:.H53])/COUNTA([.E53:.H53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53:.N53])/COUNTA([.K53:.N53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53];[.O53])/COUNTA([.I53];[.O5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6/linuxgamecast-weekly-355-quake-2-rtxomgwtfbbw/&quot;;&quot;355&quot;)" office:value-type="string" office:string-value="355" calcext:value-type="string">
            <text:p>355</text:p>
          </table:table-cell>
          <table:table-cell table:style-name="ce5" table:formula="of:=HYPERLINK(&quot;https://store.steampowered.com/app/904380/Vambrace_Cold_Soul/&quot;;&quot;Vambrace: Cold_Soul&quot;)" office:value-type="string" office:string-value="Vambrace: Cold_Soul" calcext:value-type="string">
            <text:p>Vambrace: Cold_Soul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54:.H54])/COUNTA([.E54:.H54]));0)" office:value-type="float" office:value="3" calcext:value-type="float">
            <text:p>3</text:p>
          </table:table-cell>
          <table:table-cell table:style-name="ce33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54:.N54])/COUNTA([.K54:.N54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54];[.O54])/COUNTA([.I54];[.O5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6/linuxgamecast-weekly-356-mayonnaise-enthusiast/&quot;;&quot;356&quot;)" office:value-type="string" office:string-value="356" calcext:value-type="string">
            <text:p>356</text:p>
          </table:table-cell>
          <table:table-cell table:style-name="ce5" table:formula="of:=HYPERLINK(&quot;https://store.steampowered.com/app/435530/The_Final_Station/&quot;;&quot;The Final Station&quot;)" office:value-type="string" office:string-value="The Final Station" calcext:value-type="string">
            <text:p>The Final Statio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E55:.H55])/COUNTA([.E55:.H55]));0)" office:value-type="float" office:value="1" calcext:value-type="float">
            <text:p>1</text:p>
          </table:table-cell>
          <table:table-cell table:style-name="ce33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55:.N55])/COUNTA([.K55:.N55]));0)" office:value-type="float" office:value="3" calcext:value-type="float">
            <text:p>3</text:p>
          </table:table-cell>
          <table:table-cell table:style-name="ce33"/>
          <table:table-cell table:style-name="ce37" table:formula="of:=IFERROR(ROUNDDOWN (SUM([.I55];[.O55])/COUNTA([.I55];[.O5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6/linuxgamecast-weekly-357-happy-linus-fun-rants/&quot;;&quot;357&quot;)" office:value-type="string" office:string-value="357" calcext:value-type="string">
            <text:p>357</text:p>
          </table:table-cell>
          <table:table-cell table:style-name="ce5" table:formula="of:=HYPERLINK(&quot;https://store.steampowered.com/app/467820/Zero_G_Arena/&quot;;&quot;Zero G Arena&quot;)" office:value-type="string" office:string-value="Zero G Arena" calcext:value-type="string">
            <text:p>Zero G Arena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6:.H56])/COUNTA([.E56:.H56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56:.N56])/COUNTA([.K56:.N56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56];[.O56])/COUNTA([.I56];[.O5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6/linuxgamecast-weekly-358-dicxs-vicks/&quot;;&quot;358&quot;)" office:value-type="string" office:string-value="358" calcext:value-type="string">
            <text:p>358</text:p>
          </table:table-cell>
          <table:table-cell table:style-name="ce5" table:formula="of:=HYPERLINK(&quot;https://store.steampowered.com/app/619700/Steel_Rats/&quot;;&quot;Steel Rats&quot;)" office:value-type="string" office:string-value="Steel Rats" calcext:value-type="string">
            <text:p>Steel Rat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7:.H57])/COUNTA([.E57:.H57]));0)" office:value-type="float" office:value="2" calcext:value-type="float">
            <text:p>2</text:p>
          </table:table-cell>
          <table:table-cell table:style-name="ce33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57:.N57])/COUNTA([.K57:.N57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57];[.O57])/COUNTA([.I57];[.O5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7/linuxgamecast-weekly-359-off-your-milkshake/&quot;;&quot;359&quot;)" office:value-type="string" office:string-value="359" calcext:value-type="string">
            <text:p>359</text:p>
          </table:table-cell>
          <table:table-cell table:style-name="ce5" table:formula="of:=HYPERLINK(&quot;https://store.steampowered.com/app/457760/The_Signal_From_Tlva/&quot;;&quot;The Signal From Tölva&quot;)" office:value-type="string" office:string-value="The Signal From Tölva" calcext:value-type="string">
            <text:p>The Signal From Tölva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58:.H58])/COUNTA([.E58:.H58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58:.N58])/COUNTA([.K58:.N58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58];[.O58])/COUNTA([.I58];[.O5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7/linuxgamecast-weekly-360-pi-peasants/&quot;;&quot;360&quot;)" office:value-type="string" office:string-value="360" calcext:value-type="string">
            <text:p>360</text:p>
          </table:table-cell>
          <table:table-cell table:style-name="ce5" table:formula="of:=HYPERLINK(&quot;https://store.steampowered.com/app/813630/Supraland/&quot;;&quot;Supraland&quot;)" office:value-type="string" office:string-value="Supraland" calcext:value-type="string">
            <text:p>Supraland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E59:.H59])/COUNTA([.E59:.H59]));0)" office:value-type="float" office:value="3" calcext:value-type="float">
            <text:p>3</text:p>
          </table:table-cell>
          <table:table-cell table:style-name="ce33"/>
          <table:table-cell table:number-columns-repeated="3" table:style-name="ce29" office:value-type="float" office:value="3" calcext:value-type="float">
            <text:p>3</text:p>
          </table:table-cell>
          <table:table-cell table:style-name="ce29"/>
          <table:table-cell table:style-name="ce31" table:formula="of:=IFERROR(ROUNDDOWN (SUM([.K59:.N59])/COUNTA([.K59:.N59]));0)" office:value-type="float" office:value="3" calcext:value-type="float">
            <text:p>3</text:p>
          </table:table-cell>
          <table:table-cell table:style-name="ce33"/>
          <table:table-cell table:style-name="ce37" table:formula="of:=IFERROR(ROUNDDOWN (SUM([.I59];[.O59])/COUNTA([.I59];[.O5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7/linuxgamecast-weekly-361-tetris-fears-me/&quot;;&quot;361&quot;)" office:value-type="string" office:string-value="361" calcext:value-type="string">
            <text:p>361</text:p>
          </table:table-cell>
          <table:table-cell table:style-name="ce5" table:formula="of:=HYPERLINK(&quot;https://store.steampowered.com/app/401710/Flinthook/&quot;;&quot;Flinthook&quot;)" office:value-type="string" office:string-value="Flinthook" calcext:value-type="string">
            <text:p>Flinthook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60:.H60])/COUNTA([.E60:.H60]));0)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60:.N60])/COUNTA([.K60:.N60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60];[.O60])/COUNTA([.I60];[.O6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7/linuxgamecast-weekly-362-special-unicorn/&quot;;&quot;362&quot;)" office:value-type="string" office:string-value="362" calcext:value-type="string">
            <text:p>362</text:p>
          </table:table-cell>
          <table:table-cell table:style-name="ce5" table:formula="of:=HYPERLINK(&quot;https://store.steampowered.com/app/512900/Streets_of_Rogue/&quot;;&quot;Streets of Rogue&quot;)" office:value-type="string" office:string-value="Streets of Rogue" calcext:value-type="string">
            <text:p>Streets of Rogu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61:.H61])/COUNTA([.E61:.H61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table:formula="of:=IFERROR(ROUNDDOWN (SUM([.K61:.N61])/COUNTA([.K61:.N61]));0)" office:value-type="float" office:value="2" calcext:value-type="float">
            <text:p>2</text:p>
          </table:table-cell>
          <table:table-cell table:style-name="ce33"/>
          <table:table-cell table:style-name="ce37" table:formula="of:=IFERROR(ROUNDDOWN (SUM([.I61];[.O61])/COUNTA([.I61];[.O6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8/linuxgamecast-weekly-363-shut-up-dolphin/&quot;;&quot;363&quot;)" office:value-type="string" office:string-value="363" calcext:value-type="string">
            <text:p>363</text:p>
          </table:table-cell>
          <table:table-cell table:style-name="ce5" table:formula="of:=HYPERLINK(&quot;https://store.steampowered.com/app/390560/Fantasy_Strike/&quot;;&quot;Fantasy Strike&quot;)" office:value-type="string" office:string-value="Fantasy Strike" calcext:value-type="string">
            <text:p>Fantasy Strik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62:.H62])/COUNTA([.E62:.H62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K62:.N62])/COUNTA([.K62:.N62]));0)" office:value-type="float" office:value="3" calcext:value-type="float">
            <text:p>3</text:p>
          </table:table-cell>
          <table:table-cell table:style-name="ce33"/>
          <table:table-cell table:style-name="ce37" table:formula="of:=IFERROR(ROUNDDOWN (SUM([.I62];[.O62])/COUNTA([.I62];[.O6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3" table:formula="of:=HYPERLINK(&quot;https://linuxgamecast.com/2019/08/linuxgamecast-weekly-364-pip-issues/&quot;;&quot;364&quot;)" office:value-type="string" office:string-value="364" calcext:value-type="string">
            <text:p>364</text:p>
          </table:table-cell>
          <table:table-cell table:style-name="ce5" table:formula="of:=HYPERLINK(&quot;https://store.steampowered.com/app/217120/Waves_2_Notorious/&quot;;&quot;Waves 2: Notorious&quot;)" office:value-type="string" office:string-value="Waves 2: Notorious" calcext:value-type="string">
            <text:p>Waves 2: Notoriou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number-columns-repeated="3" table:style-name="ce29" office:value-type="float" office:value="4" calcext:value-type="float">
            <text:p>4</text:p>
          </table:table-cell>
          <table:table-cell table:style-name="ce29"/>
          <table:table-cell table:style-name="ce31" table:formula="of:=IFERROR(ROUNDDOWN (SUM([.E63:.H63])/COUNTA([.E63:.H63]));0)" office:value-type="float" office:value="4" calcext:value-type="float">
            <text:p>4</text:p>
          </table:table-cell>
          <table:table-cell table:style-name="ce33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31" table:formula="of:=IFERROR(ROUNDDOWN (SUM([.K63:.N63])/COUNTA([.K63:.N63]));0)" office:value-type="float" office:value="1" calcext:value-type="float">
            <text:p>1</text:p>
          </table:table-cell>
          <table:table-cell table:style-name="ce33"/>
          <table:table-cell table:style-name="ce37" table:formula="of:=IFERROR(ROUNDDOWN (SUM([.I63];[.O63])/COUNTA([.I63];[.O6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64:.H64])/COUNTA([.E64:.H64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64:.N64])/COUNTA([.K64:.N64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64];[.O64])/COUNTA([.I64];[.O6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65:.H65])/COUNTA([.E65:.H65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65:.N65])/COUNTA([.K65:.N65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65];[.O65])/COUNTA([.I65];[.O6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66:.H66])/COUNTA([.E66:.H66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66:.N66])/COUNTA([.K66:.N66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66];[.O66])/COUNTA([.I66];[.O6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67:.H67])/COUNTA([.E67:.H67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67:.N67])/COUNTA([.K67:.N67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67];[.O67])/COUNTA([.I67];[.O6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68:.H68])/COUNTA([.E68:.H68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68:.N68])/COUNTA([.K68:.N68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68];[.O68])/COUNTA([.I68];[.O6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69:.H69])/COUNTA([.E69:.H69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69:.N69])/COUNTA([.K69:.N69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69];[.O69])/COUNTA([.I69];[.O6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0:.H70])/COUNTA([.E70:.H70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0:.N70])/COUNTA([.K70:.N70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0];[.O70])/COUNTA([.I70];[.O7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1:.H71])/COUNTA([.E71:.H71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1:.N71])/COUNTA([.K71:.N71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1];[.O71])/COUNTA([.I71];[.O7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2:.H72])/COUNTA([.E72:.H72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2:.N72])/COUNTA([.K72:.N72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2];[.O72])/COUNTA([.I72];[.O7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3:.H73])/COUNTA([.E73:.H73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3:.N73])/COUNTA([.K73:.N73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3];[.O73])/COUNTA([.I73];[.O7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4:.H74])/COUNTA([.E74:.H74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4:.N74])/COUNTA([.K74:.N74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4];[.O74])/COUNTA([.I74];[.O7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5:.H75])/COUNTA([.E75:.H75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5:.N75])/COUNTA([.K75:.N75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5];[.O75])/COUNTA([.I75];[.O7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6:.H76])/COUNTA([.E76:.H76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6:.N76])/COUNTA([.K76:.N76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6];[.O76])/COUNTA([.I76];[.O7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7:.H77])/COUNTA([.E77:.H77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7:.N77])/COUNTA([.K77:.N77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7];[.O77])/COUNTA([.I77];[.O7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8:.H78])/COUNTA([.E78:.H78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8:.N78])/COUNTA([.K78:.N78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8];[.O78])/COUNTA([.I78];[.O7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79:.H79])/COUNTA([.E79:.H79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79:.N79])/COUNTA([.K79:.N79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79];[.O79])/COUNTA([.I79];[.O7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0:.H80])/COUNTA([.E80:.H80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0:.N80])/COUNTA([.K80:.N80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0];[.O80])/COUNTA([.I80];[.O8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1:.H81])/COUNTA([.E81:.H81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1:.N81])/COUNTA([.K81:.N81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1];[.O81])/COUNTA([.I81];[.O8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2:.H82])/COUNTA([.E82:.H82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2:.N82])/COUNTA([.K82:.N82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2];[.O82])/COUNTA([.I82];[.O8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3:.H83])/COUNTA([.E83:.H83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3:.N83])/COUNTA([.K83:.N83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3];[.O83])/COUNTA([.I83];[.O8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4:.H84])/COUNTA([.E84:.H84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4:.N84])/COUNTA([.K84:.N84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4];[.O84])/COUNTA([.I84];[.O8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5:.H85])/COUNTA([.E85:.H85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5:.N85])/COUNTA([.K85:.N85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5];[.O85])/COUNTA([.I85];[.O8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6:.H86])/COUNTA([.E86:.H86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6:.N86])/COUNTA([.K86:.N86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6];[.O86])/COUNTA([.I86];[.O8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7:.H87])/COUNTA([.E87:.H87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7:.N87])/COUNTA([.K87:.N87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7];[.O87])/COUNTA([.I87];[.O8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8:.H88])/COUNTA([.E88:.H88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8:.N88])/COUNTA([.K88:.N88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8];[.O88])/COUNTA([.I88];[.O8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89:.H89])/COUNTA([.E89:.H89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89:.N89])/COUNTA([.K89:.N89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89];[.O89])/COUNTA([.I89];[.O8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0:.H90])/COUNTA([.E90:.H90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0:.N90])/COUNTA([.K90:.N90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0];[.O90])/COUNTA([.I90];[.O9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1:.H91])/COUNTA([.E91:.H91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1:.N91])/COUNTA([.K91:.N91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1];[.O91])/COUNTA([.I91];[.O9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2:.H92])/COUNTA([.E92:.H92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2:.N92])/COUNTA([.K92:.N92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2];[.O92])/COUNTA([.I92];[.O9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3:.H93])/COUNTA([.E93:.H93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3:.N93])/COUNTA([.K93:.N93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3];[.O93])/COUNTA([.I93];[.O9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4:.H94])/COUNTA([.E94:.H94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4:.N94])/COUNTA([.K94:.N94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4];[.O94])/COUNTA([.I94];[.O9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5:.H95])/COUNTA([.E95:.H95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5:.N95])/COUNTA([.K95:.N95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5];[.O95])/COUNTA([.I95];[.O9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6:.H96])/COUNTA([.E96:.H96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6:.N96])/COUNTA([.K96:.N96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6];[.O96])/COUNTA([.I96];[.O9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7:.H97])/COUNTA([.E97:.H97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7:.N97])/COUNTA([.K97:.N97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7];[.O97])/COUNTA([.I97];[.O9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8:.H98])/COUNTA([.E98:.H98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8:.N98])/COUNTA([.K98:.N98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8];[.O98])/COUNTA([.I98];[.O9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99:.H99])/COUNTA([.E99:.H99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99:.N99])/COUNTA([.K99:.N99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99];[.O99])/COUNTA([.I99];[.O99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0:.H100])/COUNTA([.E100:.H100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0:.N100])/COUNTA([.K100:.N100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0];[.O100])/COUNTA([.I100];[.O100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1:.H101])/COUNTA([.E101:.H101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1:.N101])/COUNTA([.K101:.N101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1];[.O101])/COUNTA([.I101];[.O101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2:.H102])/COUNTA([.E102:.H102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2:.N102])/COUNTA([.K102:.N102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2];[.O102])/COUNTA([.I102];[.O102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3:.H103])/COUNTA([.E103:.H103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3:.N103])/COUNTA([.K103:.N103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3];[.O103])/COUNTA([.I103];[.O103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4:.H104])/COUNTA([.E104:.H104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4:.N104])/COUNTA([.K104:.N104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4];[.O104])/COUNTA([.I104];[.O104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5:.H105])/COUNTA([.E105:.H105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5:.N105])/COUNTA([.K105:.N105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5];[.O105])/COUNTA([.I105];[.O105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6:.H106])/COUNTA([.E106:.H106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6:.N106])/COUNTA([.K106:.N106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6];[.O106])/COUNTA([.I106];[.O106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7:.H107])/COUNTA([.E107:.H107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7:.N107])/COUNTA([.K107:.N107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7];[.O107])/COUNTA([.I107];[.O107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29" table:number-columns-repeated="4"/>
          <table:table-cell table:style-name="ce31" table:formula="of:=IFERROR(ROUNDDOWN (SUM([.E108:.H108])/COUNTA([.E108:.H108]));0)" office:value-type="float" office:value="0" calcext:value-type="float">
            <text:p>0</text:p>
          </table:table-cell>
          <table:table-cell table:style-name="ce33"/>
          <table:table-cell table:style-name="ce29" table:number-columns-repeated="4"/>
          <table:table-cell table:style-name="ce31" table:formula="of:=IFERROR(ROUNDDOWN (SUM([.K108:.N108])/COUNTA([.K108:.N108]));0)" office:value-type="float" office:value="0" calcext:value-type="float">
            <text:p>0</text:p>
          </table:table-cell>
          <table:table-cell table:style-name="ce33"/>
          <table:table-cell table:style-name="ce37" table:formula="of:=IFERROR(ROUNDDOWN (SUM([.I108];[.O108])/COUNTA([.I108];[.O108])))" office:value-type="string" office:string-value="" calcext:value-type="error">
            <text:p>Err:511</text:p>
          </table:table-cell>
          <table:table-cell table:style-name="ce38"/>
          <table:table-cell table:number-columns-repeated="1006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303-'.I2:'303-'.J108 '303-'.O2:'303-'.R108">
            <calcext:condition calcext:apply-style-name="ConditionalStyle_1" calcext:value="=2" calcext:base-cell-address="'303-'.I2"/>
          </calcext:conditional-format>
          <calcext:conditional-format calcext:target-range-address="'303-'.I2:'303-'.I108 '303-'.O3:'303-'.O108">
            <calcext:condition calcext:apply-style-name="ConditionalStyle_2" calcext:value="formula-is(LEN(TRIM([.I2]))&gt;0)" calcext:base-cell-address="'303-'.I2"/>
          </calcext:conditional-format>
          <calcext:conditional-format calcext:target-range-address="'303-'.Q1:'303-'.Q108">
            <calcext:condition calcext:apply-style-name="ConditionalStyle_3" calcext:value="=4" calcext:base-cell-address="'303-'.Q1"/>
          </calcext:conditional-format>
          <calcext:conditional-format calcext:target-range-address="'303-'.E3:'303-'.Q108">
            <calcext:condition calcext:apply-style-name="ConditionalStyle_4" calcext:value="&gt;4" calcext:base-cell-address="'303-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4a86e8"/>
    </style:style>
    <style:style style:name="ConditionalStyle_5f_2" style:display-name="ConditionalStyle_2" style:family="table-cell" style:parent-style-name="Default">
      <style:table-cell-properties fo:background-color="#b7b7b7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0-37" style:display-name="PageStyle_30-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8-302" style:display-name="PageStyle_38-3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3-" style:display-name="PageStyle_303-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187" meta:object-count="0"/>
    <meta:generator>LibreOfficeDev/6.0.5.2$Linux_X86_64 LibreOffice_project/</meta:generator>
  </office:meta>
</office:document-meta>
</file>